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</office:font-face-decls>
  <office:automatic-styles>
    <style:style style:family="table-column" style:name="co1">
      <style:table-column-properties fo:break-before="auto" style:column-width="60.13mm"/>
    </style:style>
    <style:style style:family="table-column" style:name="co2">
      <style:table-column-properties fo:break-before="auto" style:column-width="28.8mm"/>
    </style:style>
    <style:style style:family="table-column" style:name="co3">
      <style:table-column-properties fo:break-before="auto" style:column-width="17.74mm"/>
    </style:style>
    <style:style style:family="table-column" style:name="co4">
      <style:table-column-properties fo:break-before="auto" style:column-width="26.85mm"/>
    </style:style>
    <style:style style:family="table-column" style:name="co5">
      <style:table-column-properties fo:break-before="auto" style:column-width="9.23mm"/>
    </style:style>
    <style:style style:family="table-column" style:name="co6">
      <style:table-column-properties fo:break-before="auto" style:column-width="26.02mm"/>
    </style:style>
    <style:style style:family="table-column" style:name="co7">
      <style:table-column-properties fo:break-before="auto" style:column-width="20.97mm"/>
    </style:style>
    <style:style style:family="table-column" style:name="co8">
      <style:table-column-properties fo:break-before="auto" style:column-width="32.72mm"/>
    </style:style>
    <style:style style:family="table-row" style:name="ro1">
      <style:table-row-properties fo:break-before="auto" style:use-optimal-row-height="false" style:row-height="4.76mm"/>
    </style:style>
    <style:style style:family="table-row" style:name="ro2">
      <style:table-row-properties fo:break-before="auto" style:use-optimal-row-height="false" style:row-height="14.02mm"/>
    </style:style>
    <style:style style:family="table-row" style:name="ro3">
      <style:table-row-properties fo:break-before="auto" style:use-optimal-row-height="false" style:row-height="17.99mm"/>
    </style:style>
    <style:style style:family="table-row" style:name="ro4">
      <style:table-row-properties fo:break-before="auto" style:use-optimal-row-height="false" style:row-height="4.5mm"/>
    </style:style>
    <style:style style:family="table-row" style:name="ro5">
      <style:table-row-properties fo:break-before="auto" style:use-optimal-row-height="false" style:row-height="4.5mm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Default" style:name="ce1">
      <style:table-cell-properties fo:padding="0.71mm" fo:border-left="1.76pt solid #313739" fo:border-top="1.76pt solid #313739" fo:border-right="none" style:diagonal-tl-br="none" fo:border-bottom="1.76pt solid #313739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71mm"/>
    </style:style>
    <style:style style:family="table-cell" style:parent-style-name="Default" style:name="ce3">
      <style:table-cell-properties style:glyph-orientation-vertical="0" fo:padding="0.71mm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71mm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5">
      <style:table-cell-properties fo:padding="0.71mm" fo:border-left="1.76pt solid #313739" fo:border-top="1.76pt solid #313739" fo:border-right="none" style:diagonal-tl-br="none" fo:border-bottom="none" style:diagonal-bl-tr="none" style:rotation-align="none"/>
    </style:style>
    <style:style style:family="table-cell" style:parent-style-name="Default" style:name="ce6">
      <style:table-cell-properties fo:padding="0.71mm" fo:border-left="1.76pt solid #313739" fo:border-top="none" fo:border-right="none" style:diagonal-tl-br="none" fo:border-bottom="none" style:diagonal-bl-tr="none" style:rotation-align="none"/>
    </style:style>
    <style:style style:family="table-cell" style:parent-style-name="Default" style:name="ce7">
      <style:table-cell-properties fo:padding="0.71mm" fo:border-left="1.76pt solid #313739" fo:border-top="none" fo:border-right="none" style:diagonal-tl-br="none" fo:border-bottom="1.76pt solid #313739" style:diagonal-bl-tr="none" style:rotation-align="none"/>
    </style:style>
    <style:style style:family="table-cell" style:parent-style-name="Default" style:name="ce8">
      <style:table-cell-properties fo:padding="0.71mm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Default" style:name="ce9">
      <style:table-cell-properties style:glyph-orientation-vertical="0" fo:padding="0.71mm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71mm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71mm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lign="none" style:rotation-angle="0"/>
      <style:paragraph-properties fo:margin-left="0mm" style:writing-mode="page" css3t:text-justify="auto"/>
    </style:style>
    <style:style style:family="table-cell" style:parent-style-name="Default" style:name="ce12">
      <style:table-cell-properties style:glyph-orientation-vertical="0" fo:padding="0.71mm" style:text-align-source="value-type" style:direction="ltr" style:repeat-content="false" style:shrink-to-fit="false" fo:wrap-option="wrap" style:vertical-align="top" ns41:vertical-justify="auto" style:rotation-align="none" style:rotation-angle="0"/>
      <style:paragraph-properties fo:margin-left="0mm" style:writing-mode="page" css3t:text-justify="auto"/>
    </style:style>
    <style:style style:family="table-cell" style:parent-style-name="Default" style:name="ce13">
      <style:table-cell-properties fo:padding="0.71mm" fo:border-left="none" fo:border-top="none" fo:border-right="none" style:diagonal-tl-br="none" fo:border-bottom="1.76pt solid #313739" style:diagonal-bl-tr="none" style:rotation-align="none"/>
    </style:style>
    <style:style style:family="table-cell" style:parent-style-name="Default" style:name="ce14">
      <style:table-cell-properties style:glyph-orientation-vertical="0" fo:padding="0.71mm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71mm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">
      <style:table-cell-properties fo:padding="0.71mm" fo:border-left="none" fo:border-top="1.76pt solid #313739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71mm" fo:border-left="none" fo:border-top="1.76pt solid #313739" fo:border-right="1.76pt solid #313739" style:diagonal-tl-br="none" fo:border-bottom="none" style:diagonal-bl-tr="none" style:rotation-align="none"/>
    </style:style>
    <style:style style:family="table-cell" style:parent-style-name="Default" style:name="ce18">
      <style:table-cell-properties fo:padding="0.71mm" fo:border-left="none" fo:border-top="none" fo:border-right="1.76pt solid #313739" style:diagonal-tl-br="none" fo:border-bottom="none" style:diagonal-bl-tr="none" style:rotation-align="none"/>
    </style:style>
    <style:style style:family="table-cell" style:parent-style-name="Default" style:name="ce19">
      <style:table-cell-properties fo:padding="0.71mm" fo:border-left="none" fo:border-top="none" fo:border-right="1.76pt solid #313739" style:diagonal-tl-br="none" fo:border-bottom="1.76pt solid #313739" style:diagonal-bl-tr="none" style:rotation-align="none"/>
    </style:style>
    <style:style style:family="table-cell" style:parent-style-name="Default" style:name="ce20">
      <style:table-cell-properties style:glyph-orientation-vertical="0" fo:padding="0.71mm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71mm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71mm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23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71mm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71mm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28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71mm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71mm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71mm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71mm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71mm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71mm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71mm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37">
      <style:table-cell-properties style:glyph-orientation-vertical="0" fo:padding="0.71mm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fo:padding="0.71mm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40">
      <style:table-cell-properties style:glyph-orientation-vertical="0" fo:padding="0.71mm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71mm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42">
      <style:table-cell-properties style:glyph-orientation-vertical="0" fo:padding="0.71mm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71mm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71mm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26mm" fo:padding-right="0.56mm" draw:shadow="hidden" svg:stroke-linecap="square" draw:auto-grow-height="false" draw:textarea-horizontal-align="justify" fo:padding-top="0.56mm" draw:shadow-offset-x="1mm" draw:marker-start-width="2mm" fo:padding-bottom="0.56mm" draw:caption-escape-direction="auto" fo:min-width="39.95mm" fo:min-height="41.59mm" draw:shadow-offset-y="1mm" draw:marker-start-center="false" draw:auto-grow-width="false" draw:stroke-linejoin="miter" draw:fill="solid" draw:marker-start="Arrowheads_20_1" draw:fill-color="#ffffc0" draw:stroke="solid" fo:padding-left="0.56mm" svg:stroke-color="#000000" draw:shadow-color="#000000" fo:wrap-option="wrap" draw:textarea-vertical-align="top"/>
    </style:style>
    <style:style style:family="graphic" style:name="gr2">
      <style:graphic-properties svg:stroke-width="0.26mm" fo:padding-right="0.56mm" draw:shadow="hidden" svg:stroke-linecap="square" draw:auto-grow-height="false" draw:textarea-horizontal-align="justify" fo:padding-top="0.56mm" draw:shadow-offset-x="1mm" draw:marker-start-width="2mm" fo:padding-bottom="0.56mm" draw:caption-escape-direction="auto" fo:min-width="39.95mm" fo:min-height="41.58mm" draw:shadow-offset-y="1mm" draw:marker-start-center="false" draw:auto-grow-width="false" draw:stroke-linejoin="miter" draw:fill="solid" draw:marker-start="Arrowheads_20_1" draw:fill-color="#ffffc0" draw:stroke="solid" fo:padding-left="0.56m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1" style:font-weight-asian="normal" fo:font-size="8pt" style:font-name="Tahoma1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 table:number-columns-repeated="22"/>
          <table:table-cell table:style-name="ce39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4" table:number-columns-repeated="3"/>
          <table:table-cell/>
          <table:table-cell ns42:value-type="string" table:number-rows-spanned="1" table:style-name="ce20" table:number-columns-spanned="3" office:value-type="string">
            <text:p>Woonhuizen in de gemeente.</text:p>
          </table:table-cell>
          <table:covered-table-cell table:style-name="ce22" table:number-columns-repeated="2"/>
          <table:table-cell ns42:value-type="string" table:style-name="ce24" office:value-type="string">
            <text:p>Bewoonde schepen.</text:p>
          </table:table-cell>
          <table:table-cell ns42:value-type="string" table:style-name="ce24" office:value-type="string">
            <text:p>Bewoonde wagens.</text:p>
          </table:table-cell>
          <table:table-cell ns42:value-type="string" table:number-rows-spanned="2" table:style-name="ce26" table:number-columns-spanned="1" office:value-type="string">
            <text:p>Verdere onbewoonde gebouwen als kerken, scholen, schuren, pakhuizen, enz.</text:p>
          </table:table-cell>
          <table:table-cell ns42:value-type="string" table:style-name="ce24" office:value-type="string">
            <text:p>Bewoonde schepen.</text:p>
          </table:table-cell>
          <table:table-cell ns42:value-type="string" table:style-name="ce24" office:value-type="string">
            <text:p>Bewoonde wagens.</text:p>
          </table:table-cell>
          <table:table-cell ns42:value-type="string" table:number-rows-spanned="1" table:style-name="ce24" table:number-columns-spanned="3" office:value-type="string">
            <text:p>Bevolking die in de gemeente werkelijke woonplaats heeft.</text:p>
          </table:table-cell>
          <table:covered-table-cell table:style-name="ce24" table:number-columns-repeated="2"/>
          <table:table-cell ns42:value-type="string" table:number-rows-spanned="1" table:style-name="ce29" table:number-columns-spanned="2" office:value-type="string">
            <text:p>Tijdelijk aanwezigen.</text:p>
          </table:table-cell>
          <table:covered-table-cell table:style-name="ce29"/>
          <table:table-cell ns42:value-type="string" table:number-rows-spanned="2" table:style-name="ce30" table:number-columns-spanned="1" office:value-type="string">
            <text:p>Telling</text:p>
          </table:table-cell>
          <table:table-cell ns42:value-type="string" table:number-rows-spanned="2" table:style-name="ce35" table:number-columns-spanned="1" office:value-type="string">
            <text:p>Tabel</text:p>
          </table:table-cell>
          <table:table-cell ns42:value-type="string" table:number-rows-spanned="2" table:style-name="ce35" table:number-columns-spanned="1" office:value-type="string">
            <text:p>Pagina</text:p>
          </table:table-cell>
          <table:table-cell ns42:value-type="string" table:number-rows-spanned="2" table:style-name="ce35" table:number-columns-spanned="1" office:value-type="string">
            <text:p>Provincie</text:p>
          </table:table-cell>
          <table:table-cell ns42:value-type="string" table:number-rows-spanned="2" table:style-name="ce40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5" table:number-columns-repeated="3"/>
          <table:table-cell/>
          <table:table-cell ns42:value-type="string" table:style-name="ce21" office:value-type="string">
            <text:p>Bewoonde huizen.</text:p>
          </table:table-cell>
          <table:table-cell ns42:value-type="string" table:style-name="ce23" office:value-type="string">
            <text:p>Onbewoonde woonhuizen.</text:p>
          </table:table-cell>
          <table:table-cell ns42:value-type="string" table:style-name="ce23" office:value-type="string">
            <text:p>Woonhuizen in aanbouw.</text:p>
          </table:table-cell>
          <table:table-cell ns42:value-type="string" table:number-rows-spanned="1" table:style-name="ce25" table:number-columns-spanned="2" office:value-type="string">
            <text:p>waarvan de bewoners werkelijke woonplaats in de gemeente hebben.</text:p>
          </table:table-cell>
          <table:covered-table-cell table:style-name="ce25"/>
          <table:covered-table-cell table:style-name="ce27"/>
          <table:table-cell ns42:value-type="string" table:number-rows-spanned="1" table:style-name="ce25" table:number-columns-spanned="2" office:value-type="string">
            <text:p>Tijdelijk aanwezig.</text:p>
          </table:table-cell>
          <table:covered-table-cell table:style-name="ce25"/>
          <table:table-cell ns42:value-type="string" table:style-name="ce28" office:value-type="string">
            <text:p>Mannen.</text:p>
          </table:table-cell>
          <table:table-cell ns42:value-type="string" table:style-name="ce28" office:value-type="string">
            <text:p>Vrouwen.</text:p>
          </table:table-cell>
          <table:table-cell ns42:value-type="string" table:style-name="ce28" office:value-type="string">
            <text:p>Totaal.</text:p>
          </table:table-cell>
          <table:table-cell ns42:value-type="string" table:style-name="ce28" office:value-type="string">
            <text:p>Mannen.</text:p>
          </table:table-cell>
          <table:table-cell ns42:value-type="string" table:style-name="ce10" office:value-type="string">
            <text:p>Vrouwen.</text:p>
          </table:table-cell>
          <table:covered-table-cell table:style-name="ce31"/>
          <table:covered-table-cell table:style-name="ce36" table:number-columns-repeated="3"/>
          <table:covered-table-cell table:style-name="ce41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nloo</text:p>
          </table:table-cell>
          <table:table-cell ns42:value-type="string" table:style-name="ce11" office:value-type="string">
            <text:p>Kom</text:p>
          </table:table-cell>
          <table:table-cell ns42:value-type="string" table:style-name="ce16" office:value-type="string">
            <text:p>A</text:p>
          </table:table-cell>
          <table:table-cell ns42:value-type="string" table:style-name="ce16" office:value-type="string">
            <text:p>Dorp Anloo, Arm-Werkhuis der N.H. Gem.</text:p>
          </table:table-cell>
          <table:table-cell table:style-name="ce17"/>
          <table:table-cell/>
          <table:table-cell ns42:value-type="float" table:style-name="ce5" office:value="1" office:value-type="float">
            <text:p>1</text:p>
          </table:table-cell>
          <table:table-cell table:style-name="ce16" table:number-columns-repeated="7"/>
          <table:table-cell ns42:value-type="float" table:style-name="ce16" office:value="4" office:value-type="float">
            <text:p>4</text:p>
          </table:table-cell>
          <table:table-cell ns42:value-type="float" table:style-name="ce16" office:value="9" office:value-type="float">
            <text:p>9</text:p>
          </table:table-cell>
          <table:table-cell ns42:value-type="float" table:style-name="ce16" office:value="13" office:value-type="float">
            <text:p>13</text:p>
          </table:table-cell>
          <table:table-cell table:style-name="ce16"/>
          <table:table-cell table:style-name="ce17"/>
          <table:table-cell ns42:value-type="string" table:style-name="ce32" office:value-type="string">
            <text:p>VT_1899</text:p>
          </table:table-cell>
          <table:table-cell ns42:value-type="string" table:style-name="ce37" office:value-type="string">
            <text:p>10_D1</text:p>
          </table:table-cell>
          <table:table-cell ns42:value-type="float" table:style-name="ce37" office:value="4" office:value-type="float">
            <text:p>4</text:p>
          </table:table-cell>
          <table:table-cell ns42:value-type="string" table:style-name="ce37" office:value-type="string">
            <text:p>DR</text:p>
          </table:table-cell>
          <table:table-cell ns42:value-type="string" table:style-name="ce42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Anloo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01" office:value-type="float">
            <text:p>101</text:p>
          </table:table-cell>
          <table:table-cell ns42:value-type="float" office:value="109" office:value-type="float">
            <text:p>109</text:p>
          </table:table-cell>
          <table:table-cell ns42:value-type="float" office:value="210" office:value-type="float">
            <text:p>210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5" office:value-type="float">
            <text:p>35</text:p>
          </table:table-cell>
          <table:table-cell ns42:value-type="float" office:value="37" office:value-type="float">
            <text:p>37</text:p>
          </table:table-cell>
          <table:table-cell ns42:value-type="float" office:value="72" office:value-type="float">
            <text:p>7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6" office:value-type="float">
            <text:p>3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8" table:number-columns-repeated="2" office:value-type="float">
            <text:p>98</text:p>
          </table:table-cell>
          <table:table-cell ns42:value-type="float" office:value="196" office:value-type="float">
            <text:p>196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And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14" office:value-type="float">
            <text:p>114</text:p>
          </table:table-cell>
          <table:table-cell ns42:value-type="float" office:value="73" office:value-type="float">
            <text:p>73</text:p>
          </table:table-cell>
          <table:table-cell ns42:value-type="float" office:value="187" office:value-type="float">
            <text:p>18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8" office:value-type="float">
            <text:p>88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33" office:value-type="float">
            <text:p>233</text:p>
          </table:table-cell>
          <table:table-cell ns42:value-type="float" office:value="203" office:value-type="float">
            <text:p>203</text:p>
          </table:table-cell>
          <table:table-cell ns42:value-type="float" office:value="436" office:value-type="float">
            <text:p>43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table:number-columns-repeated="7"/>
          <table:table-cell ns42:value-type="float" office:value="63" table:number-columns-repeated="2" office:value-type="float">
            <text:p>63</text:p>
          </table:table-cell>
          <table:table-cell ns42:value-type="float" office:value="126" office:value-type="float">
            <text:p>1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4" office:value-type="float">
            <text:p>8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27" office:value-type="float">
            <text:p>227</text:p>
          </table:table-cell>
          <table:table-cell ns42:value-type="float" office:value="198" office:value-type="float">
            <text:p>198</text:p>
          </table:table-cell>
          <table:table-cell ns42:value-type="float" office:value="425" office:value-type="float">
            <text:p>425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urtsch. Oud-Ann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8" office:value-type="float">
            <text:p>68</text:p>
          </table:table-cell>
          <table:table-cell ns42:value-type="float" office:value="79" office:value-type="float">
            <text:p>79</text:p>
          </table:table-cell>
          <table:table-cell ns42:value-type="float" office:value="147" office:value-type="float">
            <text:p>147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urtsch. Spijkerboo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6" office:value-type="float">
            <text:p>16</text:p>
          </table:table-cell>
          <table:table-cell ns42:value-type="float" office:value="22" office:value-type="float">
            <text:p>22</text:p>
          </table:table-cell>
          <table:table-cell ns42:value-type="float" office:value="38" office:value-type="float">
            <text:p>3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urtsch. Nieuw-Ann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8" office:value-type="float">
            <text:p>48</text:p>
          </table:table-cell>
          <table:table-cell ns42:value-type="float" office:value="37" office:value-type="float">
            <text:p>37</text:p>
          </table:table-cell>
          <table:table-cell ns42:value-type="float" office:value="85" office:value-type="float">
            <text:p>8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urtsch. Eext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9" office:value-type="float">
            <text:p>59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70" office:value-type="float">
            <text:p>170</text:p>
          </table:table-cell>
          <table:table-cell ns42:value-type="float" office:value="141" office:value-type="float">
            <text:p>141</text:p>
          </table:table-cell>
          <table:table-cell ns42:value-type="float" office:value="311" office:value-type="float">
            <text:p>3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orp Annerveenschkana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6" office:value-type="float">
            <text:p>9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22" office:value-type="float">
            <text:p>222</text:p>
          </table:table-cell>
          <table:table-cell ns42:value-type="float" office:value="238" office:value-type="float">
            <text:p>238</text:p>
          </table:table-cell>
          <table:table-cell ns42:value-type="float" office:value="460" office:value-type="float">
            <text:p>46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urtsch. Eexterveensche kana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6" office:value-type="float">
            <text:p>46</text:p>
          </table:table-cell>
          <table:table-cell table:number-columns-repeated="7"/>
          <table:table-cell ns42:value-type="float" office:value="124" office:value-type="float">
            <text:p>124</text:p>
          </table:table-cell>
          <table:table-cell ns42:value-type="float" office:value="106" office:value-type="float">
            <text:p>106</text:p>
          </table:table-cell>
          <table:table-cell ns42:value-type="float" office:value="230" office:value-type="float">
            <text:p>23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81" office:value-type="float">
            <text:p>581</text:p>
          </table:table-cell>
          <table:table-cell ns42:value-type="float" office:value="11" office:value-type="float">
            <text:p>11</text:p>
          </table:table-cell>
          <table:table-cell table:number-columns-repeated="3"/>
          <table:table-cell ns42:value-type="float" office:value="22" office:value-type="float">
            <text:p>22</text:p>
          </table:table-cell>
          <table:table-cell table:number-columns-repeated="2"/>
          <table:table-cell ns42:value-type="float" office:value="1523" office:value-type="float">
            <text:p>1523</text:p>
          </table:table-cell>
          <table:table-cell ns42:value-type="float" office:value="1413" office:value-type="float">
            <text:p>1413</text:p>
          </table:table-cell>
          <table:table-cell ns42:value-type="float" office:value="2936" office:value-type="float">
            <text:p>2936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27" office:value-type="float">
            <text:p>27</text:p>
          </table:table-cell>
          <table:table-cell ns42:value-type="float" office:value="22" office:value-type="float">
            <text:p>22</text:p>
          </table:table-cell>
          <table:table-cell ns42:value-type="float" office:value="49" office:value-type="float">
            <text:p>4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8" office:value-type="float">
            <text:p>8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8" office:value-type="float">
            <text:p>58</text:p>
          </table:table-cell>
          <table:table-cell ns42:value-type="float" office:value="57" office:value-type="float">
            <text:p>57</text:p>
          </table:table-cell>
          <table:table-cell ns42:value-type="float" office:value="115" office:value-type="float">
            <text:p>1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8" office:value-type="float">
            <text:p>88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08" office:value-type="float">
            <text:p>208</text:p>
          </table:table-cell>
          <table:table-cell ns42:value-type="float" office:value="189" office:value-type="float">
            <text:p>189</text:p>
          </table:table-cell>
          <table:table-cell ns42:value-type="float" office:value="397" office:value-type="float">
            <text:p>397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Spijkerboo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9" table:number-columns-repeated="2" office:value-type="float">
            <text:p>9</text:p>
          </table:table-cell>
          <table:table-cell ns42:value-type="float" office:value="18" office:value-type="float">
            <text:p>18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Nieuw-Ann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10" office:value-type="float">
            <text:p>10</text:p>
          </table:table-cell>
          <table:table-cell ns42:value-type="float" office:value="21" office:value-type="float">
            <text:p>2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Eext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16" office:value-type="float">
            <text:p>16</text:p>
          </table:table-cell>
          <table:table-cell ns42:value-type="float" office:value="29" office:value-type="float">
            <text:p>2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Eexterveen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0" table:number-columns-repeated="2" office:value-type="float">
            <text:p>10</text:p>
          </table:table-cell>
          <table:table-cell ns42:value-type="float" office:value="20" office:value-type="float">
            <text:p>2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ns42:value-type="float" office:value="8" office:value-type="float">
            <text:p>8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54" office:value-type="float">
            <text:p>154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3" office:value-type="float">
            <text:p>3</text:p>
          </table:table-cell>
          <table:table-cell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351" office:value-type="float">
            <text:p>351</text:p>
          </table:table-cell>
          <table:table-cell ns42:value-type="float" office:value="331" office:value-type="float">
            <text:p>331</text:p>
          </table:table-cell>
          <table:table-cell ns42:value-type="float" office:value="682" office:value-type="float">
            <text:p>682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735" office:value-type="float">
            <text:p>735</text:p>
          </table:table-cell>
          <table:table-cell ns42:value-type="float" office:value="15" office:value-type="float">
            <text:p>15</text:p>
          </table:table-cell>
          <table:table-cell/>
          <table:table-cell ns42:value-type="float" office:value="3" office:value-type="float">
            <text:p>3</text:p>
          </table:table-cell>
          <table:table-cell/>
          <table:table-cell ns42:value-type="float" office:value="24" office:value-type="float">
            <text:p>24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874" office:value-type="float">
            <text:p>1874</text:p>
          </table:table-cell>
          <table:table-cell ns42:value-type="float" office:value="1744" office:value-type="float">
            <text:p>1744</text:p>
          </table:table-cell>
          <table:table-cell ns42:value-type="float" office:value="3618" office:value-type="float">
            <text:p>3618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ulpstrafgevangen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6" office:value-type="float">
            <text:p>6</text:p>
          </table:table-cell>
          <table:table-cell ns42:value-type="float" office:value="10" office:value-type="float">
            <text:p>10</text:p>
          </table:table-cell>
          <table:table-cell ns42:value-type="float" table:style-name="ce2" office:value="25" office:value-type="float">
            <text:p>2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Infanterie kazern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37" office:value-type="float">
            <text:p>237</text:p>
          </table:table-cell>
          <table:table-cell ns42:value-type="float" office:value="81" office:value-type="float">
            <text:p>81</text:p>
          </table:table-cell>
          <table:table-cell ns42:value-type="float" office:value="318" office:value-type="float">
            <text:p>318</text:p>
          </table:table-cell>
          <table:table-cell ns42:value-type="float" table:style-name="ce2" office:value="87" office:value-type="float">
            <text:p>87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7" office:value-type="float">
            <text:p>17</text:p>
          </table:table-cell>
          <table:table-cell ns42:value-type="float" office:value="4" office:value-type="float">
            <text:p>4</text:p>
          </table:table-cell>
          <table:table-cell ns42:value-type="float" office:value="21" office:value-type="float">
            <text:p>2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Arm- Werk- en 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7" office:value-type="float">
            <text:p>17</text:p>
          </table:table-cell>
          <table:table-cell ns42:value-type="float" office:value="19" office:value-type="float">
            <text:p>19</text:p>
          </table:table-cell>
          <table:table-cell ns42:value-type="float" office:value="36" office:value-type="float">
            <text:p>3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270" office:value-type="float">
            <text:p>1270</text:p>
          </table:table-cell>
          <table:table-cell ns42:value-type="float" office:value="36" office:value-type="float">
            <text:p>36</text:p>
          </table:table-cell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12" office:value-type="float">
            <text:p>112</text:p>
          </table:table-cell>
          <table:table-cell table:number-columns-repeated="2"/>
          <table:table-cell ns42:value-type="float" office:value="2784" office:value-type="float">
            <text:p>2784</text:p>
          </table:table-cell>
          <table:table-cell ns42:value-type="float" office:value="3164" office:value-type="float">
            <text:p>3164</text:p>
          </table:table-cell>
          <table:table-cell ns42:value-type="float" office:value="5948" office:value-type="float">
            <text:p>5948</text:p>
          </table:table-cell>
          <table:table-cell ns42:value-type="float" table:style-name="ce2" office:value="109" office:value-type="float">
            <text:p>109</text:p>
          </table:table-cell>
          <table:table-cell ns42:value-type="float" table:style-name="ce18" office:value="108" office:value-type="float">
            <text:p>10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1" office:value-type="float">
            <text:p>11</text:p>
          </table:table-cell>
          <table:table-cell table:number-columns-repeated="4"/>
          <table:table-cell ns42:value-type="float" office:value="27" office:value-type="float">
            <text:p>27</text:p>
          </table:table-cell>
          <table:table-cell ns42:value-type="float" office:value="22" office:value-type="float">
            <text:p>22</text:p>
          </table:table-cell>
          <table:table-cell ns42:value-type="float" office:value="49" office:value-type="float">
            <text:p>49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9" office:value-type="float">
            <text:p>9</text:p>
          </table:table-cell>
          <table:table-cell table:number-columns-repeated="4"/>
          <table:table-cell ns42:value-type="float" table:style-name="ce2" office:value="27" office:value-type="float">
            <text:p>27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74" office:value-type="float">
            <text:p>1274</text:p>
          </table:table-cell>
          <table:table-cell ns42:value-type="float" office:value="36" office:value-type="float">
            <text:p>36</text:p>
          </table:table-cell>
          <table:table-cell ns42:value-type="float" office:value="6" office:value-type="float">
            <text:p>6</text:p>
          </table:table-cell>
          <table:table-cell ns42:value-type="float" office:value="11" office:value-type="float">
            <text:p>11</text:p>
          </table:table-cell>
          <table:table-cell/>
          <table:table-cell ns42:value-type="float" office:value="112" office:value-type="float">
            <text:p>112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3086" office:value-type="float">
            <text:p>3086</text:p>
          </table:table-cell>
          <table:table-cell ns42:value-type="float" office:value="3296" office:value-type="float">
            <text:p>3296</text:p>
          </table:table-cell>
          <table:table-cell ns42:value-type="float" office:value="6382" office:value-type="float">
            <text:p>6382</text:p>
          </table:table-cell>
          <table:table-cell ns42:value-type="float" table:style-name="ce2" office:value="248" office:value-type="float">
            <text:p>248</text:p>
          </table:table-cell>
          <table:table-cell ns42:value-type="float" table:style-name="ce18" office:value="141" office:value-type="float">
            <text:p>14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Luchiesland, Mil. Hospitaal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8" office:value-type="float">
            <text:p>8</text:p>
          </table:table-cell>
          <table:table-cell ns42:value-type="float" office:value="18" office:value-type="float">
            <text:p>18</text:p>
          </table:table-cell>
          <table:table-cell ns42:value-type="float" table:style-name="ce2" office:value="8" office:value-type="float">
            <text:p>8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Luchiesland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37" office:value-type="float">
            <text:p>37</text:p>
          </table:table-cell>
          <table:table-cell ns42:value-type="float" office:value="35" office:value-type="float">
            <text:p>35</text:p>
          </table:table-cell>
          <table:table-cell ns42:value-type="float" office:value="72" office:value-type="float">
            <text:p>7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Stege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9" office:value-type="float">
            <text:p>19</text:p>
          </table:table-cell>
          <table:table-cell ns42:value-type="float" office:value="25" office:value-type="float">
            <text:p>25</text:p>
          </table:table-cell>
          <table:table-cell ns42:value-type="float" office:value="44" office:value-type="float">
            <text:p>4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loost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0" office:value-type="float">
            <text:p>160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375" office:value-type="float">
            <text:p>375</text:p>
          </table:table-cell>
          <table:table-cell ns42:value-type="float" office:value="369" office:value-type="float">
            <text:p>369</text:p>
          </table:table-cell>
          <table:table-cell ns42:value-type="float" office:value="744" office:value-type="float">
            <text:p>744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Langen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6" office:value-type="float">
            <text:p>66</text:p>
          </table:table-cell>
          <table:table-cell ns42:value-type="float" office:value="64" office:value-type="float">
            <text:p>64</text:p>
          </table:table-cell>
          <table:table-cell ns42:value-type="float" office:value="130" office:value-type="float">
            <text:p>13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Veene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" office:value-type="float">
            <text:p>33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1" office:value-type="float">
            <text:p>71</text:p>
          </table:table-cell>
          <table:table-cell ns42:value-type="float" office:value="86" office:value-type="float">
            <text:p>86</text:p>
          </table:table-cell>
          <table:table-cell ns42:value-type="float" office:value="157" office:value-type="float">
            <text:p>157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. Willemskana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3" office:value-type="float">
            <text:p>33</text:p>
          </table:table-cell>
          <table:table-cell ns42:value-type="float" office:value="36" office:value-type="float">
            <text:p>36</text:p>
          </table:table-cell>
          <table:table-cell ns42:value-type="float" office:value="69" office:value-type="float">
            <text:p>6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. Willemskanaal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. Willemskanaal, 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Molen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18" office:value-type="float">
            <text:p>18</text:p>
          </table:table-cell>
          <table:table-cell ns42:value-type="float" office:value="34" office:value-type="float">
            <text:p>3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Asser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7"/>
          <table:table-cell ns42:value-type="float" office:value="51" office:value-type="float">
            <text:p>51</text:p>
          </table:table-cell>
          <table:table-cell ns42:value-type="float" office:value="46" office:value-type="float">
            <text:p>46</text:p>
          </table:table-cell>
          <table:table-cell ns42:value-type="float" office:value="97" office:value-type="float">
            <text:p>97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omein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24" office:value-type="float">
            <text:p>24</text:p>
          </table:table-cell>
          <table:table-cell ns42:value-type="float" office:value="20" office:value-type="float">
            <text:p>20</text:p>
          </table:table-cell>
          <table:table-cell ns42:value-type="float" office:value="44" office:value-type="float">
            <text:p>4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orgervaa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10" office:value-type="float">
            <text:p>10</text:p>
          </table:table-cell>
          <table:table-cell ns42:value-type="float" office:value="18" office:value-type="float">
            <text:p>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orgervaart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4"/>
          <table:table-cell ns42:value-type="float" office:value="9" office:value-type="float">
            <text:p>9</text:p>
          </table:table-cell>
          <table:table-cell ns42:value-type="float" office:value="10" office:value-type="float">
            <text:p>10</text:p>
          </table:table-cell>
          <table:table-cell ns42:value-type="float" office:value="19" office:value-type="float">
            <text:p>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orgervaart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4" office:value-type="float">
            <text:p>4</text:p>
          </table:table-cell>
          <table:table-cell table:number-columns-repeated="4"/>
          <table:table-cell ns42:value-type="float" table:style-name="ce2" office:value="8" office:value-type="float">
            <text:p>8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orgervaart, Woon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3" table:number-columns-repeated="2" office:value-type="float">
            <text:p>13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Witter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1" office:value-type="float">
            <text:p>9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144" table:number-columns-repeated="2" office:value-type="float">
            <text:p>144</text:p>
          </table:table-cell>
          <table:table-cell ns42:value-type="float" office:value="288" office:value-type="float">
            <text:p>28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Stadsbosch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" office:value-type="float">
            <text:p>7</text:p>
          </table:table-cell>
          <table:table-cell ns42:value-type="float" office:value="13" office:value-type="float">
            <text:p>13</text:p>
          </table:table-cell>
          <table:table-cell ns42:value-type="float" office:value="20" office:value-type="float">
            <text:p>20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r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" office:value-type="float">
            <text:p>8</text:p>
          </table:table-cell>
          <table:table-cell ns42:value-type="float" office:value="5" office:value-type="float">
            <text:p>5</text:p>
          </table:table-cell>
          <table:table-cell ns42:value-type="float" office:value="13" office:value-type="float">
            <text:p>1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aggelhuiz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15" office:value-type="float">
            <text:p>15</text:p>
          </table:table-cell>
          <table:table-cell ns42:value-type="float" office:value="28" office:value-type="float">
            <text:p>2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Wit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2" office:value-type="float">
            <text:p>42</text:p>
          </table:table-cell>
          <table:table-cell ns42:value-type="float" office:value="27" office:value-type="float">
            <text:p>27</text:p>
          </table:table-cell>
          <table:table-cell ns42:value-type="float" office:value="69" office:value-type="float">
            <text:p>6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e Haa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22" office:value-type="float">
            <text:p>22</text:p>
          </table:table-cell>
          <table:table-cell ns42:value-type="float" office:value="9" office:value-type="float">
            <text:p>9</text:p>
          </table:table-cell>
          <table:table-cell ns42:value-type="float" office:value="31" office:value-type="float">
            <text:p>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ras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6" table:number-columns-repeated="2" office:value-type="float">
            <text:p>26</text:p>
          </table:table-cell>
          <table:table-cell ns42:value-type="float" office:value="52" office:value-type="float">
            <text:p>5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eilerstraat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" office:value-type="float">
            <text:p>7</text:p>
          </table:table-cell>
          <table:table-cell ns42:value-type="float" office:value="5" office:value-type="float">
            <text:p>5</text:p>
          </table:table-cell>
          <table:table-cell ns42:value-type="float" office:value="12" office:value-type="float">
            <text:p>12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Eerste St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7" office:value-type="float">
            <text:p>7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Eerste St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1" office:value-type="float">
            <text:p>31</text:p>
          </table:table-cell>
          <table:table-cell ns42:value-type="float" office:value="26" office:value-type="float">
            <text:p>26</text:p>
          </table:table-cell>
          <table:table-cell ns42:value-type="float" office:value="57" office:value-type="float">
            <text:p>57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eilerstraat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6" office:value-type="float">
            <text:p>6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ras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7" office:value-type="float">
            <text:p>37</text:p>
          </table:table-cell>
          <table:table-cell ns42:value-type="float" office:value="34" office:value-type="float">
            <text:p>34</text:p>
          </table:table-cell>
          <table:table-cell ns42:value-type="float" office:value="71" office:value-type="float">
            <text:p>7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Anreeper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7"/>
          <table:table-cell ns42:value-type="float" office:value="42" office:value-type="float">
            <text:p>42</text:p>
          </table:table-cell>
          <table:table-cell ns42:value-type="float" office:value="36" office:value-type="float">
            <text:p>36</text:p>
          </table:table-cell>
          <table:table-cell ns42:value-type="float" office:value="78" office:value-type="float">
            <text:p>78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Aardsche 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7" office:value-type="float">
            <text:p>5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47" office:value-type="float">
            <text:p>147</text:p>
          </table:table-cell>
          <table:table-cell ns42:value-type="float" office:value="122" office:value-type="float">
            <text:p>122</text:p>
          </table:table-cell>
          <table:table-cell ns42:value-type="float" office:value="269" office:value-type="float">
            <text:p>269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Anree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39" office:value-type="float">
            <text:p>39</text:p>
          </table:table-cell>
          <table:table-cell ns42:value-type="float" office:value="31" office:value-type="float">
            <text:p>31</text:p>
          </table:table-cell>
          <table:table-cell ns42:value-type="float" office:value="70" office:value-type="float">
            <text:p>7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Schiev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5" office:value-type="float">
            <text:p>15</text:p>
          </table:table-cell>
          <table:table-cell ns42:value-type="float" office:value="14" office:value-type="float">
            <text:p>14</text:p>
          </table:table-cell>
          <table:table-cell ns42:value-type="float" office:value="29" office:value-type="float">
            <text:p>2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Ooster Parellel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" office:value-type="float">
            <text:p>3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69" office:value-type="float">
            <text:p>69</text:p>
          </table:table-cell>
          <table:table-cell ns42:value-type="float" office:value="62" office:value-type="float">
            <text:p>62</text:p>
          </table:table-cell>
          <table:table-cell ns42:value-type="float" office:value="131" office:value-type="float">
            <text:p>131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Vrede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50" office:value-type="float">
            <text:p>50</text:p>
          </table:table-cell>
          <table:table-cell ns42:value-type="float" office:value="45" office:value-type="float">
            <text:p>45</text:p>
          </table:table-cell>
          <table:table-cell ns42:value-type="float" office:value="95" office:value-type="float">
            <text:p>9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Steen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6" office:value-type="float">
            <text:p>86</text:p>
          </table:table-cell>
          <table:table-cell table:number-columns-repeated="7"/>
          <table:table-cell ns42:value-type="float" office:value="191" office:value-type="float">
            <text:p>191</text:p>
          </table:table-cell>
          <table:table-cell ns42:value-type="float" office:value="181" office:value-type="float">
            <text:p>181</text:p>
          </table:table-cell>
          <table:table-cell ns42:value-type="float" office:value="372" office:value-type="float">
            <text:p>372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Amel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Looner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5" office:value-type="float">
            <text:p>45</text:p>
          </table:table-cell>
          <table:table-cell ns42:value-type="float" office:value="50" office:value-type="float">
            <text:p>50</text:p>
          </table:table-cell>
          <table:table-cell ns42:value-type="float" office:value="95" office:value-type="float">
            <text:p>9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Looner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72" office:value-type="float">
            <text:p>72</text:p>
          </table:table-cell>
          <table:table-cell ns42:value-type="float" office:value="62" office:value-type="float">
            <text:p>62</text:p>
          </table:table-cell>
          <table:table-cell ns42:value-type="float" office:value="134" office:value-type="float">
            <text:p>13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Loo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4" office:value-type="float">
            <text:p>3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12" office:value-type="float">
            <text:p>112</text:p>
          </table:table-cell>
          <table:table-cell ns42:value-type="float" office:value="94" office:value-type="float">
            <text:p>94</text:p>
          </table:table-cell>
          <table:table-cell ns42:value-type="float" office:value="206" office:value-type="float">
            <text:p>20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Noord Willemskana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4" office:value-type="float">
            <text:p>44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09" office:value-type="float">
            <text:p>109</text:p>
          </table:table-cell>
          <table:table-cell ns42:value-type="float" office:value="105" office:value-type="float">
            <text:p>105</text:p>
          </table:table-cell>
          <table:table-cell ns42:value-type="float" office:value="214" office:value-type="float">
            <text:p>214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roninger Straatweg, Instituut "Rozenburg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7" office:value-type="float">
            <text:p>17</text:p>
          </table:table-cell>
          <table:table-cell ns42:value-type="float" office:value="6" office:value-type="float">
            <text:p>6</text:p>
          </table:table-cell>
          <table:table-cell ns42:value-type="float" office:value="23" office:value-type="float">
            <text:p>23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roninger Straatweg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00" office:value-type="float">
            <text:p>100</text:p>
          </table:table-cell>
          <table:table-cell table:number-columns-repeated="7"/>
          <table:table-cell ns42:value-type="float" office:value="220" office:value-type="float">
            <text:p>220</text:p>
          </table:table-cell>
          <table:table-cell ns42:value-type="float" office:value="209" office:value-type="float">
            <text:p>209</text:p>
          </table:table-cell>
          <table:table-cell ns42:value-type="float" office:value="429" office:value-type="float">
            <text:p>429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roninger Straatweg, Woon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20" office:value-type="float">
            <text:p>20</text:p>
          </table:table-cell>
          <table:table-cell ns42:value-type="float" office:value="14" office:value-type="float">
            <text:p>14</text:p>
          </table:table-cell>
          <table:table-cell ns42:value-type="float" office:value="34" office:value-type="float">
            <text:p>3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roninger Straatweg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5" office:value-type="float">
            <text:p>5</text:p>
          </table:table-cell>
          <table:table-cell table:number-columns-repeated="4"/>
          <table:table-cell ns42:value-type="float" table:style-name="ce2" office:value="15" office:value-type="float">
            <text:p>15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Pee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2" office:value-type="float">
            <text:p>42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27" office:value-type="float">
            <text:p>127</text:p>
          </table:table-cell>
          <table:table-cell ns42:value-type="float" office:value="102" office:value-type="float">
            <text:p>102</text:p>
          </table:table-cell>
          <table:table-cell ns42:value-type="float" office:value="229" office:value-type="float">
            <text:p>22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Zwartwaters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67" office:value-type="float">
            <text:p>67</text:p>
          </table:table-cell>
          <table:table-cell ns42:value-type="float" office:value="63" office:value-type="float">
            <text:p>63</text:p>
          </table:table-cell>
          <table:table-cell ns42:value-type="float" office:value="130" office:value-type="float">
            <text:p>13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Molen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57" office:value-type="float">
            <text:p>57</text:p>
          </table:table-cell>
          <table:table-cell ns42:value-type="float" office:value="61" office:value-type="float">
            <text:p>61</text:p>
          </table:table-cell>
          <table:table-cell ns42:value-type="float" office:value="118" office:value-type="float">
            <text:p>11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04" office:value-type="float">
            <text:p>1004</text:p>
          </table:table-cell>
          <table:table-cell ns42:value-type="float" office:value="22" office:value-type="float">
            <text:p>22</text:p>
          </table:table-cell>
          <table:table-cell ns42:value-type="float" office:value="3" office:value-type="float">
            <text:p>3</text:p>
          </table:table-cell>
          <table:table-cell ns42:value-type="float" office:value="6" office:value-type="float">
            <text:p>6</text:p>
          </table:table-cell>
          <table:table-cell ns42:value-type="float" office:value="12" office:value-type="float">
            <text:p>12</text:p>
          </table:table-cell>
          <table:table-cell ns42:value-type="float" office:value="49" office:value-type="float">
            <text:p>49</text:p>
          </table:table-cell>
          <table:table-cell ns42:value-type="float" office:value="11" office:value-type="float">
            <text:p>11</text:p>
          </table:table-cell>
          <table:table-cell/>
          <table:table-cell ns42:value-type="float" office:value="2484" office:value-type="float">
            <text:p>2484</text:p>
          </table:table-cell>
          <table:table-cell ns42:value-type="float" office:value="2321" office:value-type="float">
            <text:p>2321</text:p>
          </table:table-cell>
          <table:table-cell ns42:value-type="float" office:value="4805" office:value-type="float">
            <text:p>4805</text:p>
          </table:table-cell>
          <table:table-cell ns42:value-type="float" table:style-name="ce2" office:value="82" office:value-type="float">
            <text:p>82</text:p>
          </table:table-cell>
          <table:table-cell ns42:value-type="float" table:style-name="ce18" office:value="66" office:value-type="float">
            <text:p>6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278" office:value-type="float">
            <text:p>2278</text:p>
          </table:table-cell>
          <table:table-cell ns42:value-type="float" office:value="58" office:value-type="float">
            <text:p>58</text:p>
          </table:table-cell>
          <table:table-cell ns42:value-type="float" office:value="9" office:value-type="float">
            <text:p>9</text:p>
          </table:table-cell>
          <table:table-cell ns42:value-type="float" office:value="17" office:value-type="float">
            <text:p>17</text:p>
          </table:table-cell>
          <table:table-cell ns42:value-type="float" office:value="12" office:value-type="float">
            <text:p>12</text:p>
          </table:table-cell>
          <table:table-cell ns42:value-type="float" office:value="161" office:value-type="float">
            <text:p>161</text:p>
          </table:table-cell>
          <table:table-cell ns42:value-type="float" office:value="20" office:value-type="float">
            <text:p>20</text:p>
          </table:table-cell>
          <table:table-cell/>
          <table:table-cell ns42:value-type="float" office:value="5572" office:value-type="float">
            <text:p>5572</text:p>
          </table:table-cell>
          <table:table-cell ns42:value-type="float" office:value="5619" office:value-type="float">
            <text:p>5619</text:p>
          </table:table-cell>
          <table:table-cell ns42:value-type="float" office:value="11191" office:value-type="float">
            <text:p>11191</text:p>
          </table:table-cell>
          <table:table-cell ns42:value-type="float" table:style-name="ce2" office:value="330" office:value-type="float">
            <text:p>330</text:p>
          </table:table-cell>
          <table:table-cell ns42:value-type="float" table:style-name="ce18" office:value="207" office:value-type="float">
            <text:p>20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4" office:value-type="float">
            <text:p>134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552" office:value-type="float">
            <text:p>552</text:p>
          </table:table-cell>
          <table:table-cell ns42:value-type="float" office:value="546" office:value-type="float">
            <text:p>546</text:p>
          </table:table-cell>
          <table:table-cell ns42:value-type="float" office:value="1098" office:value-type="float">
            <text:p>1098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5" office:value-type="float">
            <text:p>6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16" office:value-type="float">
            <text:p>216</text:p>
          </table:table-cell>
          <table:table-cell ns42:value-type="float" office:value="184" office:value-type="float">
            <text:p>184</text:p>
          </table:table-cell>
          <table:table-cell ns42:value-type="float" office:value="400" office:value-type="float">
            <text:p>40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Hijken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" office:value-type="float">
            <text:p>39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40" office:value-type="float">
            <text:p>140</text:p>
          </table:table-cell>
          <table:table-cell ns42:value-type="float" office:value="117" office:value-type="float">
            <text:p>117</text:p>
          </table:table-cell>
          <table:table-cell ns42:value-type="float" office:value="257" office:value-type="float">
            <text:p>257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Geh. Brunst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76" office:value-type="float">
            <text:p>76</text:p>
          </table:table-cell>
          <table:table-cell ns42:value-type="float" office:value="57" office:value-type="float">
            <text:p>57</text:p>
          </table:table-cell>
          <table:table-cell ns42:value-type="float" office:value="133" office:value-type="float">
            <text:p>133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Geh. Spi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7" office:value-type="float">
            <text:p>77</text:p>
          </table:table-cell>
          <table:table-cell ns42:value-type="float" office:value="71" office:value-type="float">
            <text:p>71</text:p>
          </table:table-cell>
          <table:table-cell ns42:value-type="float" office:value="148" office:value-type="float">
            <text:p>14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Geh. Liev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table:number-columns-repeated="7"/>
          <table:table-cell ns42:value-type="float" office:value="61" office:value-type="float">
            <text:p>61</text:p>
          </table:table-cell>
          <table:table-cell ns42:value-type="float" office:value="68" office:value-type="float">
            <text:p>68</text:p>
          </table:table-cell>
          <table:table-cell ns42:value-type="float" office:value="129" office:value-type="float">
            <text:p>129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Geh. Makk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0" office:value-type="float">
            <text:p>30</text:p>
          </table:table-cell>
          <table:table-cell ns42:value-type="float" office:value="19" office:value-type="float">
            <text:p>19</text:p>
          </table:table-cell>
          <table:table-cell ns42:value-type="float" office:value="49" office:value-type="float">
            <text:p>4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Geh. Holth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table:number-columns-repeated="7"/>
          <table:table-cell ns42:value-type="float" office:value="75" office:value-type="float">
            <text:p>75</text:p>
          </table:table-cell>
          <table:table-cell ns42:value-type="float" office:value="63" office:value-type="float">
            <text:p>63</text:p>
          </table:table-cell>
          <table:table-cell ns42:value-type="float" office:value="138" office:value-type="float">
            <text:p>13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18" office:value-type="float">
            <text:p>18</text:p>
          </table:table-cell>
          <table:table-cell ns42:value-type="float" office:value="14" office:value-type="float">
            <text:p>14</text:p>
          </table:table-cell>
          <table:table-cell ns42:value-type="float" office:value="32" office:value-type="float">
            <text:p>3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3" office:value-type="float">
            <text:p>13</text:p>
          </table:table-cell>
          <table:table-cell ns42:value-type="float" office:value="16" office:value-type="float">
            <text:p>16</text:p>
          </table:table-cell>
          <table:table-cell ns42:value-type="float" office:value="29" office:value-type="float">
            <text:p>29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</text:p>
          </table:table-cell>
          <table:table-cell ns42:value-type="string" office:value-type="string">
            <text:p>Geh. Wijst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3" office:value-type="float">
            <text:p>5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08" office:value-type="float">
            <text:p>208</text:p>
          </table:table-cell>
          <table:table-cell ns42:value-type="float" office:value="191" office:value-type="float">
            <text:p>191</text:p>
          </table:table-cell>
          <table:table-cell ns42:value-type="float" office:value="399" office:value-type="float">
            <text:p>399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N</text:p>
          </table:table-cell>
          <table:table-cell ns42:value-type="string" office:value-type="string">
            <text:p>Geh. Drijb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47" office:value-type="float">
            <text:p>47</text:p>
          </table:table-cell>
          <table:table-cell ns42:value-type="float" office:value="42" office:value-type="float">
            <text:p>42</text:p>
          </table:table-cell>
          <table:table-cell ns42:value-type="float" office:value="89" office:value-type="float">
            <text:p>8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6" office:value-type="float">
            <text:p>11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11" office:value-type="float">
            <text:p>311</text:p>
          </table:table-cell>
          <table:table-cell ns42:value-type="float" office:value="313" office:value-type="float">
            <text:p>313</text:p>
          </table:table-cell>
          <table:table-cell ns42:value-type="float" office:value="624" office:value-type="float">
            <text:p>62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6" table:number-columns-repeated="2" office:value-type="float">
            <text:p>6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60" office:value-type="float">
            <text:p>560</text:p>
          </table:table-cell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25" office:value-type="float">
            <text:p>25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830" office:value-type="float">
            <text:p>1830</text:p>
          </table:table-cell>
          <table:table-cell ns42:value-type="float" office:value="1707" office:value-type="float">
            <text:p>1707</text:p>
          </table:table-cell>
          <table:table-cell ns42:value-type="float" office:value="3537" office:value-type="float">
            <text:p>3537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" office:value-type="float">
            <text:p>4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6" office:value-type="float">
            <text:p>6</text:p>
          </table:table-cell>
          <table:table-cell ns42:value-type="float" office:value="3" office:value-type="float">
            <text:p>3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ns42:value-type="float" office:value="3" office:value-type="float">
            <text:p>3</text:p>
          </table:table-cell>
          <table:table-cell ns42:value-type="float" office:value="10" office:value-type="float">
            <text:p>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Beilen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4" office:value-type="float">
            <text:p>4</text:p>
          </table:table-cell>
          <table:table-cell table:number-columns-repeated="4"/>
          <table:table-cell ns42:value-type="float" table:style-name="ce2" office:value="7" office:value-type="float">
            <text:p>7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Beilen, Woonwagen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ns42:value-type="float" office:value="2" office:value-type="float">
            <text:p>2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Eurs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5" office:value-type="float">
            <text:p>55</text:p>
          </table:table-cell>
          <table:table-cell table:number-columns-repeated="7"/>
          <table:table-cell ns42:value-type="float" office:value="150" office:value-type="float">
            <text:p>150</text:p>
          </table:table-cell>
          <table:table-cell ns42:value-type="float" office:value="142" office:value-type="float">
            <text:p>142</text:p>
          </table:table-cell>
          <table:table-cell ns42:value-type="float" office:value="292" office:value-type="float">
            <text:p>292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9" office:value-type="float">
            <text:p>69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50" office:value-type="float">
            <text:p>150</text:p>
          </table:table-cell>
          <table:table-cell ns42:value-type="float" office:value="118" office:value-type="float">
            <text:p>118</text:p>
          </table:table-cell>
          <table:table-cell ns42:value-type="float" office:value="268" office:value-type="float">
            <text:p>268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table:number-columns-repeated="7"/>
          <table:table-cell ns42:value-type="float" office:value="86" office:value-type="float">
            <text:p>86</text:p>
          </table:table-cell>
          <table:table-cell ns42:value-type="float" office:value="76" office:value-type="float">
            <text:p>76</text:p>
          </table:table-cell>
          <table:table-cell ns42:value-type="float" office:value="162" office:value-type="float">
            <text:p>162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. Halen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9" office:value-type="float">
            <text:p>9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Geh. Smalbroek, Arm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14" office:value-type="float">
            <text:p>14</text:p>
          </table:table-cell>
          <table:table-cell ns42:value-type="float" office:value="30" office:value-type="float">
            <text:p>3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Geh. Smalbroek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20" office:value-type="float">
            <text:p>20</text:p>
          </table:table-cell>
          <table:table-cell ns42:value-type="float" office:value="15" office:value-type="float">
            <text:p>15</text:p>
          </table:table-cell>
          <table:table-cell ns42:value-type="float" office:value="35" office:value-type="float">
            <text:p>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Geh. Ter Hor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37" office:value-type="float">
            <text:p>37</text:p>
          </table:table-cell>
          <table:table-cell ns42:value-type="float" office:value="28" office:value-type="float">
            <text:p>28</text:p>
          </table:table-cell>
          <table:table-cell ns42:value-type="float" office:value="65" office:value-type="float">
            <text:p>6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Geh. Beilervaa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table:number-columns-repeated="7"/>
          <table:table-cell ns42:value-type="float" office:value="67" office:value-type="float">
            <text:p>67</text:p>
          </table:table-cell>
          <table:table-cell ns42:value-type="float" office:value="72" office:value-type="float">
            <text:p>72</text:p>
          </table:table-cell>
          <table:table-cell ns42:value-type="float" office:value="139" office:value-type="float">
            <text:p>139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Geh. Holth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26" office:value-type="float">
            <text:p>26</text:p>
          </table:table-cell>
          <table:table-cell ns42:value-type="float" office:value="21" office:value-type="float">
            <text:p>21</text:p>
          </table:table-cell>
          <table:table-cell ns42:value-type="float" office:value="47" office:value-type="float">
            <text:p>47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5" office:value-type="float">
            <text:p>5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5" office:value-type="float">
            <text:p>65</text:p>
          </table:table-cell>
          <table:table-cell ns42:value-type="float" office:value="58" office:value-type="float">
            <text:p>58</text:p>
          </table:table-cell>
          <table:table-cell ns42:value-type="float" office:value="123" office:value-type="float">
            <text:p>12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M</text:p>
          </table:table-cell>
          <table:table-cell ns42:value-type="string" office:value-type="string">
            <text:p>Geh. Wijst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8" office:value-type="float">
            <text:p>48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74" office:value-type="float">
            <text:p>74</text:p>
          </table:table-cell>
          <table:table-cell ns42:value-type="float" office:value="59" office:value-type="float">
            <text:p>59</text:p>
          </table:table-cell>
          <table:table-cell ns42:value-type="float" office:value="133" office:value-type="float">
            <text:p>13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06" office:value-type="float">
            <text:p>306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7" office:value-type="float">
            <text:p>7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714" office:value-type="float">
            <text:p>714</text:p>
          </table:table-cell>
          <table:table-cell ns42:value-type="float" office:value="616" office:value-type="float">
            <text:p>616</text:p>
          </table:table-cell>
          <table:table-cell ns42:value-type="float" office:value="1330" office:value-type="float">
            <text:p>1330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3" office:value-type="float">
            <text:p>3</text:p>
          </table:table-cell>
          <table:table-cell/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866" office:value-type="float">
            <text:p>866</text:p>
          </table:table-cell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ns42:value-type="float" office:value="32" office:value-type="float">
            <text:p>32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2547" office:value-type="float">
            <text:p>2547</text:p>
          </table:table-cell>
          <table:table-cell ns42:value-type="float" office:value="2323" office:value-type="float">
            <text:p>2323</text:p>
          </table:table-cell>
          <table:table-cell ns42:value-type="float" office:value="4870" office:value-type="float">
            <text:p>4870</text:p>
          </table:table-cell>
          <table:table-cell ns42:value-type="float" table:style-name="ce2" office:value="50" office:value-type="float">
            <text:p>50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Borger, 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6" office:value-type="float">
            <text:p>6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28" office:value-type="float">
            <text:p>128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334" office:value-type="float">
            <text:p>334</text:p>
          </table:table-cell>
          <table:table-cell ns42:value-type="float" office:value="321" office:value-type="float">
            <text:p>321</text:p>
          </table:table-cell>
          <table:table-cell ns42:value-type="float" office:value="655" office:value-type="float">
            <text:p>65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Borger, Woon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ns42:value-type="float" office:value="5" office:value-type="float">
            <text:p>5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4" office:value-type="float">
            <text:p>34</text:p>
          </table:table-cell>
          <table:table-cell table:number-columns-repeated="7"/>
          <table:table-cell ns42:value-type="float" office:value="125" office:value-type="float">
            <text:p>125</text:p>
          </table:table-cell>
          <table:table-cell ns42:value-type="float" office:value="103" office:value-type="float">
            <text:p>103</text:p>
          </table:table-cell>
          <table:table-cell ns42:value-type="float" office:value="228" office:value-type="float">
            <text:p>22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7"/>
          <table:table-cell ns42:value-type="float" office:value="38" office:value-type="float">
            <text:p>38</text:p>
          </table:table-cell>
          <table:table-cell ns42:value-type="float" office:value="37" office:value-type="float">
            <text:p>37</text:p>
          </table:table-cell>
          <table:table-cell ns42:value-type="float" office:value="75" office:value-type="float">
            <text:p>7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15" office:value-type="float">
            <text:p>15</text:p>
          </table:table-cell>
          <table:table-cell ns42:value-type="float" office:value="31" office:value-type="float">
            <text:p>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49" office:value-type="float">
            <text:p>49</text:p>
          </table:table-cell>
          <table:table-cell ns42:value-type="float" office:value="44" office:value-type="float">
            <text:p>44</text:p>
          </table:table-cell>
          <table:table-cell ns42:value-type="float" office:value="93" office:value-type="float">
            <text:p>93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Drouw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1" office:value-type="float">
            <text:p>6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26" office:value-type="float">
            <text:p>126</text:p>
          </table:table-cell>
          <table:table-cell ns42:value-type="float" office:value="121" office:value-type="float">
            <text:p>121</text:p>
          </table:table-cell>
          <table:table-cell ns42:value-type="float" office:value="247" office:value-type="float">
            <text:p>24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Brong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9" office:value-type="float">
            <text:p>49</text:p>
          </table:table-cell>
          <table:table-cell ns42:value-type="float" office:value="44" office:value-type="float">
            <text:p>44</text:p>
          </table:table-cell>
          <table:table-cell ns42:value-type="float" office:value="93" office:value-type="float">
            <text:p>9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Buin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3" office:value-type="float">
            <text:p>83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62" office:value-type="float">
            <text:p>262</text:p>
          </table:table-cell>
          <table:table-cell ns42:value-type="float" office:value="213" office:value-type="float">
            <text:p>213</text:p>
          </table:table-cell>
          <table:table-cell ns42:value-type="float" office:value="475" office:value-type="float">
            <text:p>475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Nieuw-Buin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35" office:value-type="float">
            <text:p>635</text:p>
          </table:table-cell>
          <table:table-cell ns42:value-type="float" office:value="8" office:value-type="float">
            <text:p>8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5" office:value-type="float">
            <text:p>45</text:p>
          </table:table-cell>
          <table:table-cell table:number-columns-repeated="2"/>
          <table:table-cell ns42:value-type="float" office:value="1563" office:value-type="float">
            <text:p>1563</text:p>
          </table:table-cell>
          <table:table-cell ns42:value-type="float" office:value="1530" office:value-type="float">
            <text:p>1530</text:p>
          </table:table-cell>
          <table:table-cell ns42:value-type="float" office:value="3093" office:value-type="float">
            <text:p>3093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Buin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8" office:value-type="float">
            <text:p>8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27" office:value-type="float">
            <text:p>227</text:p>
          </table:table-cell>
          <table:table-cell ns42:value-type="float" office:value="209" office:value-type="float">
            <text:p>209</text:p>
          </table:table-cell>
          <table:table-cell ns42:value-type="float" office:value="436" office:value-type="float">
            <text:p>43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7" office:value-type="float">
            <text:p>157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02" table:number-columns-repeated="2" office:value-type="float">
            <text:p>402</text:p>
          </table:table-cell>
          <table:table-cell ns42:value-type="float" office:value="804" office:value-type="float">
            <text:p>80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5" office:value-type="float">
            <text:p>6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70" office:value-type="float">
            <text:p>170</text:p>
          </table:table-cell>
          <table:table-cell ns42:value-type="float" office:value="157" office:value-type="float">
            <text:p>157</text:p>
          </table:table-cell>
          <table:table-cell ns42:value-type="float" office:value="327" office:value-type="float">
            <text:p>32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303" office:value-type="float">
            <text:p>1303</text:p>
          </table:table-cell>
          <table:table-cell ns42:value-type="float" office:value="12" office:value-type="float">
            <text:p>12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4" office:value-type="float">
            <text:p>4</text:p>
          </table:table-cell>
          <table:table-cell ns42:value-type="float" office:value="60" office:value-type="float">
            <text:p>60</text:p>
          </table:table-cell>
          <table:table-cell table:number-columns-repeated="2"/>
          <table:table-cell ns42:value-type="float" office:value="3376" office:value-type="float">
            <text:p>3376</text:p>
          </table:table-cell>
          <table:table-cell ns42:value-type="float" office:value="3207" office:value-type="float">
            <text:p>3207</text:p>
          </table:table-cell>
          <table:table-cell ns42:value-type="float" office:value="6583" office:value-type="float">
            <text:p>6583</text:p>
          </table:table-cell>
          <table:table-cell ns42:value-type="float" table:style-name="ce2" office:value="30" office:value-type="float">
            <text:p>30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Borger, Gesticht van Liefdadigheid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6" office:value-type="float">
            <text:p>6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table:number-columns-repeated="7"/>
          <table:table-cell ns42:value-type="float" office:value="63" office:value-type="float">
            <text:p>63</text:p>
          </table:table-cell>
          <table:table-cell ns42:value-type="float" office:value="57" office:value-type="float">
            <text:p>57</text:p>
          </table:table-cell>
          <table:table-cell ns42:value-type="float" office:value="120" office:value-type="float">
            <text:p>12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15" office:value-type="float">
            <text:p>15</text:p>
          </table:table-cell>
          <table:table-cell ns42:value-type="float" office:value="17" office:value-type="float">
            <text:p>17</text:p>
          </table:table-cell>
          <table:table-cell ns42:value-type="float" office:value="32" office:value-type="float">
            <text:p>3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7"/>
          <table:table-cell ns42:value-type="float" office:value="45" office:value-type="float">
            <text:p>45</text:p>
          </table:table-cell>
          <table:table-cell ns42:value-type="float" office:value="41" office:value-type="float">
            <text:p>41</text:p>
          </table:table-cell>
          <table:table-cell ns42:value-type="float" office:value="86" office:value-type="float">
            <text:p>8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8" office:value-type="float">
            <text:p>8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5" office:value-type="float">
            <text:p>5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Westdorp, 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2" office:value-type="float">
            <text:p>2</text:p>
          </table:table-cell>
          <table:table-cell table:number-columns-repeated="3"/>
          <table:table-cell ns42:value-type="float" table:style-name="ce2" office:value="3" office:value-type="float">
            <text:p>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Drouw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32" office:value-type="float">
            <text:p>32</text:p>
          </table:table-cell>
          <table:table-cell ns42:value-type="float" office:value="29" office:value-type="float">
            <text:p>29</text:p>
          </table:table-cell>
          <table:table-cell ns42:value-type="float" office:value="61" office:value-type="float">
            <text:p>6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Brong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table:number-columns-repeated="7"/>
          <table:table-cell ns42:value-type="float" office:value="76" office:value-type="float">
            <text:p>76</text:p>
          </table:table-cell>
          <table:table-cell ns42:value-type="float" office:value="53" office:value-type="float">
            <text:p>53</text:p>
          </table:table-cell>
          <table:table-cell ns42:value-type="float" office:value="129" office:value-type="float">
            <text:p>129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Buin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64" office:value-type="float">
            <text:p>64</text:p>
          </table:table-cell>
          <table:table-cell ns42:value-type="float" office:value="45" office:value-type="float">
            <text:p>45</text:p>
          </table:table-cell>
          <table:table-cell ns42:value-type="float" office:value="109" office:value-type="float">
            <text:p>10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5" office:value-type="float">
            <text:p>5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10" office:value-type="float">
            <text:p>10</text:p>
          </table:table-cell>
          <table:table-cell ns42:value-type="float" office:value="9" office:value-type="float">
            <text:p>9</text:p>
          </table:table-cell>
          <table:table-cell ns42:value-type="float" office:value="19" office:value-type="float">
            <text:p>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Nieuwbuinen, Tijdelijk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5" office:value-type="float">
            <text:p>5</text:p>
          </table:table-cell>
          <table:table-cell table:number-columns-repeated="4"/>
          <table:table-cell ns42:value-type="float" table:style-name="ce2" office:value="10" office:value-type="float">
            <text:p>10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21" office:value-type="float">
            <text:p>21</text:p>
          </table:table-cell>
          <table:table-cell ns42:value-type="float" office:value="12" office:value-type="float">
            <text:p>12</text:p>
          </table:table-cell>
          <table:table-cell ns42:value-type="float" office:value="33" office:value-type="float">
            <text:p>3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ns42:value-type="float" office:value="4" office:value-type="float">
            <text:p>4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. Drouwenermond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6" office:value-type="float">
            <text:p>6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33" office:value-type="float">
            <text:p>33</text:p>
          </table:table-cell>
          <table:table-cell ns42:value-type="float" office:value="36" office:value-type="float">
            <text:p>36</text:p>
          </table:table-cell>
          <table:table-cell ns42:value-type="float" office:value="69" office:value-type="float">
            <text:p>6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1" office:value-type="float">
            <text:p>121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8" office:value-type="float">
            <text:p>8</text:p>
          </table:table-cell>
          <table:table-cell ns42:value-type="float" office:value="2" office:value-type="float">
            <text:p>2</text:p>
          </table:table-cell>
          <table:table-cell ns42:value-type="float" office:value="394" office:value-type="float">
            <text:p>394</text:p>
          </table:table-cell>
          <table:table-cell ns42:value-type="float" office:value="327" office:value-type="float">
            <text:p>327</text:p>
          </table:table-cell>
          <table:table-cell ns42:value-type="float" office:value="721" office:value-type="float">
            <text:p>721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29" office:value-type="float">
            <text:p>2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424" office:value-type="float">
            <text:p>1424</text:p>
          </table:table-cell>
          <table:table-cell ns42:value-type="float" office:value="12" office:value-type="float">
            <text:p>12</text:p>
          </table:table-cell>
          <table:table-cell ns42:value-type="float" office:value="2" office:value-type="float">
            <text:p>2</text:p>
          </table:table-cell>
          <table:table-cell ns42:value-type="float" office:value="4" table:number-columns-repeated="2" office:value-type="float">
            <text:p>4</text:p>
          </table:table-cell>
          <table:table-cell ns42:value-type="float" office:value="60" office:value-type="float">
            <text:p>60</text:p>
          </table:table-cell>
          <table:table-cell ns42:value-type="float" office:value="8" office:value-type="float">
            <text:p>8</text:p>
          </table:table-cell>
          <table:table-cell ns42:value-type="float" office:value="2" office:value-type="float">
            <text:p>2</text:p>
          </table:table-cell>
          <table:table-cell ns42:value-type="float" office:value="3770" office:value-type="float">
            <text:p>3770</text:p>
          </table:table-cell>
          <table:table-cell ns42:value-type="float" office:value="3534" office:value-type="float">
            <text:p>3534</text:p>
          </table:table-cell>
          <table:table-cell ns42:value-type="float" office:value="7304" office:value-type="float">
            <text:p>7304</text:p>
          </table:table-cell>
          <table:table-cell ns42:value-type="float" table:style-name="ce2" office:value="51" office:value-type="float">
            <text:p>51</text:p>
          </table:table-cell>
          <table:table-cell ns42:value-type="float" table:style-name="ce18" office:value="55" office:value-type="float">
            <text:p>5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5" office:value-type="float">
            <text:p>5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61" office:value-type="float">
            <text:p>461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52" office:value-type="float">
            <text:p>52</text:p>
          </table:table-cell>
          <table:table-cell table:number-columns-repeated="2"/>
          <table:table-cell ns42:value-type="float" office:value="1048" office:value-type="float">
            <text:p>1048</text:p>
          </table:table-cell>
          <table:table-cell ns42:value-type="float" office:value="1143" office:value-type="float">
            <text:p>1143</text:p>
          </table:table-cell>
          <table:table-cell ns42:value-type="float" office:value="2191" office:value-type="float">
            <text:p>2191</text:p>
          </table:table-cell>
          <table:table-cell ns42:value-type="float" table:style-name="ce2" office:value="53" office:value-type="float">
            <text:p>53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4"/>
          <table:table-cell ns42:value-type="float" office:value="11" office:value-type="float">
            <text:p>11</text:p>
          </table:table-cell>
          <table:table-cell ns42:value-type="float" office:value="12" office:value-type="float">
            <text:p>12</text:p>
          </table:table-cell>
          <table:table-cell ns42:value-type="float" office:value="23" office:value-type="float">
            <text:p>2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2" office:value-type="float">
            <text:p>12</text:p>
          </table:table-cell>
          <table:table-cell table:number-columns-repeated="4"/>
          <table:table-cell ns42:value-type="float" table:style-name="ce2" office:value="36" office:value-type="float">
            <text:p>36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5" office:value-type="float">
            <text:p>5</text:p>
          </table:table-cell>
          <table:table-cell table:number-columns-repeated="3"/>
          <table:table-cell ns42:value-type="float" table:style-name="ce2" office:value="16" office:value-type="float">
            <text:p>16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62" office:value-type="float">
            <text:p>462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ns42:value-type="float" office:value="52" office:value-type="float">
            <text:p>52</text:p>
          </table:table-cell>
          <table:table-cell ns42:value-type="float" office:value="12" office:value-type="float">
            <text:p>12</text:p>
          </table:table-cell>
          <table:table-cell ns42:value-type="float" office:value="5" office:value-type="float">
            <text:p>5</text:p>
          </table:table-cell>
          <table:table-cell ns42:value-type="float" office:value="1064" office:value-type="float">
            <text:p>1064</text:p>
          </table:table-cell>
          <table:table-cell ns42:value-type="float" office:value="1162" office:value-type="float">
            <text:p>1162</text:p>
          </table:table-cell>
          <table:table-cell ns42:value-type="float" office:value="2226" office:value-type="float">
            <text:p>2226</text:p>
          </table:table-cell>
          <table:table-cell ns42:value-type="float" table:style-name="ce2" office:value="105" office:value-type="float">
            <text:p>105</text:p>
          </table:table-cell>
          <table:table-cell ns42:value-type="float" table:style-name="ce18" office:value="51" office:value-type="float">
            <text:p>5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eenwijksmo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5" office:value-type="float">
            <text:p>135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83" office:value-type="float">
            <text:p>383</text:p>
          </table:table-cell>
          <table:table-cell ns42:value-type="float" office:value="338" office:value-type="float">
            <text:p>338</text:p>
          </table:table-cell>
          <table:table-cell ns42:value-type="float" office:value="721" office:value-type="float">
            <text:p>721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alla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7"/>
          <table:table-cell ns42:value-type="float" office:value="48" office:value-type="float">
            <text:p>48</text:p>
          </table:table-cell>
          <table:table-cell ns42:value-type="float" office:value="43" office:value-type="float">
            <text:p>43</text:p>
          </table:table-cell>
          <table:table-cell ns42:value-type="float" office:value="91" office:value-type="float">
            <text:p>9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e Lo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6" office:value-type="float">
            <text:p>46</text:p>
          </table:table-cell>
          <table:table-cell ns42:value-type="float" office:value="31" office:value-type="float">
            <text:p>31</text:p>
          </table:table-cell>
          <table:table-cell ns42:value-type="float" office:value="77" office:value-type="float">
            <text:p>77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2" office:value-type="float">
            <text:p>42</text:p>
          </table:table-cell>
          <table:table-cell ns42:value-type="float" office:value="38" office:value-type="float">
            <text:p>38</text:p>
          </table:table-cell>
          <table:table-cell ns42:value-type="float" office:value="80" office:value-type="float">
            <text:p>8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Klooster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10" office:value-type="float">
            <text:p>10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Coevordermar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2" office:value-type="float">
            <text:p>22</text:p>
          </table:table-cell>
          <table:table-cell ns42:value-type="float" office:value="21" office:value-type="float">
            <text:p>21</text:p>
          </table:table-cell>
          <table:table-cell ns42:value-type="float" office:value="43" office:value-type="float">
            <text:p>4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Pik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3" office:value-type="float">
            <text:p>23</text:p>
          </table:table-cell>
          <table:table-cell ns42:value-type="float" office:value="25" office:value-type="float">
            <text:p>25</text:p>
          </table:table-cell>
          <table:table-cell ns42:value-type="float" office:value="48" office:value-type="float">
            <text:p>4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Wijerswo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39" office:value-type="float">
            <text:p>39</text:p>
          </table:table-cell>
          <table:table-cell ns42:value-type="float" office:value="22" office:value-type="float">
            <text:p>22</text:p>
          </table:table-cell>
          <table:table-cell ns42:value-type="float" office:value="61" office:value-type="float">
            <text:p>6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Pad- en Vlieghui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3" office:value-type="float">
            <text:p>103</text:p>
          </table:table-cell>
          <table:table-cell ns42:value-type="float" office:value="90" office:value-type="float">
            <text:p>90</text:p>
          </table:table-cell>
          <table:table-cell ns42:value-type="float" office:value="193" office:value-type="float">
            <text:p>193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33" office:value-type="float">
            <text:p>233</text:p>
          </table:table-cell>
          <table:table-cell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6" office:value-type="float">
            <text:p>6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709" office:value-type="float">
            <text:p>709</text:p>
          </table:table-cell>
          <table:table-cell ns42:value-type="float" office:value="609" office:value-type="float">
            <text:p>609</text:p>
          </table:table-cell>
          <table:table-cell ns42:value-type="float" office:value="1318" office:value-type="float">
            <text:p>1318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95" office:value-type="float">
            <text:p>695</text:p>
          </table:table-cell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 ns42:value-type="float" office:value="1" office:value-type="float">
            <text:p>1</text:p>
          </table:table-cell>
          <table:table-cell ns42:value-type="float" office:value="58" office:value-type="float">
            <text:p>58</text:p>
          </table:table-cell>
          <table:table-cell ns42:value-type="float" office:value="14" office:value-type="float">
            <text:p>14</text:p>
          </table:table-cell>
          <table:table-cell ns42:value-type="float" office:value="5" office:value-type="float">
            <text:p>5</text:p>
          </table:table-cell>
          <table:table-cell ns42:value-type="float" office:value="1774" office:value-type="float">
            <text:p>1774</text:p>
          </table:table-cell>
          <table:table-cell ns42:value-type="float" office:value="1771" office:value-type="float">
            <text:p>1771</text:p>
          </table:table-cell>
          <table:table-cell ns42:value-type="float" office:value="3545" office:value-type="float">
            <text:p>3545</text:p>
          </table:table-cell>
          <table:table-cell ns42:value-type="float" table:style-name="ce2" office:value="126" office:value-type="float">
            <text:p>126</text:p>
          </table:table-cell>
          <table:table-cell ns42:value-type="float" table:style-name="ce18" office:value="65" office:value-type="float">
            <text:p>6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 Da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8" office:value-type="float">
            <text:p>21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549" office:value-type="float">
            <text:p>549</text:p>
          </table:table-cell>
          <table:table-cell ns42:value-type="float" office:value="529" office:value-type="float">
            <text:p>529</text:p>
          </table:table-cell>
          <table:table-cell ns42:value-type="float" office:value="1078" office:value-type="float">
            <text:p>1078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 Dalen, Tijd. aanw. woonwagen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Dal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6" office:value-type="float">
            <text:p>7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04" office:value-type="float">
            <text:p>204</text:p>
          </table:table-cell>
          <table:table-cell ns42:value-type="float" office:value="177" office:value-type="float">
            <text:p>177</text:p>
          </table:table-cell>
          <table:table-cell ns42:value-type="float" office:value="381" office:value-type="float">
            <text:p>381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Wacht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4" office:value-type="float">
            <text:p>54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76" office:value-type="float">
            <text:p>176</text:p>
          </table:table-cell>
          <table:table-cell ns42:value-type="float" office:value="147" office:value-type="float">
            <text:p>147</text:p>
          </table:table-cell>
          <table:table-cell ns42:value-type="float" office:value="323" office:value-type="float">
            <text:p>32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Vossebel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table:number-columns-repeated="7"/>
          <table:table-cell ns42:value-type="float" office:value="70" office:value-type="float">
            <text:p>70</text:p>
          </table:table-cell>
          <table:table-cell ns42:value-type="float" office:value="65" office:value-type="float">
            <text:p>65</text:p>
          </table:table-cell>
          <table:table-cell ns42:value-type="float" office:value="135" office:value-type="float">
            <text:p>135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de Lo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33" table:number-columns-repeated="2" office:value-type="float">
            <text:p>33</text:p>
          </table:table-cell>
          <table:table-cell ns42:value-type="float" office:value="66" office:value-type="float">
            <text:p>6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Veenhuiz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7" office:value-type="float">
            <text:p>17</text:p>
          </table:table-cell>
          <table:table-cell ns42:value-type="float" office:value="16" office:value-type="float">
            <text:p>16</text:p>
          </table:table-cell>
          <table:table-cell ns42:value-type="float" office:value="33" office:value-type="float">
            <text:p>3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89" office:value-type="float">
            <text:p>38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1" office:value-type="float">
            <text:p>21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1049" office:value-type="float">
            <text:p>1049</text:p>
          </table:table-cell>
          <table:table-cell ns42:value-type="float" office:value="967" office:value-type="float">
            <text:p>967</text:p>
          </table:table-cell>
          <table:table-cell ns42:value-type="float" office:value="2016" office:value-type="float">
            <text:p>2016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Da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7" office:value-type="float">
            <text:p>77</text:p>
          </table:table-cell>
          <table:table-cell table:number-columns-repeated="7"/>
          <table:table-cell ns42:value-type="float" office:value="157" office:value-type="float">
            <text:p>157</text:p>
          </table:table-cell>
          <table:table-cell ns42:value-type="float" office:value="145" office:value-type="float">
            <text:p>145</text:p>
          </table:table-cell>
          <table:table-cell ns42:value-type="float" office:value="302" office:value-type="float">
            <text:p>302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Stieltjeskana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4" office:value-type="float">
            <text:p>4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21" office:value-type="float">
            <text:p>121</text:p>
          </table:table-cell>
          <table:table-cell ns42:value-type="float" office:value="118" office:value-type="float">
            <text:p>118</text:p>
          </table:table-cell>
          <table:table-cell ns42:value-type="float" office:value="239" office:value-type="float">
            <text:p>239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Stieltjeskanaal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Wacht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28" office:value-type="float">
            <text:p>28</text:p>
          </table:table-cell>
          <table:table-cell ns42:value-type="float" office:value="33" office:value-type="float">
            <text:p>33</text:p>
          </table:table-cell>
          <table:table-cell ns42:value-type="float" office:value="61" office:value-type="float">
            <text:p>6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Hoogehaa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1" office:value-type="float">
            <text:p>41</text:p>
          </table:table-cell>
          <table:table-cell ns42:value-type="float" office:value="32" office:value-type="float">
            <text:p>32</text:p>
          </table:table-cell>
          <table:table-cell ns42:value-type="float" office:value="73" office:value-type="float">
            <text:p>7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Vossebel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36" office:value-type="float">
            <text:p>36</text:p>
          </table:table-cell>
          <table:table-cell ns42:value-type="float" office:value="32" office:value-type="float">
            <text:p>32</text:p>
          </table:table-cell>
          <table:table-cell ns42:value-type="float" office:value="68" office:value-type="float">
            <text:p>6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Vossebelt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de Lo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29" office:value-type="float">
            <text:p>29</text:p>
          </table:table-cell>
          <table:table-cell ns42:value-type="float" office:value="19" office:value-type="float">
            <text:p>19</text:p>
          </table:table-cell>
          <table:table-cell ns42:value-type="float" office:value="48" office:value-type="float">
            <text:p>48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64" office:value-type="float">
            <text:p>164</text:p>
          </table:table-cell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/>
          <table:table-cell ns42:value-type="float" office:value="412" office:value-type="float">
            <text:p>412</text:p>
          </table:table-cell>
          <table:table-cell ns42:value-type="float" office:value="379" office:value-type="float">
            <text:p>379</text:p>
          </table:table-cell>
          <table:table-cell ns42:value-type="float" office:value="791" office:value-type="float">
            <text:p>791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53" office:value-type="float">
            <text:p>553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2" office:value-type="float">
            <text:p>22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ns42:value-type="float" office:value="1461" office:value-type="float">
            <text:p>1461</text:p>
          </table:table-cell>
          <table:table-cell ns42:value-type="float" office:value="1346" office:value-type="float">
            <text:p>1346</text:p>
          </table:table-cell>
          <table:table-cell ns42:value-type="float" office:value="2807" office:value-type="float">
            <text:p>2807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7" office:value-type="float">
            <text:p>8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16" office:value-type="float">
            <text:p>216</text:p>
          </table:table-cell>
          <table:table-cell ns42:value-type="float" office:value="194" office:value-type="float">
            <text:p>194</text:p>
          </table:table-cell>
          <table:table-cell ns42:value-type="float" office:value="410" office:value-type="float">
            <text:p>410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7" office:value-type="float">
            <text:p>8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16" office:value-type="float">
            <text:p>216</text:p>
          </table:table-cell>
          <table:table-cell ns42:value-type="float" office:value="194" office:value-type="float">
            <text:p>194</text:p>
          </table:table-cell>
          <table:table-cell ns42:value-type="float" office:value="410" office:value-type="float">
            <text:p>410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iever, Diev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0" office:value-type="float">
            <text:p>30</text:p>
          </table:table-cell>
          <table:table-cell ns42:value-type="float" office:value="27" office:value-type="float">
            <text:p>27</text:p>
          </table:table-cell>
          <table:table-cell ns42:value-type="float" office:value="57" office:value-type="float">
            <text:p>57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iever, Kalt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table:number-columns-repeated="7"/>
          <table:table-cell ns42:value-type="float" office:value="53" office:value-type="float">
            <text:p>53</text:p>
          </table:table-cell>
          <table:table-cell ns42:value-type="float" office:value="50" office:value-type="float">
            <text:p>50</text:p>
          </table:table-cell>
          <table:table-cell ns42:value-type="float" office:value="103" office:value-type="float">
            <text:p>10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iever, Berkenheuve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4" office:value-type="float">
            <text:p>4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iever, Kasteel, Diac. Arm- en werk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5" office:value-type="float">
            <text:p>5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iever, Kasteel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1" office:value-type="float">
            <text:p>61</text:p>
          </table:table-cell>
          <table:table-cell ns42:value-type="float" office:value="73" office:value-type="float">
            <text:p>73</text:p>
          </table:table-cell>
          <table:table-cell ns42:value-type="float" office:value="134" office:value-type="float">
            <text:p>13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iever, Vaa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17" table:number-columns-repeated="2" office:value-type="float">
            <text:p>17</text:p>
          </table:table-cell>
          <table:table-cell ns42:value-type="float" office:value="34" office:value-type="float">
            <text:p>3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iever, Diever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2" office:value-type="float">
            <text:p>12</text:p>
          </table:table-cell>
          <table:table-cell ns42:value-type="float" office:value="7" office:value-type="float">
            <text:p>7</text:p>
          </table:table-cell>
          <table:table-cell ns42:value-type="float" office:value="19" office:value-type="float">
            <text:p>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iever, Dieverbru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table:number-columns-repeated="7"/>
          <table:table-cell ns42:value-type="float" office:value="57" office:value-type="float">
            <text:p>57</text:p>
          </table:table-cell>
          <table:table-cell ns42:value-type="float" office:value="61" office:value-type="float">
            <text:p>61</text:p>
          </table:table-cell>
          <table:table-cell ns42:value-type="float" office:value="118" office:value-type="float">
            <text:p>11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iever, Oldendieverbru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11" office:value-type="float">
            <text:p>11</text:p>
          </table:table-cell>
          <table:table-cell ns42:value-type="float" office:value="20" office:value-type="float">
            <text:p>2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iever, Oldendiev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8" office:value-type="float">
            <text:p>38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6" office:value-type="float">
            <text:p>96</text:p>
          </table:table-cell>
          <table:table-cell ns42:value-type="float" office:value="82" office:value-type="float">
            <text:p>82</text:p>
          </table:table-cell>
          <table:table-cell ns42:value-type="float" office:value="178" office:value-type="float">
            <text:p>178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apse, Ten Da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32" office:value-type="float">
            <text:p>32</text:p>
          </table:table-cell>
          <table:table-cell ns42:value-type="float" office:value="21" office:value-type="float">
            <text:p>21</text:p>
          </table:table-cell>
          <table:table-cell ns42:value-type="float" office:value="53" office:value-type="float">
            <text:p>5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apse, Soerth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24" office:value-type="float">
            <text:p>24</text:p>
          </table:table-cell>
          <table:table-cell ns42:value-type="float" office:value="13" office:value-type="float">
            <text:p>13</text:p>
          </table:table-cell>
          <table:table-cell ns42:value-type="float" office:value="37" office:value-type="float">
            <text:p>3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apse, Ten Hav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7"/>
          <table:table-cell ns42:value-type="float" office:value="49" office:value-type="float">
            <text:p>49</text:p>
          </table:table-cell>
          <table:table-cell ns42:value-type="float" office:value="43" office:value-type="float">
            <text:p>43</text:p>
          </table:table-cell>
          <table:table-cell ns42:value-type="float" office:value="92" office:value-type="float">
            <text:p>9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apse, Veldhuiz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79" office:value-type="float">
            <text:p>79</text:p>
          </table:table-cell>
          <table:table-cell ns42:value-type="float" office:value="74" office:value-type="float">
            <text:p>74</text:p>
          </table:table-cell>
          <table:table-cell ns42:value-type="float" office:value="153" office:value-type="float">
            <text:p>15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apse, Veenhuiz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table:number-columns-repeated="7"/>
          <table:table-cell ns42:value-type="float" office:value="67" office:value-type="float">
            <text:p>67</text:p>
          </table:table-cell>
          <table:table-cell ns42:value-type="float" office:value="62" office:value-type="float">
            <text:p>62</text:p>
          </table:table-cell>
          <table:table-cell ns42:value-type="float" office:value="129" office:value-type="float">
            <text:p>12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ittelte, Noord-Wittel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20" office:value-type="float">
            <text:p>20</text:p>
          </table:table-cell>
          <table:table-cell ns42:value-type="float" office:value="11" office:value-type="float">
            <text:p>11</text:p>
          </table:table-cell>
          <table:table-cell ns42:value-type="float" office:value="31" office:value-type="float">
            <text:p>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ittelte, Wittel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9" office:value-type="float">
            <text:p>39</text:p>
          </table:table-cell>
          <table:table-cell ns42:value-type="float" office:value="47" office:value-type="float">
            <text:p>47</text:p>
          </table:table-cell>
          <table:table-cell ns42:value-type="float" office:value="86" office:value-type="float">
            <text:p>86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ittelte, Heersvaartj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ittelte, Wittelterbru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9" office:value-type="float">
            <text:p>29</text:p>
          </table:table-cell>
          <table:table-cell ns42:value-type="float" office:value="27" office:value-type="float">
            <text:p>27</text:p>
          </table:table-cell>
          <table:table-cell ns42:value-type="float" office:value="56" office:value-type="float">
            <text:p>5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ittelte, Bergru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5" office:value-type="float">
            <text:p>5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ittelte, 't 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table:number-columns-repeated="2" office:value-type="float">
            <text:p>4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ittelte, 't Mo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5" table:number-columns-repeated="2" office:value-type="float">
            <text:p>5</text:p>
          </table:table-cell>
          <table:table-cell ns42:value-type="float" office:value="10" office:value-type="float">
            <text:p>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ateren, Groot-Wat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6" office:value-type="float">
            <text:p>56</text:p>
          </table:table-cell>
          <table:table-cell ns42:value-type="float" office:value="48" office:value-type="float">
            <text:p>48</text:p>
          </table:table-cell>
          <table:table-cell ns42:value-type="float" office:value="104" office:value-type="float">
            <text:p>10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ateren, 't Br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7" office:value-type="float">
            <text:p>7</text:p>
          </table:table-cell>
          <table:table-cell ns42:value-type="float" office:value="17" office:value-type="float">
            <text:p>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ateren, Klein-Wat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" office:value-type="float">
            <text:p>10</text:p>
          </table:table-cell>
          <table:table-cell ns42:value-type="float" office:value="15" office:value-type="float">
            <text:p>15</text:p>
          </table:table-cell>
          <table:table-cell ns42:value-type="float" office:value="25" office:value-type="float">
            <text:p>25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ateren, Zorgvlie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0" office:value-type="float">
            <text:p>40</text:p>
          </table:table-cell>
          <table:table-cell ns42:value-type="float" office:value="43" office:value-type="float">
            <text:p>43</text:p>
          </table:table-cell>
          <table:table-cell ns42:value-type="float" office:value="83" office:value-type="float">
            <text:p>8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13" office:value-type="float">
            <text:p>313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816" office:value-type="float">
            <text:p>816</text:p>
          </table:table-cell>
          <table:table-cell ns42:value-type="float" office:value="764" office:value-type="float">
            <text:p>764</text:p>
          </table:table-cell>
          <table:table-cell ns42:value-type="float" office:value="1580" office:value-type="float">
            <text:p>1580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00" office:value-type="float">
            <text:p>400</text:p>
          </table:table-cell>
          <table:table-cell ns42:value-type="float" office:value="15" office:value-type="float">
            <text:p>15</text:p>
          </table:table-cell>
          <table:table-cell table:number-columns-repeated="3"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1032" office:value-type="float">
            <text:p>1032</text:p>
          </table:table-cell>
          <table:table-cell ns42:value-type="float" office:value="958" office:value-type="float">
            <text:p>958</text:p>
          </table:table-cell>
          <table:table-cell ns42:value-type="float" office:value="1990" office:value-type="float">
            <text:p>1990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, Arm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5" office:value-type="float">
            <text:p>5</text:p>
          </table:table-cell>
          <table:table-cell ns42:value-type="float" office:value="14" office:value-type="float">
            <text:p>1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04" office:value-type="float">
            <text:p>104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322" office:value-type="float">
            <text:p>322</text:p>
          </table:table-cell>
          <table:table-cell ns42:value-type="float" office:value="323" office:value-type="float">
            <text:p>323</text:p>
          </table:table-cell>
          <table:table-cell ns42:value-type="float" office:value="645" office:value-type="float">
            <text:p>64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5" office:value-type="float">
            <text:p>105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331" office:value-type="float">
            <text:p>331</text:p>
          </table:table-cell>
          <table:table-cell ns42:value-type="float" office:value="328" office:value-type="float">
            <text:p>328</text:p>
          </table:table-cell>
          <table:table-cell ns42:value-type="float" office:value="659" office:value-type="float">
            <text:p>659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Westei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" office:value-type="float">
            <text:p>4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38" office:value-type="float">
            <text:p>138</text:p>
          </table:table-cell>
          <table:table-cell ns42:value-type="float" office:value="110" office:value-type="float">
            <text:p>110</text:p>
          </table:table-cell>
          <table:table-cell ns42:value-type="float" office:value="248" office:value-type="float">
            <text:p>24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Lhee, 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4" office:value-type="float">
            <text:p>4</text:p>
          </table:table-cell>
          <table:table-cell ns42:value-type="float" office:value="13" office:value-type="float">
            <text:p>1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Lhee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70" office:value-type="float">
            <text:p>7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11" office:value-type="float">
            <text:p>211</text:p>
          </table:table-cell>
          <table:table-cell ns42:value-type="float" office:value="171" office:value-type="float">
            <text:p>171</text:p>
          </table:table-cell>
          <table:table-cell ns42:value-type="float" office:value="382" office:value-type="float">
            <text:p>382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Lheebr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7"/>
          <table:table-cell ns42:value-type="float" office:value="56" office:value-type="float">
            <text:p>56</text:p>
          </table:table-cell>
          <table:table-cell ns42:value-type="float" office:value="49" office:value-type="float">
            <text:p>49</text:p>
          </table:table-cell>
          <table:table-cell ns42:value-type="float" office:value="105" office:value-type="float">
            <text:p>105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Leggelo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6" office:value-type="float">
            <text:p>96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80" office:value-type="float">
            <text:p>280</text:p>
          </table:table-cell>
          <table:table-cell ns42:value-type="float" office:value="228" office:value-type="float">
            <text:p>228</text:p>
          </table:table-cell>
          <table:table-cell ns42:value-type="float" office:value="508" office:value-type="float">
            <text:p>50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Dieverbru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8" office:value-type="float">
            <text:p>38</text:p>
          </table:table-cell>
          <table:table-cell ns42:value-type="float" office:value="24" office:value-type="float">
            <text:p>24</text:p>
          </table:table-cell>
          <table:table-cell ns42:value-type="float" office:value="62" office:value-type="float">
            <text:p>62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Eemst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9" office:value-type="float">
            <text:p>59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91" office:value-type="float">
            <text:p>191</text:p>
          </table:table-cell>
          <table:table-cell ns42:value-type="float" office:value="161" office:value-type="float">
            <text:p>161</text:p>
          </table:table-cell>
          <table:table-cell ns42:value-type="float" office:value="352" office:value-type="float">
            <text:p>352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Voshaa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9" office:value-type="float">
            <text:p>9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95" office:value-type="float">
            <text:p>29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930" office:value-type="float">
            <text:p>930</text:p>
          </table:table-cell>
          <table:table-cell ns42:value-type="float" office:value="756" office:value-type="float">
            <text:p>756</text:p>
          </table:table-cell>
          <table:table-cell ns42:value-type="float" office:value="1686" office:value-type="float">
            <text:p>1686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00" office:value-type="float">
            <text:p>40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1261" office:value-type="float">
            <text:p>1261</text:p>
          </table:table-cell>
          <table:table-cell ns42:value-type="float" office:value="1084" office:value-type="float">
            <text:p>1084</text:p>
          </table:table-cell>
          <table:table-cell ns42:value-type="float" office:value="2345" office:value-type="float">
            <text:p>2345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 Ee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1" office:value-type="float">
            <text:p>131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302" office:value-type="float">
            <text:p>302</text:p>
          </table:table-cell>
          <table:table-cell ns42:value-type="float" office:value="278" office:value-type="float">
            <text:p>278</text:p>
          </table:table-cell>
          <table:table-cell ns42:value-type="float" office:value="580" office:value-type="float">
            <text:p>580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Paterswo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0" office:value-type="float">
            <text:p>120</text:p>
          </table:table-cell>
          <table:table-cell ns42:value-type="float" office:value="6" office:value-type="float">
            <text:p>6</text:p>
          </table:table-cell>
          <table:table-cell table:number-columns-repeated="6"/>
          <table:table-cell ns42:value-type="float" office:value="269" office:value-type="float">
            <text:p>269</text:p>
          </table:table-cell>
          <table:table-cell ns42:value-type="float" office:value="255" office:value-type="float">
            <text:p>255</text:p>
          </table:table-cell>
          <table:table-cell ns42:value-type="float" office:value="524" office:value-type="float">
            <text:p>524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Buurtsch. Schelfhor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11" office:value-type="float">
            <text:p>11</text:p>
          </table:table-cell>
          <table:table-cell ns42:value-type="float" office:value="24" office:value-type="float">
            <text:p>2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57" office:value-type="float">
            <text:p>257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584" office:value-type="float">
            <text:p>584</text:p>
          </table:table-cell>
          <table:table-cell ns42:value-type="float" office:value="544" office:value-type="float">
            <text:p>544</text:p>
          </table:table-cell>
          <table:table-cell ns42:value-type="float" office:value="1128" office:value-type="float">
            <text:p>1128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Ee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2" office:value-type="float">
            <text:p>92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27" office:value-type="float">
            <text:p>227</text:p>
          </table:table-cell>
          <table:table-cell ns42:value-type="float" office:value="205" office:value-type="float">
            <text:p>205</text:p>
          </table:table-cell>
          <table:table-cell ns42:value-type="float" office:value="432" office:value-type="float">
            <text:p>43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Oosterbroek, Gesticht Hoog Hulle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1" office:value-type="float">
            <text:p>21</text:p>
          </table:table-cell>
          <table:table-cell ns42:value-type="float" office:value="1" office:value-type="float">
            <text:p>1</text:p>
          </table:table-cell>
          <table:table-cell ns42:value-type="float" office:value="22" office:value-type="float">
            <text:p>22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Oosterbroek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70" office:value-type="float">
            <text:p>70</text:p>
          </table:table-cell>
          <table:table-cell ns42:value-type="float" office:value="66" office:value-type="float">
            <text:p>66</text:p>
          </table:table-cell>
          <table:table-cell ns42:value-type="float" office:value="136" office:value-type="float">
            <text:p>13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Oosterbroek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Duin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7"/>
          <table:table-cell ns42:value-type="float" office:value="61" office:value-type="float">
            <text:p>61</text:p>
          </table:table-cell>
          <table:table-cell ns42:value-type="float" office:value="48" office:value-type="float">
            <text:p>48</text:p>
          </table:table-cell>
          <table:table-cell ns42:value-type="float" office:value="109" office:value-type="float">
            <text:p>109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Paterswo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0" office:value-type="float">
            <text:p>70</text:p>
          </table:table-cell>
          <table:table-cell ns42:value-type="float" office:value="66" office:value-type="float">
            <text:p>66</text:p>
          </table:table-cell>
          <table:table-cell ns42:value-type="float" office:value="136" office:value-type="float">
            <text:p>13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Eelderwo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7"/>
          <table:table-cell ns42:value-type="float" office:value="57" office:value-type="float">
            <text:p>57</text:p>
          </table:table-cell>
          <table:table-cell ns42:value-type="float" office:value="53" office:value-type="float">
            <text:p>53</text:p>
          </table:table-cell>
          <table:table-cell ns42:value-type="float" office:value="110" office:value-type="float">
            <text:p>1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Schelfhor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25" office:value-type="float">
            <text:p>25</text:p>
          </table:table-cell>
          <table:table-cell ns42:value-type="float" office:value="27" office:value-type="float">
            <text:p>27</text:p>
          </table:table-cell>
          <table:table-cell ns42:value-type="float" office:value="52" office:value-type="float">
            <text:p>5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Helmer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3" office:value-type="float">
            <text:p>23</text:p>
          </table:table-cell>
          <table:table-cell ns42:value-type="float" office:value="25" office:value-type="float">
            <text:p>25</text:p>
          </table:table-cell>
          <table:table-cell ns42:value-type="float" office:value="48" office:value-type="float">
            <text:p>4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05" office:value-type="float">
            <text:p>205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" table:number-columns-repeated="2" office:value-type="float">
            <text:p>1</text:p>
          </table:table-cell>
          <table:table-cell/>
          <table:table-cell ns42:value-type="float" office:value="554" office:value-type="float">
            <text:p>554</text:p>
          </table:table-cell>
          <table:table-cell ns42:value-type="float" office:value="491" office:value-type="float">
            <text:p>491</text:p>
          </table:table-cell>
          <table:table-cell ns42:value-type="float" office:value="1045" office:value-type="float">
            <text:p>1045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8"/>
          <table:table-cell ns42:value-type="float" office:value="1" table:number-columns-repeated="2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62" office:value-type="float">
            <text:p>462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138" office:value-type="float">
            <text:p>1138</text:p>
          </table:table-cell>
          <table:table-cell ns42:value-type="float" office:value="1036" office:value-type="float">
            <text:p>1036</text:p>
          </table:table-cell>
          <table:table-cell ns42:value-type="float" office:value="2174" office:value-type="float">
            <text:p>2174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7" office:value-type="float">
            <text:p>18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354" office:value-type="float">
            <text:p>354</text:p>
          </table:table-cell>
          <table:table-cell ns42:value-type="float" office:value="312" office:value-type="float">
            <text:p>312</text:p>
          </table:table-cell>
          <table:table-cell ns42:value-type="float" office:value="666" office:value-type="float">
            <text:p>666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6" office:value-type="float">
            <text:p>66</text:p>
          </table:table-cell>
          <table:table-cell ns42:value-type="float" office:value="45" office:value-type="float">
            <text:p>45</text:p>
          </table:table-cell>
          <table:table-cell ns42:value-type="float" office:value="111" office:value-type="float">
            <text:p>1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3" office:value-type="float">
            <text:p>43</text:p>
          </table:table-cell>
          <table:table-cell ns42:value-type="float" office:value="36" office:value-type="float">
            <text:p>36</text:p>
          </table:table-cell>
          <table:table-cell ns42:value-type="float" office:value="79" office:value-type="float">
            <text:p>7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4" office:value-type="float">
            <text:p>104</text:p>
          </table:table-cell>
          <table:table-cell table:number-columns-repeated="7"/>
          <table:table-cell ns42:value-type="float" office:value="272" office:value-type="float">
            <text:p>272</text:p>
          </table:table-cell>
          <table:table-cell ns42:value-type="float" office:value="279" office:value-type="float">
            <text:p>279</text:p>
          </table:table-cell>
          <table:table-cell ns42:value-type="float" office:value="551" office:value-type="float">
            <text:p>55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30" office:value-type="float">
            <text:p>33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735" office:value-type="float">
            <text:p>735</text:p>
          </table:table-cell>
          <table:table-cell ns42:value-type="float" office:value="672" office:value-type="float">
            <text:p>672</text:p>
          </table:table-cell>
          <table:table-cell ns42:value-type="float" office:value="1407" office:value-type="float">
            <text:p>1407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3" office:value-type="float">
            <text:p>3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85" office:value-type="float">
            <text:p>285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760" office:value-type="float">
            <text:p>760</text:p>
          </table:table-cell>
          <table:table-cell ns42:value-type="float" office:value="713" office:value-type="float">
            <text:p>713</text:p>
          </table:table-cell>
          <table:table-cell ns42:value-type="float" office:value="1473" office:value-type="float">
            <text:p>1473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.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8" office:value-type="float">
            <text:p>98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73" office:value-type="float">
            <text:p>273</text:p>
          </table:table-cell>
          <table:table-cell ns42:value-type="float" office:value="246" office:value-type="float">
            <text:p>246</text:p>
          </table:table-cell>
          <table:table-cell ns42:value-type="float" office:value="519" office:value-type="float">
            <text:p>519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.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ns42:value-type="float" office:value="5" office:value-type="float">
            <text:p>5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.A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3" office:value-type="float">
            <text:p>13</text:p>
          </table:table-cell>
          <table:table-cell table:number-columns-repeated="4"/>
          <table:table-cell ns42:value-type="float" table:style-name="ce2" office:value="33" office:value-type="float">
            <text:p>33</text:p>
          </table:table-cell>
          <table:table-cell ns42:value-type="float" table:style-name="ce18" office:value="32" office:value-type="float">
            <text:p>3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0" office:value-type="float">
            <text:p>390</text:p>
          </table:table-cell>
          <table:table-cell ns42:value-type="float" office:value="8" office:value-type="float">
            <text:p>8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070" office:value-type="float">
            <text:p>1070</text:p>
          </table:table-cell>
          <table:table-cell ns42:value-type="float" office:value="1041" office:value-type="float">
            <text:p>1041</text:p>
          </table:table-cell>
          <table:table-cell ns42:value-type="float" office:value="2111" office:value-type="float">
            <text:p>2111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5" office:value-type="float">
            <text:p>15</text:p>
          </table:table-cell>
          <table:table-cell table:number-columns-repeated="4"/>
          <table:table-cell ns42:value-type="float" table:style-name="ce2" office:value="32" office:value-type="float">
            <text:p>32</text:p>
          </table:table-cell>
          <table:table-cell ns42:value-type="float" table:style-name="ce18" office:value="30" office:value-type="float">
            <text:p>3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.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0" office:value-type="float">
            <text:p>60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76" office:value-type="float">
            <text:p>176</text:p>
          </table:table-cell>
          <table:table-cell ns42:value-type="float" office:value="166" office:value-type="float">
            <text:p>166</text:p>
          </table:table-cell>
          <table:table-cell ns42:value-type="float" office:value="342" office:value-type="float">
            <text:p>34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18" office:value-type="float">
            <text:p>218</text:p>
          </table:table-cell>
          <table:table-cell ns42:value-type="float" office:value="200" office:value-type="float">
            <text:p>200</text:p>
          </table:table-cell>
          <table:table-cell ns42:value-type="float" office:value="418" office:value-type="float">
            <text:p>41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1" office:value-type="float">
            <text:p>331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859" office:value-type="float">
            <text:p>859</text:p>
          </table:table-cell>
          <table:table-cell ns42:value-type="float" office:value="822" office:value-type="float">
            <text:p>822</text:p>
          </table:table-cell>
          <table:table-cell ns42:value-type="float" office:value="1681" office:value-type="float">
            <text:p>1681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8" office:value-type="float">
            <text:p>28</text:p>
          </table:table-cell>
          <table:table-cell table:number-columns-repeated="4"/>
          <table:table-cell ns42:value-type="float" office:value="89" office:value-type="float">
            <text:p>89</text:p>
          </table:table-cell>
          <table:table-cell ns42:value-type="float" office:value="73" office:value-type="float">
            <text:p>73</text:p>
          </table:table-cell>
          <table:table-cell ns42:value-type="float" office:value="162" office:value-type="float">
            <text:p>16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4" office:value-type="float">
            <text:p>4</text:p>
          </table:table-cell>
          <table:table-cell table:number-columns-repeated="4"/>
          <table:table-cell ns42:value-type="float" table:style-name="ce2" office:value="10" office:value-type="float">
            <text:p>10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ns42:value-type="float" office:value="12" office:value-type="float">
            <text:p>12</text:p>
          </table:table-cell>
          <table:table-cell ns42:value-type="float" office:value="19" office:value-type="float">
            <text:p>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6" office:value-type="float">
            <text:p>256</text:p>
          </table:table-cell>
          <table:table-cell ns42:value-type="float" office:value="12" office:value-type="float">
            <text:p>12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709" office:value-type="float">
            <text:p>709</text:p>
          </table:table-cell>
          <table:table-cell ns42:value-type="float" office:value="700" office:value-type="float">
            <text:p>700</text:p>
          </table:table-cell>
          <table:table-cell ns42:value-type="float" office:value="1409" office:value-type="float">
            <text:p>1409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0" office:value-type="float">
            <text:p>10</text:p>
          </table:table-cell>
          <table:table-cell table:number-columns-repeated="4"/>
          <table:table-cell ns42:value-type="float" office:value="26" office:value-type="float">
            <text:p>26</text:p>
          </table:table-cell>
          <table:table-cell ns42:value-type="float" office:value="25" office:value-type="float">
            <text:p>25</text:p>
          </table:table-cell>
          <table:table-cell ns42:value-type="float" office:value="51" office:value-type="float">
            <text:p>5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7" office:value-type="float">
            <text:p>17</text:p>
          </table:table-cell>
          <table:table-cell table:number-columns-repeated="4"/>
          <table:table-cell ns42:value-type="float" table:style-name="ce2" office:value="44" office:value-type="float">
            <text:p>44</text:p>
          </table:table-cell>
          <table:table-cell ns42:value-type="float" table:style-name="ce18" office:value="41" office:value-type="float">
            <text:p>4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.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4" office:value-type="float">
            <text:p>8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46" office:value-type="float">
            <text:p>246</text:p>
          </table:table-cell>
          <table:table-cell ns42:value-type="float" office:value="254" office:value-type="float">
            <text:p>254</text:p>
          </table:table-cell>
          <table:table-cell ns42:value-type="float" office:value="500" office:value-type="float">
            <text:p>500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.A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6" office:value-type="float">
            <text:p>6</text:p>
          </table:table-cell>
          <table:table-cell table:number-columns-repeated="4"/>
          <table:table-cell ns42:value-type="float" table:style-name="ce2" office:value="22" office:value-type="float">
            <text:p>22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Arm- en werk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8" table:number-columns-repeated="2" office:value-type="float">
            <text:p>8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394" office:value-type="float">
            <text:p>394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004" office:value-type="float">
            <text:p>1004</text:p>
          </table:table-cell>
          <table:table-cell ns42:value-type="float" office:value="974" office:value-type="float">
            <text:p>974</text:p>
          </table:table-cell>
          <table:table-cell ns42:value-type="float" office:value="1978" office:value-type="float">
            <text:p>1978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Woon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ns42:value-type="float" office:value="6" office:value-type="float">
            <text:p>6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.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7" office:value-type="float">
            <text:p>67</text:p>
          </table:table-cell>
          <table:table-cell ns42:value-type="float" office:value="62" office:value-type="float">
            <text:p>62</text:p>
          </table:table-cell>
          <table:table-cell ns42:value-type="float" office:value="129" office:value-type="float">
            <text:p>12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6" office:value-type="float">
            <text:p>16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445" office:value-type="float">
            <text:p>445</text:p>
          </table:table-cell>
          <table:table-cell ns42:value-type="float" office:value="454" office:value-type="float">
            <text:p>454</text:p>
          </table:table-cell>
          <table:table-cell ns42:value-type="float" office:value="899" office:value-type="float">
            <text:p>899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.A</text:p>
          </table:table-cell>
          <table:table-cell ns42:value-type="string" office:value-type="string">
            <text:p>Kaz.Kon.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4" office:value-type="float">
            <text:p>4</text:p>
          </table:table-cell>
          <table:table-cell ns42:value-type="float" office:value="14" office:value-type="float">
            <text:p>1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.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69" office:value-type="float">
            <text:p>269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704" office:value-type="float">
            <text:p>704</text:p>
          </table:table-cell>
          <table:table-cell ns42:value-type="float" office:value="682" office:value-type="float">
            <text:p>682</text:p>
          </table:table-cell>
          <table:table-cell ns42:value-type="float" office:value="1386" office:value-type="float">
            <text:p>138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.C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2" office:value-type="float">
            <text:p>12</text:p>
          </table:table-cell>
          <table:table-cell table:number-columns-repeated="4"/>
          <table:table-cell ns42:value-type="float" table:style-name="ce2" office:value="23" office:value-type="float">
            <text:p>23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.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3" office:value-type="float">
            <text:p>273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727" office:value-type="float">
            <text:p>727</text:p>
          </table:table-cell>
          <table:table-cell ns42:value-type="float" office:value="741" office:value-type="float">
            <text:p>741</text:p>
          </table:table-cell>
          <table:table-cell ns42:value-type="float" office:value="1468" office:value-type="float">
            <text:p>146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.B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5"/>
          <table:table-cell ns42:value-type="float" office:value="1" table:number-columns-repeated="2" office:value-type="float">
            <text:p>1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.B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3" office:value-type="float">
            <text:p>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1" office:value-type="float">
            <text:p>14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86" office:value-type="float">
            <text:p>386</text:p>
          </table:table-cell>
          <table:table-cell ns42:value-type="float" office:value="383" office:value-type="float">
            <text:p>383</text:p>
          </table:table-cell>
          <table:table-cell ns42:value-type="float" office:value="769" office:value-type="float">
            <text:p>769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4" office:value-type="float">
            <text:p>4</text:p>
          </table:table-cell>
          <table:table-cell table:number-columns-repeated="4"/>
          <table:table-cell ns42:value-type="float" table:style-name="ce2" office:value="11" office:value-type="float">
            <text:p>11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9" office:value-type="float">
            <text:p>259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31" office:value-type="float">
            <text:p>731</text:p>
          </table:table-cell>
          <table:table-cell ns42:value-type="float" office:value="639" office:value-type="float">
            <text:p>639</text:p>
          </table:table-cell>
          <table:table-cell ns42:value-type="float" office:value="1370" office:value-type="float">
            <text:p>1370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.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2" office:value-type="float">
            <text:p>122</text:p>
          </table:table-cell>
          <table:table-cell ns42:value-type="float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341" office:value-type="float">
            <text:p>341</text:p>
          </table:table-cell>
          <table:table-cell ns42:value-type="float" office:value="322" office:value-type="float">
            <text:p>322</text:p>
          </table:table-cell>
          <table:table-cell ns42:value-type="float" office:value="663" office:value-type="float">
            <text:p>66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.A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.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0" office:value-type="float">
            <text:p>11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01" office:value-type="float">
            <text:p>301</text:p>
          </table:table-cell>
          <table:table-cell ns42:value-type="float" office:value="297" office:value-type="float">
            <text:p>297</text:p>
          </table:table-cell>
          <table:table-cell ns42:value-type="float" office:value="598" office:value-type="float">
            <text:p>59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.B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4" office:value-type="float">
            <text:p>4</text:p>
          </table:table-cell>
          <table:table-cell table:number-columns-repeated="4"/>
          <table:table-cell ns42:value-type="float" table:style-name="ce2" office:value="10" office:value-type="float">
            <text:p>10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289" office:value-type="float">
            <text:p>3289</text:p>
          </table:table-cell>
          <table:table-cell ns42:value-type="float" office:value="72" office:value-type="float">
            <text:p>72</text:p>
          </table:table-cell>
          <table:table-cell ns42:value-type="float" office:value="6" office:value-type="float">
            <text:p>6</text:p>
          </table:table-cell>
          <table:table-cell ns42:value-type="float" office:value="43" office:value-type="float">
            <text:p>43</text:p>
          </table:table-cell>
          <table:table-cell ns42:value-type="float" office:value="9" office:value-type="float">
            <text:p>9</text:p>
          </table:table-cell>
          <table:table-cell ns42:value-type="float" office:value="58" office:value-type="float">
            <text:p>58</text:p>
          </table:table-cell>
          <table:table-cell ns42:value-type="float" office:value="80" office:value-type="float">
            <text:p>80</text:p>
          </table:table-cell>
          <table:table-cell/>
          <table:table-cell ns42:value-type="float" office:value="9178" office:value-type="float">
            <text:p>9178</text:p>
          </table:table-cell>
          <table:table-cell ns42:value-type="float" office:value="8834" office:value-type="float">
            <text:p>8834</text:p>
          </table:table-cell>
          <table:table-cell ns42:value-type="float" office:value="18012" office:value-type="float">
            <text:p>18012</text:p>
          </table:table-cell>
          <table:table-cell ns42:value-type="float" table:style-name="ce2" office:value="249" office:value-type="float">
            <text:p>249</text:p>
          </table:table-cell>
          <table:table-cell ns42:value-type="float" table:style-name="ce18" office:value="218" office:value-type="float">
            <text:p>2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619" office:value-type="float">
            <text:p>3619</text:p>
          </table:table-cell>
          <table:table-cell ns42:value-type="float" office:value="74" office:value-type="float">
            <text:p>74</text:p>
          </table:table-cell>
          <table:table-cell ns42:value-type="float" office:value="6" office:value-type="float">
            <text:p>6</text:p>
          </table:table-cell>
          <table:table-cell ns42:value-type="float" office:value="43" office:value-type="float">
            <text:p>43</text:p>
          </table:table-cell>
          <table:table-cell ns42:value-type="float" office:value="9" office:value-type="float">
            <text:p>9</text:p>
          </table:table-cell>
          <table:table-cell ns42:value-type="float" office:value="67" office:value-type="float">
            <text:p>67</text:p>
          </table:table-cell>
          <table:table-cell ns42:value-type="float" office:value="80" office:value-type="float">
            <text:p>80</text:p>
          </table:table-cell>
          <table:table-cell/>
          <table:table-cell ns42:value-type="float" office:value="9917" office:value-type="float">
            <text:p>9917</text:p>
          </table:table-cell>
          <table:table-cell ns42:value-type="float" office:value="9508" office:value-type="float">
            <text:p>9508</text:p>
          </table:table-cell>
          <table:table-cell ns42:value-type="float" office:value="19425" office:value-type="float">
            <text:p>19425</text:p>
          </table:table-cell>
          <table:table-cell ns42:value-type="float" table:style-name="ce2" office:value="265" office:value-type="float">
            <text:p>265</text:p>
          </table:table-cell>
          <table:table-cell ns42:value-type="float" table:style-name="ce18" office:value="227" office:value-type="float">
            <text:p>2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 Gassel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8" office:value-type="float">
            <text:p>7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11" office:value-type="float">
            <text:p>211</text:p>
          </table:table-cell>
          <table:table-cell ns42:value-type="float" office:value="179" office:value-type="float">
            <text:p>179</text:p>
          </table:table-cell>
          <table:table-cell ns42:value-type="float" office:value="390" office:value-type="float">
            <text:p>390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Buurtsch. Kostvlie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table:number-columns-repeated="7"/>
          <table:table-cell ns42:value-type="float" office:value="52" office:value-type="float">
            <text:p>52</text:p>
          </table:table-cell>
          <table:table-cell ns42:value-type="float" office:value="46" office:value-type="float">
            <text:p>46</text:p>
          </table:table-cell>
          <table:table-cell ns42:value-type="float" office:value="98" office:value-type="float">
            <text:p>9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Gasselterbo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43" office:value-type="float">
            <text:p>43</text:p>
          </table:table-cell>
          <table:table-cell ns42:value-type="float" office:value="45" office:value-type="float">
            <text:p>45</text:p>
          </table:table-cell>
          <table:table-cell ns42:value-type="float" office:value="88" office:value-type="float">
            <text:p>8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Gasselterboerveenschemo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table:number-columns-repeated="7"/>
          <table:table-cell ns42:value-type="float" office:value="81" office:value-type="float">
            <text:p>81</text:p>
          </table:table-cell>
          <table:table-cell ns42:value-type="float" office:value="61" office:value-type="float">
            <text:p>61</text:p>
          </table:table-cell>
          <table:table-cell ns42:value-type="float" office:value="142" office:value-type="float">
            <text:p>142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 Gasselternij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2" office:value-type="float">
            <text:p>122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293" office:value-type="float">
            <text:p>293</text:p>
          </table:table-cell>
          <table:table-cell ns42:value-type="float" office:value="287" office:value-type="float">
            <text:p>287</text:p>
          </table:table-cell>
          <table:table-cell ns42:value-type="float" office:value="580" office:value-type="float">
            <text:p>580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 Gasselternijveen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5" office:value-type="float">
            <text:p>35</text:p>
          </table:table-cell>
          <table:table-cell table:number-columns-repeated="4"/>
          <table:table-cell ns42:value-type="float" office:value="65" office:value-type="float">
            <text:p>65</text:p>
          </table:table-cell>
          <table:table-cell ns42:value-type="float" office:value="60" office:value-type="float">
            <text:p>60</text:p>
          </table:table-cell>
          <table:table-cell ns42:value-type="float" office:value="125" office:value-type="float">
            <text:p>125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 Gasselternijveen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Gasselternijveenschemo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3" office:value-type="float">
            <text:p>10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70" office:value-type="float">
            <text:p>270</text:p>
          </table:table-cell>
          <table:table-cell ns42:value-type="float" office:value="228" office:value-type="float">
            <text:p>228</text:p>
          </table:table-cell>
          <table:table-cell ns42:value-type="float" office:value="498" office:value-type="float">
            <text:p>498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Gasselternijveenschemond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65" office:value-type="float">
            <text:p>365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35" office:value-type="float">
            <text:p>35</text:p>
          </table:table-cell>
          <table:table-cell/>
          <table:table-cell ns42:value-type="float" office:value="21" office:value-type="float">
            <text:p>21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1015" office:value-type="float">
            <text:p>1015</text:p>
          </table:table-cell>
          <table:table-cell ns42:value-type="float" office:value="906" office:value-type="float">
            <text:p>906</text:p>
          </table:table-cell>
          <table:table-cell ns42:value-type="float" office:value="1921" office:value-type="float">
            <text:p>1921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Gassel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table:number-columns-repeated="7"/>
          <table:table-cell ns42:value-type="float" office:value="58" office:value-type="float">
            <text:p>58</text:p>
          </table:table-cell>
          <table:table-cell ns42:value-type="float" office:value="54" office:value-type="float">
            <text:p>54</text:p>
          </table:table-cell>
          <table:table-cell ns42:value-type="float" office:value="112" office:value-type="float">
            <text:p>112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Kostvlie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Gasselterbo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17" office:value-type="float">
            <text:p>17</text:p>
          </table:table-cell>
          <table:table-cell ns42:value-type="float" office:value="15" office:value-type="float">
            <text:p>15</text:p>
          </table:table-cell>
          <table:table-cell ns42:value-type="float" office:value="32" office:value-type="float">
            <text:p>3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Gasselterboerveenschemo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12" office:value-type="float">
            <text:p>12</text:p>
          </table:table-cell>
          <table:table-cell ns42:value-type="float" office:value="18" office:value-type="float">
            <text:p>1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Gasselternij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table:number-columns-repeated="7"/>
          <table:table-cell ns42:value-type="float" office:value="49" office:value-type="float">
            <text:p>49</text:p>
          </table:table-cell>
          <table:table-cell ns42:value-type="float" office:value="50" office:value-type="float">
            <text:p>50</text:p>
          </table:table-cell>
          <table:table-cell ns42:value-type="float" office:value="99" office:value-type="float">
            <text:p>9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Gasselternijveenschemo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7"/>
          <table:table-cell ns42:value-type="float" office:value="27" office:value-type="float">
            <text:p>27</text:p>
          </table:table-cell>
          <table:table-cell ns42:value-type="float" office:value="31" office:value-type="float">
            <text:p>31</text:p>
          </table:table-cell>
          <table:table-cell ns42:value-type="float" office:value="58" office:value-type="float">
            <text:p>58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6" office:value-type="float">
            <text:p>76</text:p>
          </table:table-cell>
          <table:table-cell table:number-columns-repeated="7"/>
          <table:table-cell ns42:value-type="float" office:value="161" office:value-type="float">
            <text:p>161</text:p>
          </table:table-cell>
          <table:table-cell ns42:value-type="float" office:value="164" office:value-type="float">
            <text:p>164</text:p>
          </table:table-cell>
          <table:table-cell ns42:value-type="float" office:value="325" office:value-type="float">
            <text:p>32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41" office:value-type="float">
            <text:p>441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35" office:value-type="float">
            <text:p>35</text:p>
          </table:table-cell>
          <table:table-cell/>
          <table:table-cell ns42:value-type="float" office:value="21" office:value-type="float">
            <text:p>21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1176" office:value-type="float">
            <text:p>1176</text:p>
          </table:table-cell>
          <table:table-cell ns42:value-type="float" office:value="1070" office:value-type="float">
            <text:p>1070</text:p>
          </table:table-cell>
          <table:table-cell ns42:value-type="float" office:value="2246" office:value-type="float">
            <text:p>2246</text:p>
          </table:table-cell>
          <table:table-cell ns42:value-type="float" table:style-name="ce2" office:value="32" office:value-type="float">
            <text:p>32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2" office:value-type="float">
            <text:p>8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04" office:value-type="float">
            <text:p>204</text:p>
          </table:table-cell>
          <table:table-cell ns42:value-type="float" office:value="205" office:value-type="float">
            <text:p>205</text:p>
          </table:table-cell>
          <table:table-cell ns42:value-type="float" office:value="409" office:value-type="float">
            <text:p>409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60" office:value-type="float">
            <text:p>60</text:p>
          </table:table-cell>
          <table:table-cell ns42:value-type="float" office:value="59" office:value-type="float">
            <text:p>59</text:p>
          </table:table-cell>
          <table:table-cell ns42:value-type="float" office:value="119" office:value-type="float">
            <text:p>1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Giet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69" office:value-type="float">
            <text:p>69</text:p>
          </table:table-cell>
          <table:table-cell ns42:value-type="float" office:value="59" office:value-type="float">
            <text:p>59</text:p>
          </table:table-cell>
          <table:table-cell ns42:value-type="float" office:value="128" office:value-type="float">
            <text:p>12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33" office:value-type="float">
            <text:p>133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333" office:value-type="float">
            <text:p>333</text:p>
          </table:table-cell>
          <table:table-cell ns42:value-type="float" office:value="323" office:value-type="float">
            <text:p>323</text:p>
          </table:table-cell>
          <table:table-cell ns42:value-type="float" office:value="656" office:value-type="float">
            <text:p>65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table:number-columns-repeated="7"/>
          <table:table-cell ns42:value-type="float" office:value="96" office:value-type="float">
            <text:p>96</text:p>
          </table:table-cell>
          <table:table-cell ns42:value-type="float" office:value="90" office:value-type="float">
            <text:p>90</text:p>
          </table:table-cell>
          <table:table-cell ns42:value-type="float" office:value="186" office:value-type="float">
            <text:p>18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Gieten, Woonwagen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Gieten, Tijd. aanw. woonwagens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4" office:value-type="float">
            <text:p>4</text:p>
          </table:table-cell>
          <table:table-cell table:number-columns-repeated="3"/>
          <table:table-cell ns42:value-type="float" table:style-name="ce2" office:value="7" office:value-type="float">
            <text:p>7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7" office:value-type="float">
            <text:p>37</text:p>
          </table:table-cell>
          <table:table-cell table:number-columns-repeated="7"/>
          <table:table-cell ns42:value-type="float" office:value="93" office:value-type="float">
            <text:p>93</text:p>
          </table:table-cell>
          <table:table-cell ns42:value-type="float" office:value="76" office:value-type="float">
            <text:p>76</text:p>
          </table:table-cell>
          <table:table-cell ns42:value-type="float" office:value="169" office:value-type="float">
            <text:p>16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Veenhof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19" office:value-type="float">
            <text:p>19</text:p>
          </table:table-cell>
          <table:table-cell ns42:value-type="float" office:value="23" office:value-type="float">
            <text:p>23</text:p>
          </table:table-cell>
          <table:table-cell ns42:value-type="float" office:value="42" office:value-type="float">
            <text:p>4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7"/>
          <table:table-cell ns42:value-type="float" office:value="58" office:value-type="float">
            <text:p>58</text:p>
          </table:table-cell>
          <table:table-cell ns42:value-type="float" office:value="35" office:value-type="float">
            <text:p>35</text:p>
          </table:table-cell>
          <table:table-cell ns42:value-type="float" office:value="93" office:value-type="float">
            <text:p>9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Gieterveen, Tijdelijk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4" office:value-type="float">
            <text:p>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Giet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2" office:value-type="float">
            <text:p>12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24" table:number-columns-repeated="2" office:value-type="float">
            <text:p>324</text:p>
          </table:table-cell>
          <table:table-cell ns42:value-type="float" office:value="648" office:value-type="float">
            <text:p>648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Gieterveen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6" office:value-type="float">
            <text:p>6</text:p>
          </table:table-cell>
          <table:table-cell table:number-columns-repeated="4"/>
          <table:table-cell ns42:value-type="float" table:style-name="ce2" office:value="17" office:value-type="float">
            <text:p>17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Bonn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4" office:value-type="float">
            <text:p>104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84" office:value-type="float">
            <text:p>284</text:p>
          </table:table-cell>
          <table:table-cell ns42:value-type="float" office:value="254" office:value-type="float">
            <text:p>254</text:p>
          </table:table-cell>
          <table:table-cell ns42:value-type="float" office:value="538" office:value-type="float">
            <text:p>538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Bonnerveen, 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36" office:value-type="float">
            <text:p>336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ns42:value-type="float" office:value="8" office:value-type="float">
            <text:p>8</text:p>
          </table:table-cell>
          <table:table-cell ns42:value-type="float" office:value="5" office:value-type="float">
            <text:p>5</text:p>
          </table:table-cell>
          <table:table-cell ns42:value-type="float" office:value="878" office:value-type="float">
            <text:p>878</text:p>
          </table:table-cell>
          <table:table-cell ns42:value-type="float" office:value="804" office:value-type="float">
            <text:p>804</text:p>
          </table:table-cell>
          <table:table-cell ns42:value-type="float" office:value="1682" office:value-type="float">
            <text:p>1682</text:p>
          </table:table-cell>
          <table:table-cell ns42:value-type="float" table:style-name="ce2" office:value="33" office:value-type="float">
            <text:p>33</text:p>
          </table:table-cell>
          <table:table-cell ns42:value-type="float" table:style-name="ce18" office:value="28" office:value-type="float">
            <text:p>2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69" office:value-type="float">
            <text:p>469</text:p>
          </table:table-cell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ns42:value-type="float" office:value="12" office:value-type="float">
            <text:p>12</text:p>
          </table:table-cell>
          <table:table-cell ns42:value-type="float" office:value="8" office:value-type="float">
            <text:p>8</text:p>
          </table:table-cell>
          <table:table-cell ns42:value-type="float" office:value="5" office:value-type="float">
            <text:p>5</text:p>
          </table:table-cell>
          <table:table-cell ns42:value-type="float" office:value="1211" office:value-type="float">
            <text:p>1211</text:p>
          </table:table-cell>
          <table:table-cell ns42:value-type="float" office:value="1127" office:value-type="float">
            <text:p>1127</text:p>
          </table:table-cell>
          <table:table-cell ns42:value-type="float" office:value="2338" office:value-type="float">
            <text:p>2338</text:p>
          </table:table-cell>
          <table:table-cell ns42:value-type="float" table:style-name="ce2" office:value="38" office:value-type="float">
            <text:p>38</text:p>
          </table:table-cell>
          <table:table-cell ns42:value-type="float" table:style-name="ce18" office:value="33" office:value-type="float">
            <text:p>3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Ooster Havelte, Werk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5" office:value-type="float">
            <text:p>5</text:p>
          </table:table-cell>
          <table:table-cell ns42:value-type="float" office:value="13" office:value-type="float">
            <text:p>1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Ooster Havelte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38" office:value-type="float">
            <text:p>3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05" office:value-type="float">
            <text:p>105</text:p>
          </table:table-cell>
          <table:table-cell ns42:value-type="float" office:value="93" office:value-type="float">
            <text:p>93</text:p>
          </table:table-cell>
          <table:table-cell ns42:value-type="float" office:value="198" office:value-type="float">
            <text:p>198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Wester Havel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7"/>
          <table:table-cell ns42:value-type="float" office:value="51" office:value-type="float">
            <text:p>51</text:p>
          </table:table-cell>
          <table:table-cell ns42:value-type="float" office:value="56" office:value-type="float">
            <text:p>56</text:p>
          </table:table-cell>
          <table:table-cell ns42:value-type="float" office:value="107" office:value-type="float">
            <text:p>10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Geh. Eurs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7" office:value-type="float">
            <text:p>37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7" office:value-type="float">
            <text:p>97</text:p>
          </table:table-cell>
          <table:table-cell ns42:value-type="float" office:value="82" office:value-type="float">
            <text:p>82</text:p>
          </table:table-cell>
          <table:table-cell ns42:value-type="float" office:value="179" office:value-type="float">
            <text:p>17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Geh. Da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2" office:value-type="float">
            <text:p>5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21" office:value-type="float">
            <text:p>121</text:p>
          </table:table-cell>
          <table:table-cell ns42:value-type="float" office:value="108" office:value-type="float">
            <text:p>108</text:p>
          </table:table-cell>
          <table:table-cell ns42:value-type="float" office:value="229" office:value-type="float">
            <text:p>229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Geh. de W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89" office:value-type="float">
            <text:p>89</text:p>
          </table:table-cell>
          <table:table-cell ns42:value-type="float" office:value="80" office:value-type="float">
            <text:p>80</text:p>
          </table:table-cell>
          <table:table-cell ns42:value-type="float" office:value="169" office:value-type="float">
            <text:p>169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U</text:p>
          </table:table-cell>
          <table:table-cell ns42:value-type="string" office:value-type="string">
            <text:p>Geh. Uffelte-Westei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0" office:value-type="float">
            <text:p>70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76" office:value-type="float">
            <text:p>176</text:p>
          </table:table-cell>
          <table:table-cell ns42:value-type="float" office:value="166" office:value-type="float">
            <text:p>166</text:p>
          </table:table-cell>
          <table:table-cell ns42:value-type="float" office:value="342" office:value-type="float">
            <text:p>342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U</text:p>
          </table:table-cell>
          <table:table-cell ns42:value-type="string" office:value-type="string">
            <text:p>Geh. Uffelte-Oostei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6" office:value-type="float">
            <text:p>46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93" office:value-type="float">
            <text:p>93</text:p>
          </table:table-cell>
          <table:table-cell ns42:value-type="float" office:value="65" office:value-type="float">
            <text:p>65</text:p>
          </table:table-cell>
          <table:table-cell ns42:value-type="float" office:value="158" office:value-type="float">
            <text:p>15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U</text:p>
          </table:table-cell>
          <table:table-cell ns42:value-type="string" office:value-type="string">
            <text:p>Geh. de Vaartstre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2" office:value-type="float">
            <text:p>92</text:p>
          </table:table-cell>
          <table:table-cell table:number-columns-repeated="7"/>
          <table:table-cell ns42:value-type="float" office:value="270" office:value-type="float">
            <text:p>270</text:p>
          </table:table-cell>
          <table:table-cell ns42:value-type="float" office:value="243" office:value-type="float">
            <text:p>243</text:p>
          </table:table-cell>
          <table:table-cell ns42:value-type="float" office:value="513" office:value-type="float">
            <text:p>513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Geh. Veen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8" office:value-type="float">
            <text:p>68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61" office:value-type="float">
            <text:p>161</text:p>
          </table:table-cell>
          <table:table-cell ns42:value-type="float" office:value="137" office:value-type="float">
            <text:p>137</text:p>
          </table:table-cell>
          <table:table-cell ns42:value-type="float" office:value="298" office:value-type="float">
            <text:p>298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Buurtsch. Nijenta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5" office:value-type="float">
            <text:p>5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Geh. Havelter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0" office:value-type="float">
            <text:p>50</text:p>
          </table:table-cell>
          <table:table-cell table:number-columns-repeated="7"/>
          <table:table-cell ns42:value-type="float" office:value="126" office:value-type="float">
            <text:p>126</text:p>
          </table:table-cell>
          <table:table-cell ns42:value-type="float" office:value="109" office:value-type="float">
            <text:p>109</text:p>
          </table:table-cell>
          <table:table-cell ns42:value-type="float" office:value="235" office:value-type="float">
            <text:p>235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W</text:p>
          </table:table-cell>
          <table:table-cell ns42:value-type="string" office:value-type="string">
            <text:p>Dorp Wapserveen-Oostei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5" office:value-type="float">
            <text:p>6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83" office:value-type="float">
            <text:p>183</text:p>
          </table:table-cell>
          <table:table-cell ns42:value-type="float" office:value="153" office:value-type="float">
            <text:p>153</text:p>
          </table:table-cell>
          <table:table-cell ns42:value-type="float" office:value="336" office:value-type="float">
            <text:p>33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W</text:p>
          </table:table-cell>
          <table:table-cell ns42:value-type="string" office:value-type="string">
            <text:p>Dorp Wapserveen-Westei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6" office:value-type="float">
            <text:p>76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08" office:value-type="float">
            <text:p>208</text:p>
          </table:table-cell>
          <table:table-cell ns42:value-type="float" office:value="174" office:value-type="float">
            <text:p>174</text:p>
          </table:table-cell>
          <table:table-cell ns42:value-type="float" office:value="382" office:value-type="float">
            <text:p>382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50" office:value-type="float">
            <text:p>650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1699" office:value-type="float">
            <text:p>1699</text:p>
          </table:table-cell>
          <table:table-cell ns42:value-type="float" office:value="1476" office:value-type="float">
            <text:p>1476</text:p>
          </table:table-cell>
          <table:table-cell ns42:value-type="float" office:value="3175" office:value-type="float">
            <text:p>3175</text:p>
          </table:table-cell>
          <table:table-cell ns42:value-type="float" table:style-name="ce2" office:value="31" office:value-type="float">
            <text:p>31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5" office:value-type="float">
            <text:p>5</text:p>
          </table:table-cell>
          <table:table-cell ns42:value-type="float" office:value="12" office:value-type="float">
            <text:p>12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5" office:value-type="float">
            <text:p>35</text:p>
          </table:table-cell>
          <table:table-cell ns42:value-type="float" office:value="22" office:value-type="float">
            <text:p>22</text:p>
          </table:table-cell>
          <table:table-cell ns42:value-type="float" office:value="57" office:value-type="float">
            <text:p>5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06" office:value-type="float">
            <text:p>406</text:p>
          </table:table-cell>
          <table:table-cell ns42:value-type="float" office:value="13" office:value-type="float">
            <text:p>13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792" office:value-type="float">
            <text:p>792</text:p>
          </table:table-cell>
          <table:table-cell ns42:value-type="float" office:value="853" office:value-type="float">
            <text:p>853</text:p>
          </table:table-cell>
          <table:table-cell ns42:value-type="float" office:value="1645" office:value-type="float">
            <text:p>1645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7" office:value-type="float">
            <text:p>17</text:p>
          </table:table-cell>
          <table:table-cell table:number-columns-repeated="4"/>
          <table:table-cell ns42:value-type="float" office:value="27" office:value-type="float">
            <text:p>27</text:p>
          </table:table-cell>
          <table:table-cell ns42:value-type="float" office:value="37" office:value-type="float">
            <text:p>37</text:p>
          </table:table-cell>
          <table:table-cell ns42:value-type="float" office:value="64" office:value-type="float">
            <text:p>6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1" office:value-type="float">
            <text:p>11</text:p>
          </table:table-cell>
          <table:table-cell table:number-columns-repeated="4"/>
          <table:table-cell ns42:value-type="float" table:style-name="ce2" office:value="32" office:value-type="float">
            <text:p>32</text:p>
          </table:table-cell>
          <table:table-cell ns42:value-type="float" table:style-name="ce18" office:value="23" office:value-type="float">
            <text:p>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8" office:value-type="float">
            <text:p>358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733" office:value-type="float">
            <text:p>733</text:p>
          </table:table-cell>
          <table:table-cell ns42:value-type="float" office:value="793" office:value-type="float">
            <text:p>793</text:p>
          </table:table-cell>
          <table:table-cell ns42:value-type="float" office:value="1526" office:value-type="float">
            <text:p>1526</text:p>
          </table:table-cell>
          <table:table-cell ns42:value-type="float" table:style-name="ce2" office:value="35" office:value-type="float">
            <text:p>35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9" office:value-type="float">
            <text:p>9</text:p>
          </table:table-cell>
          <table:table-cell table:number-columns-repeated="4"/>
          <table:table-cell ns42:value-type="float" office:value="23" office:value-type="float">
            <text:p>23</text:p>
          </table:table-cell>
          <table:table-cell ns42:value-type="float" office:value="19" office:value-type="float">
            <text:p>19</text:p>
          </table:table-cell>
          <table:table-cell ns42:value-type="float" office:value="42" office:value-type="float">
            <text:p>4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0" office:value-type="float">
            <text:p>10</text:p>
          </table:table-cell>
          <table:table-cell table:number-columns-repeated="4"/>
          <table:table-cell ns42:value-type="float" table:style-name="ce2" office:value="23" office:value-type="float">
            <text:p>23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ns42:value-type="float" office:value="4" office:value-type="float">
            <text:p>4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66" office:value-type="float">
            <text:p>766</text:p>
          </table:table-cell>
          <table:table-cell ns42:value-type="float" office:value="27" office:value-type="float">
            <text:p>27</text:p>
          </table:table-cell>
          <table:table-cell/>
          <table:table-cell ns42:value-type="float" office:value="27" office:value-type="float">
            <text:p>27</text:p>
          </table:table-cell>
          <table:table-cell/>
          <table:table-cell ns42:value-type="float" office:value="28" office:value-type="float">
            <text:p>28</text:p>
          </table:table-cell>
          <table:table-cell ns42:value-type="float" office:value="21" office:value-type="float">
            <text:p>21</text:p>
          </table:table-cell>
          <table:table-cell/>
          <table:table-cell ns42:value-type="float" office:value="1619" office:value-type="float">
            <text:p>1619</text:p>
          </table:table-cell>
          <table:table-cell ns42:value-type="float" office:value="1733" office:value-type="float">
            <text:p>1733</text:p>
          </table:table-cell>
          <table:table-cell ns42:value-type="float" office:value="3352" office:value-type="float">
            <text:p>3352</text:p>
          </table:table-cell>
          <table:table-cell ns42:value-type="float" table:style-name="ce2" office:value="111" office:value-type="float">
            <text:p>111</text:p>
          </table:table-cell>
          <table:table-cell ns42:value-type="float" table:style-name="ce18" office:value="94" office:value-type="float">
            <text:p>9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3" office:value-type="float">
            <text:p>6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50" office:value-type="float">
            <text:p>150</text:p>
          </table:table-cell>
          <table:table-cell ns42:value-type="float" office:value="138" office:value-type="float">
            <text:p>138</text:p>
          </table:table-cell>
          <table:table-cell ns42:value-type="float" office:value="288" office:value-type="float">
            <text:p>28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4" office:value-type="float">
            <text:p>114</text:p>
          </table:table-cell>
          <table:table-cell ns42:value-type="float" office:value="6" office:value-type="float">
            <text:p>6</text:p>
          </table:table-cell>
          <table:table-cell table:number-columns-repeated="6"/>
          <table:table-cell ns42:value-type="float" office:value="258" office:value-type="float">
            <text:p>258</text:p>
          </table:table-cell>
          <table:table-cell ns42:value-type="float" office:value="228" office:value-type="float">
            <text:p>228</text:p>
          </table:table-cell>
          <table:table-cell ns42:value-type="float" office:value="486" office:value-type="float">
            <text:p>48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1" office:value-type="float">
            <text:p>401</text:p>
          </table:table-cell>
          <table:table-cell ns42:value-type="float" office:value="28" office:value-type="float">
            <text:p>28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939" office:value-type="float">
            <text:p>939</text:p>
          </table:table-cell>
          <table:table-cell ns42:value-type="float" office:value="912" office:value-type="float">
            <text:p>912</text:p>
          </table:table-cell>
          <table:table-cell ns42:value-type="float" office:value="1851" office:value-type="float">
            <text:p>1851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4"/>
          <table:table-cell ns42:value-type="float" office:value="13" office:value-type="float">
            <text:p>13</text:p>
          </table:table-cell>
          <table:table-cell ns42:value-type="float" office:value="8" office:value-type="float">
            <text:p>8</text:p>
          </table:table-cell>
          <table:table-cell ns42:value-type="float" office:value="21" office:value-type="float">
            <text:p>2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7" office:value-type="float">
            <text:p>7</text:p>
          </table:table-cell>
          <table:table-cell table:number-columns-repeated="4"/>
          <table:table-cell ns42:value-type="float" table:style-name="ce2" office:value="19" office:value-type="float">
            <text:p>19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5" office:value-type="float">
            <text:p>135</text:p>
          </table:table-cell>
          <table:table-cell ns42:value-type="float" office:value="8" office:value-type="float">
            <text:p>8</text:p>
          </table:table-cell>
          <table:table-cell table:number-columns-repeated="6"/>
          <table:table-cell ns42:value-type="float" office:value="349" office:value-type="float">
            <text:p>349</text:p>
          </table:table-cell>
          <table:table-cell ns42:value-type="float" office:value="314" office:value-type="float">
            <text:p>314</text:p>
          </table:table-cell>
          <table:table-cell ns42:value-type="float" office:value="663" office:value-type="float">
            <text:p>66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84" office:value-type="float">
            <text:p>584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464" office:value-type="float">
            <text:p>1464</text:p>
          </table:table-cell>
          <table:table-cell ns42:value-type="float" office:value="1396" office:value-type="float">
            <text:p>1396</text:p>
          </table:table-cell>
          <table:table-cell ns42:value-type="float" office:value="2860" office:value-type="float">
            <text:p>2860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ns42:value-type="float" office:value="2" office:value-type="float">
            <text:p>2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1" office:value-type="float">
            <text:p>151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96" office:value-type="float">
            <text:p>396</text:p>
          </table:table-cell>
          <table:table-cell ns42:value-type="float" office:value="336" office:value-type="float">
            <text:p>336</text:p>
          </table:table-cell>
          <table:table-cell ns42:value-type="float" office:value="732" office:value-type="float">
            <text:p>732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3" office:value-type="float">
            <text:p>3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Personen tijdelijk buiten de gem. verblijf houdende</text:p>
          </table:table-cell>
          <table:table-cell table:style-name="ce18"/>
          <table:table-cell/>
          <table:table-cell table:style-name="ce6"/>
          <table:table-cell table:number-columns-repeated="7"/>
          <table:table-cell ns42:value-type="float" office:value="878" office:value-type="float">
            <text:p>878</text:p>
          </table:table-cell>
          <table:table-cell ns42:value-type="float" office:value="776" office:value-type="float">
            <text:p>776</text:p>
          </table:table-cell>
          <table:table-cell ns42:value-type="float" office:value="1654" office:value-type="float">
            <text:p>165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448" office:value-type="float">
            <text:p>1448</text:p>
          </table:table-cell>
          <table:table-cell ns42:value-type="float" office:value="64" office:value-type="float">
            <text:p>64</text:p>
          </table:table-cell>
          <table:table-cell/>
          <table:table-cell ns42:value-type="float" office:value="8" office:value-type="float">
            <text:p>8</text:p>
          </table:table-cell>
          <table:table-cell/>
          <table:table-cell ns42:value-type="float" office:value="16" office:value-type="float">
            <text:p>16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4457" office:value-type="float">
            <text:p>4457</text:p>
          </table:table-cell>
          <table:table-cell ns42:value-type="float" office:value="4113" office:value-type="float">
            <text:p>4113</text:p>
          </table:table-cell>
          <table:table-cell ns42:value-type="float" office:value="8570" office:value-type="float">
            <text:p>8570</text:p>
          </table:table-cell>
          <table:table-cell ns42:value-type="float" table:style-name="ce2" office:value="39" office:value-type="float">
            <text:p>39</text:p>
          </table:table-cell>
          <table:table-cell ns42:value-type="float" table:style-name="ce18" office:value="42" office:value-type="float">
            <text:p>4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2" office:value-type="float">
            <text:p>2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214" office:value-type="float">
            <text:p>2214</text:p>
          </table:table-cell>
          <table:table-cell ns42:value-type="float" office:value="91" office:value-type="float">
            <text:p>91</text:p>
          </table:table-cell>
          <table:table-cell/>
          <table:table-cell ns42:value-type="float" office:value="35" office:value-type="float">
            <text:p>35</text:p>
          </table:table-cell>
          <table:table-cell/>
          <table:table-cell ns42:value-type="float" office:value="44" office:value-type="float">
            <text:p>44</text:p>
          </table:table-cell>
          <table:table-cell ns42:value-type="float" office:value="28" office:value-type="float">
            <text:p>28</text:p>
          </table:table-cell>
          <table:table-cell/>
          <table:table-cell ns42:value-type="float" office:value="6078" office:value-type="float">
            <text:p>6078</text:p>
          </table:table-cell>
          <table:table-cell ns42:value-type="float" office:value="5846" office:value-type="float">
            <text:p>5846</text:p>
          </table:table-cell>
          <table:table-cell ns42:value-type="float" office:value="11924" office:value-type="float">
            <text:p>11924</text:p>
          </table:table-cell>
          <table:table-cell ns42:value-type="float" table:style-name="ce2" office:value="150" office:value-type="float">
            <text:p>150</text:p>
          </table:table-cell>
          <table:table-cell ns42:value-type="float" table:style-name="ce18" office:value="136" office:value-type="float">
            <text:p>13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iaconie-Armhuis der Ned. Herv. Gem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2" office:value-type="float">
            <text:p>32</text:p>
          </table:table-cell>
          <table:table-cell ns42:value-type="float" office:value="28" office:value-type="float">
            <text:p>28</text:p>
          </table:table-cell>
          <table:table-cell ns42:value-type="float" office:value="60" office:value-type="float">
            <text:p>6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33" office:value-type="float">
            <text:p>233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563" office:value-type="float">
            <text:p>563</text:p>
          </table:table-cell>
          <table:table-cell ns42:value-type="float" office:value="526" office:value-type="float">
            <text:p>526</text:p>
          </table:table-cell>
          <table:table-cell ns42:value-type="float" office:value="1089" office:value-type="float">
            <text:p>1089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ns42:value-type="float" office:value="4" office:value-type="float">
            <text:p>4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5" office:value-type="float">
            <text:p>5</text:p>
          </table:table-cell>
          <table:table-cell table:number-columns-repeated="4"/>
          <table:table-cell ns42:value-type="float" table:style-name="ce2" office:value="12" office:value-type="float">
            <text:p>12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1" office:value-type="float">
            <text:p>251</text:p>
          </table:table-cell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512" office:value-type="float">
            <text:p>512</text:p>
          </table:table-cell>
          <table:table-cell ns42:value-type="float" office:value="518" office:value-type="float">
            <text:p>518</text:p>
          </table:table-cell>
          <table:table-cell ns42:value-type="float" office:value="1030" office:value-type="float">
            <text:p>1030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8" office:value-type="float">
            <text:p>88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74" office:value-type="float">
            <text:p>174</text:p>
          </table:table-cell>
          <table:table-cell ns42:value-type="float" office:value="207" office:value-type="float">
            <text:p>207</text:p>
          </table:table-cell>
          <table:table-cell ns42:value-type="float" office:value="381" office:value-type="float">
            <text:p>381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V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0" office:value-type="float">
            <text:p>80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70" office:value-type="float">
            <text:p>170</text:p>
          </table:table-cell>
          <table:table-cell ns42:value-type="float" office:value="205" office:value-type="float">
            <text:p>205</text:p>
          </table:table-cell>
          <table:table-cell ns42:value-type="float" office:value="375" office:value-type="float">
            <text:p>375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1" office:value-type="float">
            <text:p>11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226" office:value-type="float">
            <text:p>226</text:p>
          </table:table-cell>
          <table:table-cell ns42:value-type="float" office:value="265" office:value-type="float">
            <text:p>265</text:p>
          </table:table-cell>
          <table:table-cell ns42:value-type="float" office:value="491" office:value-type="float">
            <text:p>491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7" office:value-type="float">
            <text:p>167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328" office:value-type="float">
            <text:p>328</text:p>
          </table:table-cell>
          <table:table-cell ns42:value-type="float" office:value="399" office:value-type="float">
            <text:p>399</text:p>
          </table:table-cell>
          <table:table-cell ns42:value-type="float" office:value="727" office:value-type="float">
            <text:p>727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ns42:value-type="float" office:value="9" office:value-type="float">
            <text:p>9</text:p>
          </table:table-cell>
          <table:table-cell ns42:value-type="float" office:value="17" office:value-type="float">
            <text:p>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8" office:value-type="float">
            <text:p>8</text:p>
          </table:table-cell>
          <table:table-cell table:number-columns-repeated="4"/>
          <table:table-cell ns42:value-type="float" table:style-name="ce2" office:value="18" office:value-type="float">
            <text:p>18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7" office:value-type="float">
            <text:p>297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638" office:value-type="float">
            <text:p>638</text:p>
          </table:table-cell>
          <table:table-cell ns42:value-type="float" office:value="687" office:value-type="float">
            <text:p>687</text:p>
          </table:table-cell>
          <table:table-cell ns42:value-type="float" office:value="1325" office:value-type="float">
            <text:p>1325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I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ns42:value-type="float" office:value="9" office:value-type="float">
            <text:p>9</text:p>
          </table:table-cell>
          <table:table-cell ns42:value-type="float" office:value="17" office:value-type="float">
            <text:p>17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I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5" office:value-type="float">
            <text:p>5</text:p>
          </table:table-cell>
          <table:table-cell table:number-columns-repeated="4"/>
          <table:table-cell ns42:value-type="float" table:style-name="ce2" office:value="7" office:value-type="float">
            <text:p>7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59" office:value-type="float">
            <text:p>459</text:p>
          </table:table-cell>
          <table:table-cell ns42:value-type="float" office:value="6" table:number-columns-repeated="2" office:value-type="float">
            <text:p>6</text:p>
          </table:table-cell>
          <table:table-cell table:number-columns-repeated="2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926" office:value-type="float">
            <text:p>926</text:p>
          </table:table-cell>
          <table:table-cell ns42:value-type="float" office:value="1129" office:value-type="float">
            <text:p>1129</text:p>
          </table:table-cell>
          <table:table-cell ns42:value-type="float" office:value="2055" office:value-type="float">
            <text:p>2055</text:p>
          </table:table-cell>
          <table:table-cell ns42:value-type="float" table:style-name="ce2" office:value="60" office:value-type="float">
            <text:p>60</text:p>
          </table:table-cell>
          <table:table-cell ns42:value-type="float" table:style-name="ce18" office:value="43" office:value-type="float">
            <text:p>4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II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ns42:value-type="float" office:value="5" office:value-type="float">
            <text:p>5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II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4" office:value-type="float">
            <text:p>4</text:p>
          </table:table-cell>
          <table:table-cell table:number-columns-repeated="4"/>
          <table:table-cell ns42:value-type="float" table:style-name="ce2" office:value="6" office:value-type="float">
            <text:p>6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X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8" office:value-type="float">
            <text:p>178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42" office:value-type="float">
            <text:p>342</text:p>
          </table:table-cell>
          <table:table-cell ns42:value-type="float" office:value="362" office:value-type="float">
            <text:p>362</text:p>
          </table:table-cell>
          <table:table-cell ns42:value-type="float" office:value="704" office:value-type="float">
            <text:p>704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X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7" office:value-type="float">
            <text:p>7</text:p>
          </table:table-cell>
          <table:table-cell table:number-columns-repeated="4"/>
          <table:table-cell ns42:value-type="float" office:value="11" office:value-type="float">
            <text:p>11</text:p>
          </table:table-cell>
          <table:table-cell ns42:value-type="float" office:value="10" office:value-type="float">
            <text:p>10</text:p>
          </table:table-cell>
          <table:table-cell ns42:value-type="float" office:value="21" office:value-type="float">
            <text:p>2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1" office:value-type="float">
            <text:p>11</text:p>
          </table:table-cell>
          <table:table-cell table:number-columns-repeated="4"/>
          <table:table-cell ns42:value-type="float" table:style-name="ce2" office:value="26" office:value-type="float">
            <text:p>26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X</text:p>
          </table:table-cell>
          <table:table-cell ns42:value-type="string" office:value-type="string">
            <text:p>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X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69" office:value-type="float">
            <text:p>69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135" office:value-type="float">
            <text:p>135</text:p>
          </table:table-cell>
          <table:table-cell ns42:value-type="float" office:value="158" office:value-type="float">
            <text:p>158</text:p>
          </table:table-cell>
          <table:table-cell ns42:value-type="float" office:value="293" office:value-type="float">
            <text:p>293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X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X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X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3" office:value-type="float">
            <text:p>93</text:p>
          </table:table-cell>
          <table:table-cell table:number-columns-repeated="4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236" office:value-type="float">
            <text:p>236</text:p>
          </table:table-cell>
          <table:table-cell ns42:value-type="float" office:value="216" office:value-type="float">
            <text:p>216</text:p>
          </table:table-cell>
          <table:table-cell ns42:value-type="float" office:value="452" office:value-type="float">
            <text:p>452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XI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9" office:value-type="float">
            <text:p>9</text:p>
          </table:table-cell>
          <table:table-cell ns42:value-type="float" office:value="7" office:value-type="float">
            <text:p>7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028" office:value-type="float">
            <text:p>2028</text:p>
          </table:table-cell>
          <table:table-cell ns42:value-type="float" office:value="43" office:value-type="float">
            <text:p>43</text:p>
          </table:table-cell>
          <table:table-cell ns42:value-type="float" office:value="7" office:value-type="float">
            <text:p>7</text:p>
          </table:table-cell>
          <table:table-cell ns42:value-type="float" office:value="26" office:value-type="float">
            <text:p>26</text:p>
          </table:table-cell>
          <table:table-cell/>
          <table:table-cell ns42:value-type="float" office:value="92" office:value-type="float">
            <text:p>92</text:p>
          </table:table-cell>
          <table:table-cell ns42:value-type="float" office:value="35" office:value-type="float">
            <text:p>35</text:p>
          </table:table-cell>
          <table:table-cell/>
          <table:table-cell ns42:value-type="float" office:value="4337" office:value-type="float">
            <text:p>4337</text:p>
          </table:table-cell>
          <table:table-cell ns42:value-type="float" office:value="4748" office:value-type="float">
            <text:p>4748</text:p>
          </table:table-cell>
          <table:table-cell ns42:value-type="float" office:value="9085" office:value-type="float">
            <text:p>9085</text:p>
          </table:table-cell>
          <table:table-cell ns42:value-type="float" table:style-name="ce2" office:value="255" office:value-type="float">
            <text:p>255</text:p>
          </table:table-cell>
          <table:table-cell ns42:value-type="float" table:style-name="ce18" office:value="209" office:value-type="float">
            <text:p>20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16" office:value-type="float">
            <text:p>16</text:p>
          </table:table-cell>
          <table:table-cell ns42:value-type="float" office:value="27" office:value-type="float">
            <text:p>27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ns42:value-type="float" office:value="6" office:value-type="float">
            <text:p>6</text:p>
          </table:table-cell>
          <table:table-cell ns42:value-type="float" office:value="10" office:value-type="float">
            <text:p>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X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26" office:value-type="float">
            <text:p>26</text:p>
          </table:table-cell>
          <table:table-cell ns42:value-type="float" office:value="28" office:value-type="float">
            <text:p>28</text:p>
          </table:table-cell>
          <table:table-cell ns42:value-type="float" office:value="54" office:value-type="float">
            <text:p>5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X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17" office:value-type="float">
            <text:p>17</text:p>
          </table:table-cell>
          <table:table-cell ns42:value-type="float" office:value="6" office:value-type="float">
            <text:p>6</text:p>
          </table:table-cell>
          <table:table-cell ns42:value-type="float" office:value="23" office:value-type="float">
            <text:p>2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14" office:value-type="float">
            <text:p>1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X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6" office:value-type="float">
            <text:p>56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40" office:value-type="float">
            <text:p>140</text:p>
          </table:table-cell>
          <table:table-cell ns42:value-type="float" office:value="139" office:value-type="float">
            <text:p>139</text:p>
          </table:table-cell>
          <table:table-cell ns42:value-type="float" office:value="279" office:value-type="float">
            <text:p>279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XI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2" office:value-type="float">
            <text:p>42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20" office:value-type="float">
            <text:p>120</text:p>
          </table:table-cell>
          <table:table-cell ns42:value-type="float" office:value="102" office:value-type="float">
            <text:p>102</text:p>
          </table:table-cell>
          <table:table-cell ns42:value-type="float" office:value="222" office:value-type="float">
            <text:p>222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XIII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95" office:value-type="float">
            <text:p>95</text:p>
          </table:table-cell>
          <table:table-cell table:number-columns-repeated="4"/>
          <table:table-cell ns42:value-type="float" office:value="216" office:value-type="float">
            <text:p>216</text:p>
          </table:table-cell>
          <table:table-cell ns42:value-type="float" office:value="202" office:value-type="float">
            <text:p>202</text:p>
          </table:table-cell>
          <table:table-cell ns42:value-type="float" office:value="418" office:value-type="float">
            <text:p>4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XIII</text:p>
          </table:table-cell>
          <table:table-cell ns42:value-type="string" office:value-type="string">
            <text:p>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XIII</text:p>
          </table:table-cell>
          <table:table-cell ns42:value-type="string" office:value-type="string">
            <text:p>Woon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3" table:number-columns-repeated="2" office:value-type="float">
            <text:p>13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XIII</text:p>
          </table:table-cell>
          <table:table-cell ns42:value-type="string" office:value-type="string">
            <text:p>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5" office:value-type="float">
            <text:p>5</text:p>
          </table:table-cell>
          <table:table-cell table:number-columns-repeated="3"/>
          <table:table-cell ns42:value-type="float" table:style-name="ce2" office:value="8" office:value-type="float">
            <text:p>8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XIII</text:p>
          </table:table-cell>
          <table:table-cell ns42:value-type="string" office:value-type="string">
            <text:p>Zonder vaste woning</text:p>
          </table:table-cell>
          <table:table-cell table:style-name="ce18"/>
          <table:table-cell/>
          <table:table-cell table:style-name="ce6"/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9" office:value-type="float">
            <text:p>119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98" office:value-type="float">
            <text:p>98</text:p>
          </table:table-cell>
          <table:table-cell ns42:value-type="float" office:value="4" office:value-type="float">
            <text:p>4</text:p>
          </table:table-cell>
          <table:table-cell ns42:value-type="float" office:value="3" office:value-type="float">
            <text:p>3</text:p>
          </table:table-cell>
          <table:table-cell ns42:value-type="float" office:value="4" office:value-type="float">
            <text:p>4</text:p>
          </table:table-cell>
          <table:table-cell ns42:value-type="float" office:value="5" office:value-type="float">
            <text:p>5</text:p>
          </table:table-cell>
          <table:table-cell ns42:value-type="float" office:value="554" office:value-type="float">
            <text:p>554</text:p>
          </table:table-cell>
          <table:table-cell ns42:value-type="float" office:value="513" office:value-type="float">
            <text:p>513</text:p>
          </table:table-cell>
          <table:table-cell ns42:value-type="float" office:value="1067" office:value-type="float">
            <text:p>1067</text:p>
          </table:table-cell>
          <table:table-cell ns42:value-type="float" table:style-name="ce2" office:value="34" office:value-type="float">
            <text:p>34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2" office:value-type="float">
            <text:p>2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147" office:value-type="float">
            <text:p>2147</text:p>
          </table:table-cell>
          <table:table-cell ns42:value-type="float" office:value="48" office:value-type="float">
            <text:p>48</text:p>
          </table:table-cell>
          <table:table-cell ns42:value-type="float" office:value="7" office:value-type="float">
            <text:p>7</text:p>
          </table:table-cell>
          <table:table-cell ns42:value-type="float" office:value="124" office:value-type="float">
            <text:p>124</text:p>
          </table:table-cell>
          <table:table-cell ns42:value-type="float" office:value="4" office:value-type="float">
            <text:p>4</text:p>
          </table:table-cell>
          <table:table-cell ns42:value-type="float" office:value="95" office:value-type="float">
            <text:p>95</text:p>
          </table:table-cell>
          <table:table-cell ns42:value-type="float" office:value="39" office:value-type="float">
            <text:p>39</text:p>
          </table:table-cell>
          <table:table-cell ns42:value-type="float" office:value="5" office:value-type="float">
            <text:p>5</text:p>
          </table:table-cell>
          <table:table-cell ns42:value-type="float" office:value="4893" office:value-type="float">
            <text:p>4893</text:p>
          </table:table-cell>
          <table:table-cell ns42:value-type="float" office:value="5261" office:value-type="float">
            <text:p>5261</text:p>
          </table:table-cell>
          <table:table-cell ns42:value-type="float" office:value="10154" office:value-type="float">
            <text:p>10154</text:p>
          </table:table-cell>
          <table:table-cell ns42:value-type="float" table:style-name="ce2" office:value="289" office:value-type="float">
            <text:p>289</text:p>
          </table:table-cell>
          <table:table-cell ns42:value-type="float" table:style-name="ce18" office:value="227" office:value-type="float">
            <text:p>2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Afd. Nijeveensche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7" office:value-type="float">
            <text:p>9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30" office:value-type="float">
            <text:p>230</text:p>
          </table:table-cell>
          <table:table-cell ns42:value-type="float" office:value="240" office:value-type="float">
            <text:p>240</text:p>
          </table:table-cell>
          <table:table-cell ns42:value-type="float" office:value="470" office:value-type="float">
            <text:p>470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Afd. Nijeveen bov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" office:value-type="float">
            <text:p>41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108" office:value-type="float">
            <text:p>108</text:p>
          </table:table-cell>
          <table:table-cell ns42:value-type="float" office:value="92" office:value-type="float">
            <text:p>92</text:p>
          </table:table-cell>
          <table:table-cell ns42:value-type="float" office:value="200" office:value-type="float">
            <text:p>200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Afd. Kold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9" office:value-type="float">
            <text:p>6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54" office:value-type="float">
            <text:p>154</text:p>
          </table:table-cell>
          <table:table-cell ns42:value-type="float" office:value="145" office:value-type="float">
            <text:p>145</text:p>
          </table:table-cell>
          <table:table-cell ns42:value-type="float" office:value="299" office:value-type="float">
            <text:p>299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Afd. Kolderveen, bov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7" office:value-type="float">
            <text:p>67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55" office:value-type="float">
            <text:p>155</text:p>
          </table:table-cell>
          <table:table-cell ns42:value-type="float" office:value="131" office:value-type="float">
            <text:p>131</text:p>
          </table:table-cell>
          <table:table-cell ns42:value-type="float" office:value="286" office:value-type="float">
            <text:p>28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Afd. Kolderveen, boven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74" office:value-type="float">
            <text:p>274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648" office:value-type="float">
            <text:p>648</text:p>
          </table:table-cell>
          <table:table-cell ns42:value-type="float" office:value="609" office:value-type="float">
            <text:p>609</text:p>
          </table:table-cell>
          <table:table-cell ns42:value-type="float" office:value="1257" office:value-type="float">
            <text:p>1257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9" office:value-type="float">
            <text:p>12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262" office:value-type="float">
            <text:p>262</text:p>
          </table:table-cell>
          <table:table-cell ns42:value-type="float" office:value="273" office:value-type="float">
            <text:p>273</text:p>
          </table:table-cell>
          <table:table-cell ns42:value-type="float" office:value="535" office:value-type="float">
            <text:p>535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9" office:value-type="float">
            <text:p>12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262" office:value-type="float">
            <text:p>262</text:p>
          </table:table-cell>
          <table:table-cell ns42:value-type="float" office:value="273" office:value-type="float">
            <text:p>273</text:p>
          </table:table-cell>
          <table:table-cell ns42:value-type="float" office:value="535" office:value-type="float">
            <text:p>535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No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8" office:value-type="float">
            <text:p>18</text:p>
          </table:table-cell>
          <table:table-cell ns42:value-type="float" office:value="12" office:value-type="float">
            <text:p>12</text:p>
          </table:table-cell>
          <table:table-cell ns42:value-type="float" office:value="30" office:value-type="float">
            <text:p>3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Peest, N.H. Arm-en werk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table:number-columns-repeated="2" office:value-type="float">
            <text:p>4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Peest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3" office:value-type="float">
            <text:p>33</text:p>
          </table:table-cell>
          <table:table-cell ns42:value-type="float" office:value="35" office:value-type="float">
            <text:p>35</text:p>
          </table:table-cell>
          <table:table-cell ns42:value-type="float" office:value="68" office:value-type="float">
            <text:p>68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Norgervaa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4" office:value-type="float">
            <text:p>64</text:p>
          </table:table-cell>
          <table:table-cell ns42:value-type="float" office:value="66" office:value-type="float">
            <text:p>66</text:p>
          </table:table-cell>
          <table:table-cell ns42:value-type="float" office:value="130" office:value-type="float">
            <text:p>130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Norgervaart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Zuidvelde, Tijd. aanw. Schip</text:p>
          </table:table-cell>
          <table:table-cell table:style-name="ce18"/>
          <table:table-cell/>
          <table:table-cell ns42:value-type="float" table:style-name="ce6" office:value="16" office:value-type="float">
            <text:p>16</text:p>
          </table:table-cell>
          <table:table-cell table:number-columns-repeated="7"/>
          <table:table-cell ns42:value-type="float" office:value="34" office:value-type="float">
            <text:p>34</text:p>
          </table:table-cell>
          <table:table-cell ns42:value-type="float" office:value="41" office:value-type="float">
            <text:p>41</text:p>
          </table:table-cell>
          <table:table-cell ns42:value-type="float" office:value="75" office:value-type="float">
            <text:p>75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Westervelde, Tijd. aanw. Schip</text:p>
          </table:table-cell>
          <table:table-cell table:style-name="ce18"/>
          <table:table-cell/>
          <table:table-cell ns42:value-type="float" table:style-name="ce6" office:value="37" office:value-type="float">
            <text:p>3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5" office:value-type="float">
            <text:p>95</text:p>
          </table:table-cell>
          <table:table-cell ns42:value-type="float" office:value="87" office:value-type="float">
            <text:p>87</text:p>
          </table:table-cell>
          <table:table-cell ns42:value-type="float" office:value="182" office:value-type="float">
            <text:p>18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Een, Tijd. aanw. Schip</text:p>
          </table:table-cell>
          <table:table-cell table:style-name="ce18"/>
          <table:table-cell/>
          <table:table-cell ns42:value-type="float" table:style-name="ce6" office:value="63" office:value-type="float">
            <text:p>6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84" office:value-type="float">
            <text:p>184</text:p>
          </table:table-cell>
          <table:table-cell ns42:value-type="float" office:value="142" office:value-type="float">
            <text:p>142</text:p>
          </table:table-cell>
          <table:table-cell ns42:value-type="float" office:value="326" office:value-type="float">
            <text:p>32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Langelo, Tijd. aanw. Schip</text:p>
          </table:table-cell>
          <table:table-cell table:style-name="ce18"/>
          <table:table-cell/>
          <table:table-cell ns42:value-type="float" table:style-name="ce6" office:value="24" office:value-type="float">
            <text:p>2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78" office:value-type="float">
            <text:p>78</text:p>
          </table:table-cell>
          <table:table-cell ns42:value-type="float" office:value="67" office:value-type="float">
            <text:p>67</text:p>
          </table:table-cell>
          <table:table-cell ns42:value-type="float" office:value="145" office:value-type="float">
            <text:p>14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Veenhuizen, Tijd. aanw. Schip</text:p>
          </table:table-cell>
          <table:table-cell table:style-name="ce18"/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23" office:value-type="float">
            <text:p>23</text:p>
          </table:table-cell>
          <table:table-cell ns42:value-type="float" office:value="25" office:value-type="float">
            <text:p>25</text:p>
          </table:table-cell>
          <table:table-cell ns42:value-type="float" office:value="48" office:value-type="float">
            <text:p>48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Veenhuizen, I. Gesticht</text:p>
          </table:table-cell>
          <table:table-cell table:style-name="ce18"/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334" office:value-type="float">
            <text:p>1334</text:p>
          </table:table-cell>
          <table:table-cell ns42:value-type="float" office:value="128" office:value-type="float">
            <text:p>128</text:p>
          </table:table-cell>
          <table:table-cell ns42:value-type="float" office:value="1462" office:value-type="float">
            <text:p>1462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Veenhuizen, II. Inf. Kazern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10"/>
          <table:table-cell ns42:value-type="float" table:style-name="ce2" office:value="66" office:value-type="float">
            <text:p>66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Veenhuizen, II. Gesticht</text:p>
          </table:table-cell>
          <table:table-cell table:style-name="ce18"/>
          <table:table-cell/>
          <table:table-cell ns42:value-type="float" table:style-name="ce6" office:value="69" office:value-type="float">
            <text:p>69</text:p>
          </table:table-cell>
          <table:table-cell ns42:value-type="float" office:value="2" table:number-columns-repeated="2" office:value-type="float">
            <text:p>2</text:p>
          </table:table-cell>
          <table:table-cell table:number-columns-repeated="2"/>
          <table:table-cell ns42:value-type="float" office:value="22" office:value-type="float">
            <text:p>22</text:p>
          </table:table-cell>
          <table:table-cell table:number-columns-repeated="2"/>
          <table:table-cell ns42:value-type="float" office:value="1164" office:value-type="float">
            <text:p>1164</text:p>
          </table:table-cell>
          <table:table-cell ns42:value-type="float" office:value="173" office:value-type="float">
            <text:p>173</text:p>
          </table:table-cell>
          <table:table-cell ns42:value-type="float" office:value="1337" office:value-type="float">
            <text:p>1337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Veenhuizen, III. Gesticht</text:p>
          </table:table-cell>
          <table:table-cell table:style-name="ce18"/>
          <table:table-cell/>
          <table:table-cell ns42:value-type="float" table:style-name="ce6" office:value="57" office:value-type="float">
            <text:p>5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3" office:value-type="float">
            <text:p>43</text:p>
          </table:table-cell>
          <table:table-cell table:number-columns-repeated="2"/>
          <table:table-cell ns42:value-type="float" office:value="1204" office:value-type="float">
            <text:p>1204</text:p>
          </table:table-cell>
          <table:table-cell ns42:value-type="float" office:value="124" office:value-type="float">
            <text:p>124</text:p>
          </table:table-cell>
          <table:table-cell ns42:value-type="float" office:value="1328" office:value-type="float">
            <text:p>1328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69" office:value-type="float">
            <text:p>369</text:p>
          </table:table-cell>
          <table:table-cell ns42:value-type="float" office:value="9" office:value-type="float">
            <text:p>9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72" office:value-type="float">
            <text:p>72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4235" office:value-type="float">
            <text:p>4235</text:p>
          </table:table-cell>
          <table:table-cell ns42:value-type="float" office:value="904" office:value-type="float">
            <text:p>904</text:p>
          </table:table-cell>
          <table:table-cell ns42:value-type="float" office:value="5139" office:value-type="float">
            <text:p>5139</text:p>
          </table:table-cell>
          <table:table-cell ns42:value-type="float" table:style-name="ce2" office:value="117" office:value-type="float">
            <text:p>117</text:p>
          </table:table-cell>
          <table:table-cell ns42:value-type="float" table:style-name="ce18" office:value="29" office:value-type="float">
            <text:p>2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3" office:value-type="float">
            <text:p>3</text:p>
          </table:table-cell>
          <table:table-cell/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98" office:value-type="float">
            <text:p>498</text:p>
          </table:table-cell>
          <table:table-cell ns42:value-type="float" office:value="10" office:value-type="float">
            <text:p>10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82" office:value-type="float">
            <text:p>82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4500" office:value-type="float">
            <text:p>4500</text:p>
          </table:table-cell>
          <table:table-cell ns42:value-type="float" office:value="1177" office:value-type="float">
            <text:p>1177</text:p>
          </table:table-cell>
          <table:table-cell ns42:value-type="float" office:value="5677" office:value-type="float">
            <text:p>5677</text:p>
          </table:table-cell>
          <table:table-cell ns42:value-type="float" table:style-name="ce2" office:value="126" office:value-type="float">
            <text:p>126</text:p>
          </table:table-cell>
          <table:table-cell ns42:value-type="float" table:style-name="ce18" office:value="33" office:value-type="float">
            <text:p>3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4" office:value-type="float">
            <text:p>4</text:p>
          </table:table-cell>
          <table:table-cell ns42:value-type="float" office:value="10" office:value-type="float">
            <text:p>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82" office:value-type="float">
            <text:p>82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15" office:value-type="float">
            <text:p>215</text:p>
          </table:table-cell>
          <table:table-cell ns42:value-type="float" office:value="181" office:value-type="float">
            <text:p>181</text:p>
          </table:table-cell>
          <table:table-cell ns42:value-type="float" office:value="396" office:value-type="float">
            <text:p>39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1" office:value-type="float">
            <text:p>9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67" office:value-type="float">
            <text:p>267</text:p>
          </table:table-cell>
          <table:table-cell ns42:value-type="float" office:value="218" office:value-type="float">
            <text:p>218</text:p>
          </table:table-cell>
          <table:table-cell ns42:value-type="float" office:value="485" office:value-type="float">
            <text:p>485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23" office:value-type="float">
            <text:p>123</text:p>
          </table:table-cell>
          <table:table-cell ns42:value-type="float" office:value="99" office:value-type="float">
            <text:p>99</text:p>
          </table:table-cell>
          <table:table-cell ns42:value-type="float" office:value="222" office:value-type="float">
            <text:p>22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Valthermond, 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3" office:value-type="float">
            <text:p>3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46" office:value-type="float">
            <text:p>14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46" office:value-type="float">
            <text:p>346</text:p>
          </table:table-cell>
          <table:table-cell ns42:value-type="float" office:value="367" office:value-type="float">
            <text:p>367</text:p>
          </table:table-cell>
          <table:table-cell ns42:value-type="float" office:value="713" office:value-type="float">
            <text:p>713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66" office:value-type="float">
            <text:p>366</text:p>
          </table:table-cell>
          <table:table-cell ns42:value-type="float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962" office:value-type="float">
            <text:p>962</text:p>
          </table:table-cell>
          <table:table-cell ns42:value-type="float" office:value="872" office:value-type="float">
            <text:p>872</text:p>
          </table:table-cell>
          <table:table-cell ns42:value-type="float" office:value="1834" office:value-type="float">
            <text:p>1834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10" office:value-type="float">
            <text:p>10</text:p>
          </table:table-cell>
          <table:table-cell ns42:value-type="float" office:value="17" office:value-type="float">
            <text:p>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0" office:value-type="float">
            <text:p>30</text:p>
          </table:table-cell>
          <table:table-cell ns42:value-type="float" office:value="34" office:value-type="float">
            <text:p>34</text:p>
          </table:table-cell>
          <table:table-cell ns42:value-type="float" office:value="64" office:value-type="float">
            <text:p>6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3" office:value-type="float">
            <text:p>53</text:p>
          </table:table-cell>
          <table:table-cell ns42:value-type="float" office:value="48" office:value-type="float">
            <text:p>48</text:p>
          </table:table-cell>
          <table:table-cell ns42:value-type="float" office:value="101" office:value-type="float">
            <text:p>10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lijn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0" office:value-type="float">
            <text:p>60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50" office:value-type="float">
            <text:p>150</text:p>
          </table:table-cell>
          <table:table-cell ns42:value-type="float" office:value="127" office:value-type="float">
            <text:p>127</text:p>
          </table:table-cell>
          <table:table-cell ns42:value-type="float" office:value="277" office:value-type="float">
            <text:p>27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lijndijk, Woon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ns42:value-type="float" office:value="3" office:value-type="float">
            <text:p>3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Haantj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38" office:value-type="float">
            <text:p>38</text:p>
          </table:table-cell>
          <table:table-cell ns42:value-type="float" office:value="28" office:value-type="float">
            <text:p>28</text:p>
          </table:table-cell>
          <table:table-cell ns42:value-type="float" office:value="66" office:value-type="float">
            <text:p>6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Odoorn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8" office:value-type="float">
            <text:p>128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52" office:value-type="float">
            <text:p>352</text:p>
          </table:table-cell>
          <table:table-cell ns42:value-type="float" office:value="324" office:value-type="float">
            <text:p>324</text:p>
          </table:table-cell>
          <table:table-cell ns42:value-type="float" office:value="676" office:value-type="float">
            <text:p>67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Odoornerveen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9" office:value-type="float">
            <text:p>9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Exlo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8" office:value-type="float">
            <text:p>108</text:p>
          </table:table-cell>
          <table:table-cell ns42:value-type="float" office:value="6" office:value-type="float">
            <text:p>6</text:p>
          </table:table-cell>
          <table:table-cell table:number-columns-repeated="6"/>
          <table:table-cell ns42:value-type="float" office:value="307" office:value-type="float">
            <text:p>307</text:p>
          </table:table-cell>
          <table:table-cell ns42:value-type="float" office:value="283" office:value-type="float">
            <text:p>283</text:p>
          </table:table-cell>
          <table:table-cell ns42:value-type="float" office:value="590" office:value-type="float">
            <text:p>59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1e Exloermo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9" office:value-type="float">
            <text:p>169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18" office:value-type="float">
            <text:p>418</text:p>
          </table:table-cell>
          <table:table-cell ns42:value-type="float" office:value="439" office:value-type="float">
            <text:p>439</text:p>
          </table:table-cell>
          <table:table-cell ns42:value-type="float" office:value="857" office:value-type="float">
            <text:p>857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6" office:value-type="float">
            <text:p>276</text:p>
          </table:table-cell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766" office:value-type="float">
            <text:p>766</text:p>
          </table:table-cell>
          <table:table-cell ns42:value-type="float" office:value="734" office:value-type="float">
            <text:p>734</text:p>
          </table:table-cell>
          <table:table-cell ns42:value-type="float" office:value="1500" office:value-type="float">
            <text:p>1500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9" office:value-type="float">
            <text:p>9</text:p>
          </table:table-cell>
          <table:table-cell ns42:value-type="float" office:value="6" office:value-type="float">
            <text:p>6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2e Exloermond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9" office:value-type="float">
            <text:p>19</text:p>
          </table:table-cell>
          <table:table-cell table:number-columns-repeated="4"/>
          <table:table-cell ns42:value-type="float" table:style-name="ce2" office:value="53" office:value-type="float">
            <text:p>53</text:p>
          </table:table-cell>
          <table:table-cell ns42:value-type="float" table:style-name="ce18" office:value="56" office:value-type="float">
            <text:p>5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2" office:value-type="float">
            <text:p>132</text:p>
          </table:table-cell>
          <table:table-cell ns42:value-type="float" office:value="4" office:value-type="float">
            <text:p>4</text:p>
          </table:table-cell>
          <table:table-cell table:number-columns-repeated="6"/>
          <table:table-cell ns42:value-type="float" office:value="345" office:value-type="float">
            <text:p>345</text:p>
          </table:table-cell>
          <table:table-cell ns42:value-type="float" office:value="307" office:value-type="float">
            <text:p>307</text:p>
          </table:table-cell>
          <table:table-cell ns42:value-type="float" office:value="652" office:value-type="float">
            <text:p>65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9" office:value-type="float">
            <text:p>9</text:p>
          </table:table-cell>
          <table:table-cell table:number-columns-repeated="4"/>
          <table:table-cell ns42:value-type="float" office:value="22" office:value-type="float">
            <text:p>22</text:p>
          </table:table-cell>
          <table:table-cell ns42:value-type="float" office:value="29" office:value-type="float">
            <text:p>29</text:p>
          </table:table-cell>
          <table:table-cell ns42:value-type="float" office:value="51" office:value-type="float">
            <text:p>5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Valtherveen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3" office:value-type="float">
            <text:p>23</text:p>
          </table:table-cell>
          <table:table-cell table:number-columns-repeated="4"/>
          <table:table-cell ns42:value-type="float" table:style-name="ce2" office:value="55" office:value-type="float">
            <text:p>55</text:p>
          </table:table-cell>
          <table:table-cell ns42:value-type="float" table:style-name="ce18" office:value="58" office:value-type="float">
            <text:p>5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7"/>
          <table:table-cell ns42:value-type="float" office:value="74" office:value-type="float">
            <text:p>74</text:p>
          </table:table-cell>
          <table:table-cell ns42:value-type="float" office:value="66" office:value-type="float">
            <text:p>66</text:p>
          </table:table-cell>
          <table:table-cell ns42:value-type="float" office:value="140" office:value-type="float">
            <text:p>140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40" office:value-type="float">
            <text:p>340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938" office:value-type="float">
            <text:p>938</text:p>
          </table:table-cell>
          <table:table-cell ns42:value-type="float" office:value="927" office:value-type="float">
            <text:p>927</text:p>
          </table:table-cell>
          <table:table-cell ns42:value-type="float" office:value="1865" office:value-type="float">
            <text:p>186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Valthermond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4" office:value-type="float">
            <text:p>4</text:p>
          </table:table-cell>
          <table:table-cell table:number-columns-repeated="4"/>
          <table:table-cell ns42:value-type="float" table:style-name="ce2" office:value="7" office:value-type="float">
            <text:p>7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82" office:value-type="float">
            <text:p>1282</text:p>
          </table:table-cell>
          <table:table-cell ns42:value-type="float" office:value="27" office:value-type="float">
            <text:p>27</text:p>
          </table:table-cell>
          <table:table-cell ns42:value-type="float" office:value="2" office:value-type="float">
            <text:p>2</text:p>
          </table:table-cell>
          <table:table-cell ns42:value-type="float" office:value="12" office:value-type="float">
            <text:p>12</text:p>
          </table:table-cell>
          <table:table-cell ns42:value-type="float" office:value="2" office:value-type="float">
            <text:p>2</text:p>
          </table:table-cell>
          <table:table-cell ns42:value-type="float" office:value="15" office:value-type="float">
            <text:p>15</text:p>
          </table:table-cell>
          <table:table-cell ns42:value-type="float" office:value="49" office:value-type="float">
            <text:p>49</text:p>
          </table:table-cell>
          <table:table-cell/>
          <table:table-cell ns42:value-type="float" office:value="3517" office:value-type="float">
            <text:p>3517</text:p>
          </table:table-cell>
          <table:table-cell ns42:value-type="float" office:value="3365" office:value-type="float">
            <text:p>3365</text:p>
          </table:table-cell>
          <table:table-cell ns42:value-type="float" office:value="6882" office:value-type="float">
            <text:p>6882</text:p>
          </table:table-cell>
          <table:table-cell ns42:value-type="float" table:style-name="ce2" office:value="146" office:value-type="float">
            <text:p>146</text:p>
          </table:table-cell>
          <table:table-cell ns42:value-type="float" table:style-name="ce18" office:value="140" office:value-type="float">
            <text:p>14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648" office:value-type="float">
            <text:p>1648</text:p>
          </table:table-cell>
          <table:table-cell ns42:value-type="float" office:value="35" office:value-type="float">
            <text:p>35</text:p>
          </table:table-cell>
          <table:table-cell ns42:value-type="float" office:value="3" office:value-type="float">
            <text:p>3</text:p>
          </table:table-cell>
          <table:table-cell ns42:value-type="float" office:value="12" office:value-type="float">
            <text:p>12</text:p>
          </table:table-cell>
          <table:table-cell ns42:value-type="float" office:value="2" office:value-type="float">
            <text:p>2</text:p>
          </table:table-cell>
          <table:table-cell ns42:value-type="float" office:value="24" office:value-type="float">
            <text:p>24</text:p>
          </table:table-cell>
          <table:table-cell ns42:value-type="float" office:value="49" office:value-type="float">
            <text:p>49</text:p>
          </table:table-cell>
          <table:table-cell/>
          <table:table-cell ns42:value-type="float" office:value="4479" office:value-type="float">
            <text:p>4479</text:p>
          </table:table-cell>
          <table:table-cell ns42:value-type="float" office:value="4237" office:value-type="float">
            <text:p>4237</text:p>
          </table:table-cell>
          <table:table-cell ns42:value-type="float" office:value="8716" office:value-type="float">
            <text:p>8716</text:p>
          </table:table-cell>
          <table:table-cell ns42:value-type="float" table:style-name="ce2" office:value="155" office:value-type="float">
            <text:p>155</text:p>
          </table:table-cell>
          <table:table-cell ns42:value-type="float" table:style-name="ce18" office:value="144" office:value-type="float">
            <text:p>14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 Oosterhesse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26" office:value-type="float">
            <text:p>126</text:p>
          </table:table-cell>
          <table:table-cell ns42:value-type="float" office:value="107" office:value-type="float">
            <text:p>107</text:p>
          </table:table-cell>
          <table:table-cell ns42:value-type="float" office:value="233" office:value-type="float">
            <text:p>23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de Klen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8" office:value-type="float">
            <text:p>18</text:p>
          </table:table-cell>
          <table:table-cell ns42:value-type="float" office:value="19" office:value-type="float">
            <text:p>19</text:p>
          </table:table-cell>
          <table:table-cell ns42:value-type="float" office:value="37" office:value-type="float">
            <text:p>3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Gee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2" office:value-type="float">
            <text:p>82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26" office:value-type="float">
            <text:p>226</text:p>
          </table:table-cell>
          <table:table-cell ns42:value-type="float" office:value="195" office:value-type="float">
            <text:p>195</text:p>
          </table:table-cell>
          <table:table-cell ns42:value-type="float" office:value="421" office:value-type="float">
            <text:p>421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Zwind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4" office:value-type="float">
            <text:p>94</text:p>
          </table:table-cell>
          <table:table-cell ns42:value-type="float" office:value="80" office:value-type="float">
            <text:p>80</text:p>
          </table:table-cell>
          <table:table-cell ns42:value-type="float" office:value="174" office:value-type="float">
            <text:p>17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Buurtsch. Zwindersche kana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38" office:value-type="float">
            <text:p>38</text:p>
          </table:table-cell>
          <table:table-cell ns42:value-type="float" office:value="31" office:value-type="float">
            <text:p>31</text:p>
          </table:table-cell>
          <table:table-cell ns42:value-type="float" office:value="69" office:value-type="float">
            <text:p>6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Buurtsch. Zwindersche 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7" office:value-type="float">
            <text:p>67</text:p>
          </table:table-cell>
          <table:table-cell ns42:value-type="float" office:value="59" office:value-type="float">
            <text:p>59</text:p>
          </table:table-cell>
          <table:table-cell ns42:value-type="float" office:value="126" office:value-type="float">
            <text:p>1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Buurtsch. Zwindersche veld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86" office:value-type="float">
            <text:p>186</text:p>
          </table:table-cell>
          <table:table-cell table:number-columns-repeated="4"/>
          <table:table-cell ns42:value-type="float" office:value="9" office:value-type="float">
            <text:p>9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569" office:value-type="float">
            <text:p>569</text:p>
          </table:table-cell>
          <table:table-cell ns42:value-type="float" office:value="491" office:value-type="float">
            <text:p>491</text:p>
          </table:table-cell>
          <table:table-cell ns42:value-type="float" office:value="1060" office:value-type="float">
            <text:p>1060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Oosterhesse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2" office:value-type="float">
            <text:p>22</text:p>
          </table:table-cell>
          <table:table-cell ns42:value-type="float" office:value="20" office:value-type="float">
            <text:p>20</text:p>
          </table:table-cell>
          <table:table-cell ns42:value-type="float" office:value="42" office:value-type="float">
            <text:p>4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Oosterhesselerbru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2" office:value-type="float">
            <text:p>12</text:p>
          </table:table-cell>
          <table:table-cell ns42:value-type="float" office:value="17" office:value-type="float">
            <text:p>17</text:p>
          </table:table-cell>
          <table:table-cell ns42:value-type="float" office:value="29" office:value-type="float">
            <text:p>2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de Klen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5" office:value-type="float">
            <text:p>5</text:p>
          </table:table-cell>
          <table:table-cell ns42:value-type="float" office:value="13" office:value-type="float">
            <text:p>1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Gee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3" office:value-type="float">
            <text:p>63</text:p>
          </table:table-cell>
          <table:table-cell ns42:value-type="float" office:value="50" office:value-type="float">
            <text:p>50</text:p>
          </table:table-cell>
          <table:table-cell ns42:value-type="float" office:value="113" office:value-type="float">
            <text:p>11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Kana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7"/>
          <table:table-cell ns42:value-type="float" office:value="50" office:value-type="float">
            <text:p>50</text:p>
          </table:table-cell>
          <table:table-cell ns42:value-type="float" office:value="49" office:value-type="float">
            <text:p>49</text:p>
          </table:table-cell>
          <table:table-cell ns42:value-type="float" office:value="99" office:value-type="float">
            <text:p>99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Zwind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8" office:value-type="float">
            <text:p>8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Geeser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6" office:value-type="float">
            <text:p>46</text:p>
          </table:table-cell>
          <table:table-cell ns42:value-type="float" office:value="44" office:value-type="float">
            <text:p>44</text:p>
          </table:table-cell>
          <table:table-cell ns42:value-type="float" office:value="90" office:value-type="float">
            <text:p>9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Zwindersche kana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4" office:value-type="float">
            <text:p>4</text:p>
          </table:table-cell>
          <table:table-cell ns42:value-type="float" office:value="6" office:value-type="float">
            <text:p>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Zwindersche 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24" office:value-type="float">
            <text:p>24</text:p>
          </table:table-cell>
          <table:table-cell ns42:value-type="float" office:value="26" office:value-type="float">
            <text:p>26</text:p>
          </table:table-cell>
          <table:table-cell ns42:value-type="float" office:value="50" office:value-type="float">
            <text:p>5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4" office:value-type="float">
            <text:p>84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33" office:value-type="float">
            <text:p>233</text:p>
          </table:table-cell>
          <table:table-cell ns42:value-type="float" office:value="223" office:value-type="float">
            <text:p>223</text:p>
          </table:table-cell>
          <table:table-cell ns42:value-type="float" office:value="456" office:value-type="float">
            <text:p>45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70" office:value-type="float">
            <text:p>270</text:p>
          </table:table-cell>
          <table:table-cell table:number-columns-repeated="4"/>
          <table:table-cell ns42:value-type="float" office:value="13" office:value-type="float">
            <text:p>13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802" office:value-type="float">
            <text:p>802</text:p>
          </table:table-cell>
          <table:table-cell ns42:value-type="float" office:value="714" office:value-type="float">
            <text:p>714</text:p>
          </table:table-cell>
          <table:table-cell ns42:value-type="float" office:value="1516" office:value-type="float">
            <text:p>151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6" office:value-type="float">
            <text:p>166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423" office:value-type="float">
            <text:p>423</text:p>
          </table:table-cell>
          <table:table-cell ns42:value-type="float" office:value="397" office:value-type="float">
            <text:p>397</text:p>
          </table:table-cell>
          <table:table-cell ns42:value-type="float" office:value="820" office:value-type="float">
            <text:p>820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66" office:value-type="float">
            <text:p>166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423" office:value-type="float">
            <text:p>423</text:p>
          </table:table-cell>
          <table:table-cell ns42:value-type="float" office:value="397" office:value-type="float">
            <text:p>397</text:p>
          </table:table-cell>
          <table:table-cell ns42:value-type="float" office:value="820" office:value-type="float">
            <text:p>820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de Hor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7" office:value-type="float">
            <text:p>67</text:p>
          </table:table-cell>
          <table:table-cell ns42:value-type="float" office:value="50" office:value-type="float">
            <text:p>50</text:p>
          </table:table-cell>
          <table:table-cell ns42:value-type="float" office:value="117" office:value-type="float">
            <text:p>117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de Pol, Arm- en werkhuis der Ned. Herv. Diac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de Pol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69" office:value-type="float">
            <text:p>6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65" office:value-type="float">
            <text:p>165</text:p>
          </table:table-cell>
          <table:table-cell ns42:value-type="float" office:value="166" office:value-type="float">
            <text:p>166</text:p>
          </table:table-cell>
          <table:table-cell ns42:value-type="float" office:value="331" office:value-type="float">
            <text:p>33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Wo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table:number-columns-repeated="7"/>
          <table:table-cell ns42:value-type="float" office:value="74" office:value-type="float">
            <text:p>74</text:p>
          </table:table-cell>
          <table:table-cell ns42:value-type="float" office:value="65" office:value-type="float">
            <text:p>65</text:p>
          </table:table-cell>
          <table:table-cell ns42:value-type="float" office:value="139" office:value-type="float">
            <text:p>13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Klund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3" office:value-type="float">
            <text:p>63</text:p>
          </table:table-cell>
          <table:table-cell table:number-columns-repeated="7"/>
          <table:table-cell ns42:value-type="float" office:value="170" office:value-type="float">
            <text:p>170</text:p>
          </table:table-cell>
          <table:table-cell ns42:value-type="float" office:value="156" office:value-type="float">
            <text:p>156</text:p>
          </table:table-cell>
          <table:table-cell ns42:value-type="float" office:value="326" office:value-type="float">
            <text:p>32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Klunderveen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83" office:value-type="float">
            <text:p>183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478" office:value-type="float">
            <text:p>478</text:p>
          </table:table-cell>
          <table:table-cell ns42:value-type="float" office:value="443" office:value-type="float">
            <text:p>443</text:p>
          </table:table-cell>
          <table:table-cell ns42:value-type="float" office:value="921" office:value-type="float">
            <text:p>92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49" office:value-type="float">
            <text:p>34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901" office:value-type="float">
            <text:p>901</text:p>
          </table:table-cell>
          <table:table-cell ns42:value-type="float" office:value="840" office:value-type="float">
            <text:p>840</text:p>
          </table:table-cell>
          <table:table-cell ns42:value-type="float" office:value="1741" office:value-type="float">
            <text:p>1741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 Ro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1" office:value-type="float">
            <text:p>11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284" office:value-type="float">
            <text:p>284</text:p>
          </table:table-cell>
          <table:table-cell ns42:value-type="float" office:value="288" office:value-type="float">
            <text:p>288</text:p>
          </table:table-cell>
          <table:table-cell ns42:value-type="float" office:value="572" office:value-type="float">
            <text:p>572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Liev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7" table:number-columns-repeated="2" office:value-type="float">
            <text:p>47</text:p>
          </table:table-cell>
          <table:table-cell ns42:value-type="float" office:value="94" office:value-type="float">
            <text:p>9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Steenber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49" office:value-type="float">
            <text:p>49</text:p>
          </table:table-cell>
          <table:table-cell ns42:value-type="float" office:value="35" office:value-type="float">
            <text:p>35</text:p>
          </table:table-cell>
          <table:table-cell ns42:value-type="float" office:value="84" office:value-type="float">
            <text:p>8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Nieta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59" office:value-type="float">
            <text:p>59</text:p>
          </table:table-cell>
          <table:table-cell ns42:value-type="float" office:value="69" office:value-type="float">
            <text:p>69</text:p>
          </table:table-cell>
          <table:table-cell ns42:value-type="float" office:value="128" office:value-type="float">
            <text:p>128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Leutingewo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1" table:number-columns-repeated="2" office:value-type="float">
            <text:p>31</text:p>
          </table:table-cell>
          <table:table-cell ns42:value-type="float" office:value="62" office:value-type="float">
            <text:p>6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h. Roderwo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56" office:value-type="float">
            <text:p>56</text:p>
          </table:table-cell>
          <table:table-cell ns42:value-type="float" office:value="55" office:value-type="float">
            <text:p>55</text:p>
          </table:table-cell>
          <table:table-cell ns42:value-type="float" office:value="111" office:value-type="float">
            <text:p>1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03" office:value-type="float">
            <text:p>203</text:p>
          </table:table-cell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526" office:value-type="float">
            <text:p>526</text:p>
          </table:table-cell>
          <table:table-cell ns42:value-type="float" office:value="525" office:value-type="float">
            <text:p>525</text:p>
          </table:table-cell>
          <table:table-cell ns42:value-type="float" office:value="1051" office:value-type="float">
            <text:p>1051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Roden, Arm- en werk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8" office:value-type="float">
            <text:p>8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Roden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table:number-columns-repeated="7"/>
          <table:table-cell ns42:value-type="float" office:value="91" office:value-type="float">
            <text:p>91</text:p>
          </table:table-cell>
          <table:table-cell ns42:value-type="float" office:value="81" office:value-type="float">
            <text:p>81</text:p>
          </table:table-cell>
          <table:table-cell ns42:value-type="float" office:value="172" office:value-type="float">
            <text:p>17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Roden, 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Liev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20" office:value-type="float">
            <text:p>20</text:p>
          </table:table-cell>
          <table:table-cell ns42:value-type="float" office:value="24" office:value-type="float">
            <text:p>24</text:p>
          </table:table-cell>
          <table:table-cell ns42:value-type="float" office:value="44" office:value-type="float">
            <text:p>4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Alteve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table:number-columns-repeated="7"/>
          <table:table-cell ns42:value-type="float" office:value="79" office:value-type="float">
            <text:p>79</text:p>
          </table:table-cell>
          <table:table-cell ns42:value-type="float" office:value="63" office:value-type="float">
            <text:p>63</text:p>
          </table:table-cell>
          <table:table-cell ns42:value-type="float" office:value="142" office:value-type="float">
            <text:p>14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Roderesch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7"/>
          <table:table-cell ns42:value-type="float" office:value="39" office:value-type="float">
            <text:p>39</text:p>
          </table:table-cell>
          <table:table-cell ns42:value-type="float" office:value="35" office:value-type="float">
            <text:p>35</text:p>
          </table:table-cell>
          <table:table-cell ns42:value-type="float" office:value="74" office:value-type="float">
            <text:p>7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Roder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2" office:value-type="float">
            <text:p>112</text:p>
          </table:table-cell>
          <table:table-cell ns42:value-type="float" office:value="5" office:value-type="float">
            <text:p>5</text:p>
          </table:table-cell>
          <table:table-cell table:number-columns-repeated="6"/>
          <table:table-cell ns42:value-type="float" office:value="304" office:value-type="float">
            <text:p>304</text:p>
          </table:table-cell>
          <table:table-cell ns42:value-type="float" office:value="253" office:value-type="float">
            <text:p>253</text:p>
          </table:table-cell>
          <table:table-cell ns42:value-type="float" office:value="557" office:value-type="float">
            <text:p>557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Zul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29" office:value-type="float">
            <text:p>29</text:p>
          </table:table-cell>
          <table:table-cell ns42:value-type="float" office:value="35" office:value-type="float">
            <text:p>35</text:p>
          </table:table-cell>
          <table:table-cell ns42:value-type="float" office:value="64" office:value-type="float">
            <text:p>64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Terheij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7" office:value-type="float">
            <text:p>5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32" office:value-type="float">
            <text:p>132</text:p>
          </table:table-cell>
          <table:table-cell ns42:value-type="float" office:value="125" office:value-type="float">
            <text:p>125</text:p>
          </table:table-cell>
          <table:table-cell ns42:value-type="float" office:value="257" office:value-type="float">
            <text:p>25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Nieta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table:number-columns-repeated="7"/>
          <table:table-cell ns42:value-type="float" office:value="42" office:value-type="float">
            <text:p>42</text:p>
          </table:table-cell>
          <table:table-cell ns42:value-type="float" office:value="34" office:value-type="float">
            <text:p>34</text:p>
          </table:table-cell>
          <table:table-cell ns42:value-type="float" office:value="76" office:value-type="float">
            <text:p>7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Leutingewo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6" office:value-type="float">
            <text:p>46</text:p>
          </table:table-cell>
          <table:table-cell table:number-columns-repeated="7"/>
          <table:table-cell ns42:value-type="float" office:value="105" office:value-type="float">
            <text:p>105</text:p>
          </table:table-cell>
          <table:table-cell ns42:value-type="float" office:value="119" office:value-type="float">
            <text:p>119</text:p>
          </table:table-cell>
          <table:table-cell ns42:value-type="float" office:value="224" office:value-type="float">
            <text:p>22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Leutingewolde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9" office:value-type="float">
            <text:p>9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Fokswo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6" office:value-type="float">
            <text:p>66</text:p>
          </table:table-cell>
          <table:table-cell table:number-columns-repeated="7"/>
          <table:table-cell ns42:value-type="float" office:value="160" office:value-type="float">
            <text:p>160</text:p>
          </table:table-cell>
          <table:table-cell ns42:value-type="float" office:value="174" office:value-type="float">
            <text:p>174</text:p>
          </table:table-cell>
          <table:table-cell ns42:value-type="float" office:value="334" office:value-type="float">
            <text:p>33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Roderwo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7"/>
          <table:table-cell ns42:value-type="float" office:value="39" office:value-type="float">
            <text:p>39</text:p>
          </table:table-cell>
          <table:table-cell ns42:value-type="float" office:value="42" office:value-type="float">
            <text:p>42</text:p>
          </table:table-cell>
          <table:table-cell ns42:value-type="float" office:value="81" office:value-type="float">
            <text:p>8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Sandebuu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32" office:value-type="float">
            <text:p>32</text:p>
          </table:table-cell>
          <table:table-cell ns42:value-type="float" office:value="29" office:value-type="float">
            <text:p>29</text:p>
          </table:table-cell>
          <table:table-cell ns42:value-type="float" office:value="61" office:value-type="float">
            <text:p>6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Matsloo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28" office:value-type="float">
            <text:p>28</text:p>
          </table:table-cell>
          <table:table-cell ns42:value-type="float" office:value="32" office:value-type="float">
            <text:p>32</text:p>
          </table:table-cell>
          <table:table-cell ns42:value-type="float" office:value="60" office:value-type="float">
            <text:p>6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Matsloot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51" office:value-type="float">
            <text:p>451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ns42:value-type="float" office:value="1109" office:value-type="float">
            <text:p>1109</text:p>
          </table:table-cell>
          <table:table-cell ns42:value-type="float" office:value="1056" office:value-type="float">
            <text:p>1056</text:p>
          </table:table-cell>
          <table:table-cell ns42:value-type="float" office:value="2165" office:value-type="float">
            <text:p>2165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54" office:value-type="float">
            <text:p>654</text:p>
          </table:table-cell>
          <table:table-cell ns42:value-type="float" office:value="11" office:value-type="float">
            <text:p>11</text:p>
          </table:table-cell>
          <table:table-cell ns42:value-type="float" office:value="1" table:number-columns-repeated="2" office:value-type="float">
            <text:p>1</text:p>
          </table:table-cell>
          <table:table-cell/>
          <table:table-cell ns42:value-type="float" office:value="17" office:value-type="float">
            <text:p>17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ns42:value-type="float" office:value="1635" office:value-type="float">
            <text:p>1635</text:p>
          </table:table-cell>
          <table:table-cell ns42:value-type="float" office:value="1581" office:value-type="float">
            <text:p>1581</text:p>
          </table:table-cell>
          <table:table-cell ns42:value-type="float" office:value="3216" office:value-type="float">
            <text:p>3216</text:p>
          </table:table-cell>
          <table:table-cell ns42:value-type="float" table:style-name="ce2" office:value="27" office:value-type="float">
            <text:p>27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5" office:value-type="float">
            <text:p>13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343" office:value-type="float">
            <text:p>343</text:p>
          </table:table-cell>
          <table:table-cell ns42:value-type="float" office:value="334" office:value-type="float">
            <text:p>334</text:p>
          </table:table-cell>
          <table:table-cell ns42:value-type="float" office:value="677" office:value-type="float">
            <text:p>67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orp Grol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9" office:value-type="float">
            <text:p>5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98" office:value-type="float">
            <text:p>198</text:p>
          </table:table-cell>
          <table:table-cell ns42:value-type="float" office:value="185" office:value-type="float">
            <text:p>185</text:p>
          </table:table-cell>
          <table:table-cell ns42:value-type="float" office:value="383" office:value-type="float">
            <text:p>383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Schoonlo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table:number-columns-repeated="7"/>
          <table:table-cell ns42:value-type="float" office:value="61" office:value-type="float">
            <text:p>61</text:p>
          </table:table-cell>
          <table:table-cell ns42:value-type="float" office:value="53" office:value-type="float">
            <text:p>53</text:p>
          </table:table-cell>
          <table:table-cell ns42:value-type="float" office:value="114" office:value-type="float">
            <text:p>1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Elderslo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5" table:number-columns-repeated="2" office:value-type="float">
            <text:p>5</text:p>
          </table:table-cell>
          <table:table-cell ns42:value-type="float" office:value="10" office:value-type="float">
            <text:p>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Duurz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1" office:value-type="float">
            <text:p>51</text:p>
          </table:table-cell>
          <table:table-cell ns42:value-type="float" office:value="52" office:value-type="float">
            <text:p>52</text:p>
          </table:table-cell>
          <table:table-cell ns42:value-type="float" office:value="103" office:value-type="float">
            <text:p>10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Bal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04" office:value-type="float">
            <text:p>104</text:p>
          </table:table-cell>
          <table:table-cell ns42:value-type="float" office:value="81" office:value-type="float">
            <text:p>81</text:p>
          </table:table-cell>
          <table:table-cell ns42:value-type="float" office:value="185" office:value-type="float">
            <text:p>18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Ballo, Woonwagen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58" office:value-type="float">
            <text:p>258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763" office:value-type="float">
            <text:p>763</text:p>
          </table:table-cell>
          <table:table-cell ns42:value-type="float" office:value="711" office:value-type="float">
            <text:p>711</text:p>
          </table:table-cell>
          <table:table-cell ns42:value-type="float" office:value="1474" office:value-type="float">
            <text:p>1474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33" office:value-type="float">
            <text:p>33</text:p>
          </table:table-cell>
          <table:table-cell ns42:value-type="float" office:value="27" office:value-type="float">
            <text:p>27</text:p>
          </table:table-cell>
          <table:table-cell ns42:value-type="float" office:value="60" office:value-type="float">
            <text:p>60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orp Grollo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7" office:value-type="float">
            <text:p>7</text:p>
          </table:table-cell>
          <table:table-cell ns42:value-type="float" office:value="18" office:value-type="float">
            <text:p>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Schoonlo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3" office:value-type="float">
            <text:p>23</text:p>
          </table:table-cell>
          <table:table-cell ns42:value-type="float" office:value="19" office:value-type="float">
            <text:p>19</text:p>
          </table:table-cell>
          <table:table-cell ns42:value-type="float" office:value="42" office:value-type="float">
            <text:p>4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Am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6" office:value-type="float">
            <text:p>26</text:p>
          </table:table-cell>
          <table:table-cell ns42:value-type="float" office:value="25" office:value-type="float">
            <text:p>25</text:p>
          </table:table-cell>
          <table:table-cell ns42:value-type="float" office:value="51" office:value-type="float">
            <text:p>5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Ekehaa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1" office:value-type="float">
            <text:p>21</text:p>
          </table:table-cell>
          <table:table-cell ns42:value-type="float" office:value="18" office:value-type="float">
            <text:p>18</text:p>
          </table:table-cell>
          <table:table-cell ns42:value-type="float" office:value="39" office:value-type="float">
            <text:p>3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Ele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2" office:value-type="float">
            <text:p>12</text:p>
          </table:table-cell>
          <table:table-cell ns42:value-type="float" office:value="16" office:value-type="float">
            <text:p>16</text:p>
          </table:table-cell>
          <table:table-cell ns42:value-type="float" office:value="28" office:value-type="float">
            <text:p>2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Geelbr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7" office:value-type="float">
            <text:p>17</text:p>
          </table:table-cell>
          <table:table-cell ns42:value-type="float" office:value="14" office:value-type="float">
            <text:p>14</text:p>
          </table:table-cell>
          <table:table-cell ns42:value-type="float" office:value="31" office:value-type="float">
            <text:p>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Elderslo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5"/>
          <table:table-cell ns42:value-type="float" office:value="11" office:value-type="float">
            <text:p>11</text:p>
          </table:table-cell>
          <table:table-cell ns42:value-type="float" office:value="7" office:value-type="float">
            <text:p>7</text:p>
          </table:table-cell>
          <table:table-cell ns42:value-type="float" office:value="18" office:value-type="float">
            <text:p>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Nijla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44" office:value-type="float">
            <text:p>44</text:p>
          </table:table-cell>
          <table:table-cell ns42:value-type="float" office:value="38" office:value-type="float">
            <text:p>38</text:p>
          </table:table-cell>
          <table:table-cell ns42:value-type="float" office:value="82" office:value-type="float">
            <text:p>8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Duurz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5" office:value-type="float">
            <text:p>5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Bal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2" office:value-type="float">
            <text:p>12</text:p>
          </table:table-cell>
          <table:table-cell ns42:value-type="float" office:value="19" office:value-type="float">
            <text:p>19</text:p>
          </table:table-cell>
          <table:table-cell ns42:value-type="float" office:value="31" office:value-type="float">
            <text:p>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9" office:value-type="float">
            <text:p>69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16" office:value-type="float">
            <text:p>216</text:p>
          </table:table-cell>
          <table:table-cell ns42:value-type="float" office:value="195" office:value-type="float">
            <text:p>195</text:p>
          </table:table-cell>
          <table:table-cell ns42:value-type="float" office:value="411" office:value-type="float">
            <text:p>411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27" office:value-type="float">
            <text:p>327</text:p>
          </table:table-cell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979" office:value-type="float">
            <text:p>979</text:p>
          </table:table-cell>
          <table:table-cell ns42:value-type="float" office:value="906" office:value-type="float">
            <text:p>906</text:p>
          </table:table-cell>
          <table:table-cell ns42:value-type="float" office:value="1885" office:value-type="float">
            <text:p>1885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2" office:value-type="float">
            <text:p>10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262" office:value-type="float">
            <text:p>262</text:p>
          </table:table-cell>
          <table:table-cell ns42:value-type="float" office:value="219" office:value-type="float">
            <text:p>219</text:p>
          </table:table-cell>
          <table:table-cell ns42:value-type="float" office:value="481" office:value-type="float">
            <text:p>48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2" office:value-type="float">
            <text:p>10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262" office:value-type="float">
            <text:p>262</text:p>
          </table:table-cell>
          <table:table-cell ns42:value-type="float" office:value="219" office:value-type="float">
            <text:p>219</text:p>
          </table:table-cell>
          <table:table-cell ns42:value-type="float" office:value="481" office:value-type="float">
            <text:p>48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Wijkveld, Arm-en werkh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12" office:value-type="float">
            <text:p>12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Wijkveld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7"/>
          <table:table-cell ns42:value-type="float" office:value="37" office:value-type="float">
            <text:p>37</text:p>
          </table:table-cell>
          <table:table-cell ns42:value-type="float" office:value="42" office:value-type="float">
            <text:p>42</text:p>
          </table:table-cell>
          <table:table-cell ns42:value-type="float" office:value="79" office:value-type="float">
            <text:p>7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Gijssel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15" office:value-type="float">
            <text:p>15</text:p>
          </table:table-cell>
          <table:table-cell ns42:value-type="float" office:value="26" office:value-type="float">
            <text:p>2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Post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32" office:value-type="float">
            <text:p>32</text:p>
          </table:table-cell>
          <table:table-cell ns42:value-type="float" office:value="24" office:value-type="float">
            <text:p>24</text:p>
          </table:table-cell>
          <table:table-cell ns42:value-type="float" office:value="56" office:value-type="float">
            <text:p>5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Hee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table:number-columns-repeated="7"/>
          <table:table-cell ns42:value-type="float" office:value="46" office:value-type="float">
            <text:p>46</text:p>
          </table:table-cell>
          <table:table-cell ns42:value-type="float" office:value="53" office:value-type="float">
            <text:p>53</text:p>
          </table:table-cell>
          <table:table-cell ns42:value-type="float" office:value="99" office:value-type="float">
            <text:p>9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Oldenhav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table:number-columns-repeated="7"/>
          <table:table-cell ns42:value-type="float" office:value="63" office:value-type="float">
            <text:p>63</text:p>
          </table:table-cell>
          <table:table-cell ns42:value-type="float" office:value="59" office:value-type="float">
            <text:p>59</text:p>
          </table:table-cell>
          <table:table-cell ns42:value-type="float" office:value="122" office:value-type="float">
            <text:p>12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Koekanger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32" office:value-type="float">
            <text:p>32</text:p>
          </table:table-cell>
          <table:table-cell ns42:value-type="float" office:value="30" office:value-type="float">
            <text:p>30</text:p>
          </table:table-cell>
          <table:table-cell ns42:value-type="float" office:value="62" office:value-type="float">
            <text:p>6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Ruinerwei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13" office:value-type="float">
            <text:p>13</text:p>
          </table:table-cell>
          <table:table-cell ns42:value-type="float" office:value="29" office:value-type="float">
            <text:p>2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Ruiner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4" office:value-type="float">
            <text:p>34</text:p>
          </table:table-cell>
          <table:table-cell ns42:value-type="float" office:value="32" office:value-type="float">
            <text:p>32</text:p>
          </table:table-cell>
          <table:table-cell ns42:value-type="float" office:value="66" office:value-type="float">
            <text:p>6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Armwei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table:number-columns-repeated="7"/>
          <table:table-cell ns42:value-type="float" office:value="73" office:value-type="float">
            <text:p>73</text:p>
          </table:table-cell>
          <table:table-cell ns42:value-type="float" office:value="66" office:value-type="float">
            <text:p>66</text:p>
          </table:table-cell>
          <table:table-cell ns42:value-type="float" office:value="139" office:value-type="float">
            <text:p>13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Blank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11" office:value-type="float">
            <text:p>11</text:p>
          </table:table-cell>
          <table:table-cell ns42:value-type="float" office:value="27" office:value-type="float">
            <text:p>2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Noordha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7"/>
          <table:table-cell ns42:value-type="float" office:value="41" office:value-type="float">
            <text:p>41</text:p>
          </table:table-cell>
          <table:table-cell ns42:value-type="float" office:value="38" office:value-type="float">
            <text:p>38</text:p>
          </table:table-cell>
          <table:table-cell ns42:value-type="float" office:value="79" office:value-type="float">
            <text:p>7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Anser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26" office:value-type="float">
            <text:p>26</text:p>
          </table:table-cell>
          <table:table-cell ns42:value-type="float" office:value="21" office:value-type="float">
            <text:p>21</text:p>
          </table:table-cell>
          <table:table-cell ns42:value-type="float" office:value="47" office:value-type="float">
            <text:p>4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Witte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33" office:value-type="float">
            <text:p>33</text:p>
          </table:table-cell>
          <table:table-cell ns42:value-type="float" office:value="22" office:value-type="float">
            <text:p>22</text:p>
          </table:table-cell>
          <table:table-cell ns42:value-type="float" office:value="55" office:value-type="float">
            <text:p>5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Bendersch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3" office:value-type="float">
            <text:p>33</text:p>
          </table:table-cell>
          <table:table-cell ns42:value-type="float" office:value="27" office:value-type="float">
            <text:p>27</text:p>
          </table:table-cell>
          <table:table-cell ns42:value-type="float" office:value="60" office:value-type="float">
            <text:p>6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Engela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4" office:value-type="float">
            <text:p>64</text:p>
          </table:table-cell>
          <table:table-cell ns42:value-type="float" office:value="51" office:value-type="float">
            <text:p>51</text:p>
          </table:table-cell>
          <table:table-cell ns42:value-type="float" office:value="115" office:value-type="float">
            <text:p>1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Waterleuz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14" office:value-type="float">
            <text:p>14</text:p>
          </table:table-cell>
          <table:table-cell ns42:value-type="float" office:value="22" office:value-type="float">
            <text:p>2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Achter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1" office:value-type="float">
            <text:p>51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43" office:value-type="float">
            <text:p>143</text:p>
          </table:table-cell>
          <table:table-cell ns42:value-type="float" office:value="106" office:value-type="float">
            <text:p>106</text:p>
          </table:table-cell>
          <table:table-cell ns42:value-type="float" office:value="249" office:value-type="float">
            <text:p>249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Geuz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4" office:value-type="float">
            <text:p>24</text:p>
          </table:table-cell>
          <table:table-cell ns42:value-type="float" office:value="14" office:value-type="float">
            <text:p>14</text:p>
          </table:table-cell>
          <table:table-cell ns42:value-type="float" office:value="38" office:value-type="float">
            <text:p>3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Ans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38" office:value-type="float">
            <text:p>138</text:p>
          </table:table-cell>
          <table:table-cell ns42:value-type="float" office:value="134" office:value-type="float">
            <text:p>134</text:p>
          </table:table-cell>
          <table:table-cell ns42:value-type="float" office:value="272" office:value-type="float">
            <text:p>27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Rheebrug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8" office:value-type="float">
            <text:p>18</text:p>
          </table:table-cell>
          <table:table-cell ns42:value-type="float" office:value="13" office:value-type="float">
            <text:p>13</text:p>
          </table:table-cell>
          <table:table-cell ns42:value-type="float" office:value="31" office:value-type="float">
            <text:p>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Anserwei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3" office:value-type="float">
            <text:p>3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Anhol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16" office:value-type="float">
            <text:p>16</text:p>
          </table:table-cell>
          <table:table-cell ns42:value-type="float" office:value="29" office:value-type="float">
            <text:p>2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Kra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4" office:value-type="float">
            <text:p>14</text:p>
          </table:table-cell>
          <table:table-cell ns42:value-type="float" office:value="10" office:value-type="float">
            <text:p>10</text:p>
          </table:table-cell>
          <table:table-cell ns42:value-type="float" office:value="24" office:value-type="float">
            <text:p>2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Nui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6" office:value-type="float">
            <text:p>26</text:p>
          </table:table-cell>
          <table:table-cell ns42:value-type="float" office:value="25" office:value-type="float">
            <text:p>25</text:p>
          </table:table-cell>
          <table:table-cell ns42:value-type="float" office:value="51" office:value-type="float">
            <text:p>5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Eurs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0" office:value-type="float">
            <text:p>40</text:p>
          </table:table-cell>
          <table:table-cell ns42:value-type="float" office:value="33" office:value-type="float">
            <text:p>33</text:p>
          </table:table-cell>
          <table:table-cell ns42:value-type="float" office:value="73" office:value-type="float">
            <text:p>7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Bult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1" office:value-type="float">
            <text:p>11</text:p>
          </table:table-cell>
          <table:table-cell ns42:value-type="float" office:value="14" office:value-type="float">
            <text:p>14</text:p>
          </table:table-cell>
          <table:table-cell ns42:value-type="float" office:value="25" office:value-type="float">
            <text:p>2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Pess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60" office:value-type="float">
            <text:p>60</text:p>
          </table:table-cell>
          <table:table-cell ns42:value-type="float" office:value="54" office:value-type="float">
            <text:p>54</text:p>
          </table:table-cell>
          <table:table-cell ns42:value-type="float" office:value="114" office:value-type="float">
            <text:p>114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Oost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7"/>
          <table:table-cell ns42:value-type="float" office:value="44" office:value-type="float">
            <text:p>44</text:p>
          </table:table-cell>
          <table:table-cell ns42:value-type="float" office:value="29" office:value-type="float">
            <text:p>29</text:p>
          </table:table-cell>
          <table:table-cell ns42:value-type="float" office:value="73" office:value-type="float">
            <text:p>7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. Zwartschaa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5" office:value-type="float">
            <text:p>55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38" office:value-type="float">
            <text:p>138</text:p>
          </table:table-cell>
          <table:table-cell ns42:value-type="float" office:value="123" office:value-type="float">
            <text:p>123</text:p>
          </table:table-cell>
          <table:table-cell ns42:value-type="float" office:value="261" office:value-type="float">
            <text:p>26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. Pesser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7"/>
          <table:table-cell ns42:value-type="float" office:value="48" office:value-type="float">
            <text:p>48</text:p>
          </table:table-cell>
          <table:table-cell ns42:value-type="float" office:value="44" office:value-type="float">
            <text:p>44</text:p>
          </table:table-cell>
          <table:table-cell ns42:value-type="float" office:value="92" office:value-type="float">
            <text:p>9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. Stuifza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9" table:number-columns-repeated="2" office:value-type="float">
            <text:p>49</text:p>
          </table:table-cell>
          <table:table-cell ns42:value-type="float" office:value="98" office:value-type="float">
            <text:p>9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. Stadterij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9" office:value-type="float">
            <text:p>9</text:p>
          </table:table-cell>
          <table:table-cell ns42:value-type="float" office:value="17" office:value-type="float">
            <text:p>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. Tol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4" table:number-columns-repeated="2" office:value-type="float">
            <text:p>24</text:p>
          </table:table-cell>
          <table:table-cell ns42:value-type="float" office:value="48" office:value-type="float">
            <text:p>4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. Fluiten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9" office:value-type="float">
            <text:p>69</text:p>
          </table:table-cell>
          <table:table-cell ns42:value-type="float" office:value="70" office:value-type="float">
            <text:p>70</text:p>
          </table:table-cell>
          <table:table-cell ns42:value-type="float" office:value="139" office:value-type="float">
            <text:p>13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. Kalen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7" office:value-type="float">
            <text:p>17</text:p>
          </table:table-cell>
          <table:table-cell ns42:value-type="float" office:value="12" office:value-type="float">
            <text:p>12</text:p>
          </table:table-cell>
          <table:table-cell ns42:value-type="float" office:value="29" office:value-type="float">
            <text:p>2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Geh. Hondha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table:number-columns-repeated="2" office:value-type="float">
            <text:p>4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Geh. Holthaa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12" office:value-type="float">
            <text:p>12</text:p>
          </table:table-cell>
          <table:table-cell ns42:value-type="float" office:value="22" office:value-type="float">
            <text:p>2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Geh. Ech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96" office:value-type="float">
            <text:p>96</text:p>
          </table:table-cell>
          <table:table-cell ns42:value-type="float" office:value="80" office:value-type="float">
            <text:p>80</text:p>
          </table:table-cell>
          <table:table-cell ns42:value-type="float" office:value="176" office:value-type="float">
            <text:p>17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Geh. Echten, 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3" office:value-type="float">
            <text:p>3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Geh. Echtingerbr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7"/>
          <table:table-cell ns42:value-type="float" office:value="46" office:value-type="float">
            <text:p>46</text:p>
          </table:table-cell>
          <table:table-cell ns42:value-type="float" office:value="40" office:value-type="float">
            <text:p>40</text:p>
          </table:table-cell>
          <table:table-cell ns42:value-type="float" office:value="86" office:value-type="float">
            <text:p>86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02" office:value-type="float">
            <text:p>602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612" office:value-type="float">
            <text:p>1612</text:p>
          </table:table-cell>
          <table:table-cell ns42:value-type="float" office:value="1448" office:value-type="float">
            <text:p>1448</text:p>
          </table:table-cell>
          <table:table-cell ns42:value-type="float" office:value="3060" office:value-type="float">
            <text:p>3060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704" office:value-type="float">
            <text:p>704</text:p>
          </table:table-cell>
          <table:table-cell ns42:value-type="float" office:value="12" office:value-type="float">
            <text:p>12</text:p>
          </table:table-cell>
          <table:table-cell table:number-columns-repeated="3"/>
          <table:table-cell ns42:value-type="float" office:value="17" office:value-type="float">
            <text:p>17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874" office:value-type="float">
            <text:p>1874</text:p>
          </table:table-cell>
          <table:table-cell ns42:value-type="float" office:value="1667" office:value-type="float">
            <text:p>1667</text:p>
          </table:table-cell>
          <table:table-cell ns42:value-type="float" office:value="3541" office:value-type="float">
            <text:p>3541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ijkhuiz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2" office:value-type="float">
            <text:p>9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09" office:value-type="float">
            <text:p>209</text:p>
          </table:table-cell>
          <table:table-cell ns42:value-type="float" office:value="192" office:value-type="float">
            <text:p>192</text:p>
          </table:table-cell>
          <table:table-cell ns42:value-type="float" office:value="401" office:value-type="float">
            <text:p>40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oerste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7" office:value-type="float">
            <text:p>17</text:p>
          </table:table-cell>
          <table:table-cell ns42:value-type="float" office:value="20" office:value-type="float">
            <text:p>20</text:p>
          </table:table-cell>
          <table:table-cell ns42:value-type="float" office:value="37" office:value-type="float">
            <text:p>37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1" office:value-type="float">
            <text:p>10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26" office:value-type="float">
            <text:p>226</text:p>
          </table:table-cell>
          <table:table-cell ns42:value-type="float" office:value="212" office:value-type="float">
            <text:p>212</text:p>
          </table:table-cell>
          <table:table-cell ns42:value-type="float" office:value="438" office:value-type="float">
            <text:p>438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ostei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4" office:value-type="float">
            <text:p>54</text:p>
          </table:table-cell>
          <table:table-cell table:number-columns-repeated="7"/>
          <table:table-cell ns42:value-type="float" office:value="185" office:value-type="float">
            <text:p>185</text:p>
          </table:table-cell>
          <table:table-cell ns42:value-type="float" office:value="154" office:value-type="float">
            <text:p>154</text:p>
          </table:table-cell>
          <table:table-cell ns42:value-type="float" office:value="339" office:value-type="float">
            <text:p>33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Ruige Kluf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7" office:value-type="float">
            <text:p>7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02" office:value-type="float">
            <text:p>202</text:p>
          </table:table-cell>
          <table:table-cell ns42:value-type="float" office:value="182" office:value-type="float">
            <text:p>182</text:p>
          </table:table-cell>
          <table:table-cell ns42:value-type="float" office:value="384" office:value-type="float">
            <text:p>38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ale Kluf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1" office:value-type="float">
            <text:p>7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75" office:value-type="float">
            <text:p>175</text:p>
          </table:table-cell>
          <table:table-cell ns42:value-type="float" office:value="161" office:value-type="float">
            <text:p>161</text:p>
          </table:table-cell>
          <table:table-cell ns42:value-type="float" office:value="336" office:value-type="float">
            <text:p>33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uiterhuiz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18" office:value-type="float">
            <text:p>18</text:p>
          </table:table-cell>
          <table:table-cell ns42:value-type="float" office:value="14" office:value-type="float">
            <text:p>14</text:p>
          </table:table-cell>
          <table:table-cell ns42:value-type="float" office:value="32" office:value-type="float">
            <text:p>3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lijdenstei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" office:value-type="float">
            <text:p>8</text:p>
          </table:table-cell>
          <table:table-cell ns42:value-type="float" office:value="10" office:value-type="float">
            <text:p>10</text:p>
          </table:table-cell>
          <table:table-cell ns42:value-type="float" office:value="18" office:value-type="float">
            <text:p>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Kra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9" office:value-type="float">
            <text:p>19</text:p>
          </table:table-cell>
          <table:table-cell ns42:value-type="float" office:value="15" office:value-type="float">
            <text:p>15</text:p>
          </table:table-cell>
          <table:table-cell ns42:value-type="float" office:value="34" office:value-type="float">
            <text:p>3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Haakswold, Diac. Armhuis der Ned. Herv. Gem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9" table:number-columns-repeated="2" office:value-type="float">
            <text:p>9</text:p>
          </table:table-cell>
          <table:table-cell ns42:value-type="float" office:value="18" office:value-type="float">
            <text:p>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Haakswold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3" office:value-type="float">
            <text:p>43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5"/>
          <table:table-cell ns42:value-type="float" office:value="108" office:value-type="float">
            <text:p>108</text:p>
          </table:table-cell>
          <table:table-cell ns42:value-type="float" office:value="107" office:value-type="float">
            <text:p>107</text:p>
          </table:table-cell>
          <table:table-cell ns42:value-type="float" office:value="215" office:value-type="float">
            <text:p>215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9" office:value-type="float">
            <text:p>29</text:p>
          </table:table-cell>
          <table:table-cell ns42:value-type="float" office:value="36" office:value-type="float">
            <text:p>36</text:p>
          </table:table-cell>
          <table:table-cell ns42:value-type="float" office:value="65" office:value-type="float">
            <text:p>6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roekhuiz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1" office:value-type="float">
            <text:p>51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37" office:value-type="float">
            <text:p>137</text:p>
          </table:table-cell>
          <table:table-cell ns42:value-type="float" office:value="135" office:value-type="float">
            <text:p>135</text:p>
          </table:table-cell>
          <table:table-cell ns42:value-type="float" office:value="272" office:value-type="float">
            <text:p>27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Weerwil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4" office:value-type="float">
            <text:p>54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28" office:value-type="float">
            <text:p>128</text:p>
          </table:table-cell>
          <table:table-cell ns42:value-type="float" office:value="142" office:value-type="float">
            <text:p>142</text:p>
          </table:table-cell>
          <table:table-cell ns42:value-type="float" office:value="270" office:value-type="float">
            <text:p>270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83" office:value-type="float">
            <text:p>383</text:p>
          </table:table-cell>
          <table:table-cell ns42:value-type="float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020" office:value-type="float">
            <text:p>1020</text:p>
          </table:table-cell>
          <table:table-cell ns42:value-type="float" office:value="966" office:value-type="float">
            <text:p>966</text:p>
          </table:table-cell>
          <table:table-cell ns42:value-type="float" office:value="1986" office:value-type="float">
            <text:p>198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84" office:value-type="float">
            <text:p>484</text:p>
          </table:table-cell>
          <table:table-cell ns42:value-type="float" office:value="7" office:value-type="float">
            <text:p>7</text:p>
          </table:table-cell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1246" office:value-type="float">
            <text:p>1246</text:p>
          </table:table-cell>
          <table:table-cell ns42:value-type="float" office:value="1178" office:value-type="float">
            <text:p>1178</text:p>
          </table:table-cell>
          <table:table-cell ns42:value-type="float" office:value="2424" office:value-type="float">
            <text:p>2424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ud Schoonebeek, Diaconie Arm-en werkhuis der N.H.G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ud Schoonebeek, 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5" office:value-type="float">
            <text:p>5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ud Schoonebeek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64" office:value-type="float">
            <text:p>16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473" office:value-type="float">
            <text:p>473</text:p>
          </table:table-cell>
          <table:table-cell ns42:value-type="float" office:value="409" office:value-type="float">
            <text:p>409</text:p>
          </table:table-cell>
          <table:table-cell ns42:value-type="float" office:value="882" office:value-type="float">
            <text:p>882</text:p>
          </table:table-cell>
          <table:table-cell ns42:value-type="float" table:style-name="ce2" office:value="5" office:value-type="float">
            <text:p>5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ud Schoonebeek, 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2" office:value-type="float">
            <text:p>2</text:p>
          </table:table-cell>
          <table:table-cell table:number-columns-repeated="3"/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Schoonebeeker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6" office:value-type="float">
            <text:p>56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44" office:value-type="float">
            <text:p>144</text:p>
          </table:table-cell>
          <table:table-cell ns42:value-type="float" office:value="145" office:value-type="float">
            <text:p>145</text:p>
          </table:table-cell>
          <table:table-cell ns42:value-type="float" office:value="289" office:value-type="float">
            <text:p>289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Nieuw Schoonebe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5" office:value-type="float">
            <text:p>15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442" office:value-type="float">
            <text:p>442</text:p>
          </table:table-cell>
          <table:table-cell ns42:value-type="float" office:value="425" office:value-type="float">
            <text:p>425</text:p>
          </table:table-cell>
          <table:table-cell ns42:value-type="float" office:value="867" office:value-type="float">
            <text:p>867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77" office:value-type="float">
            <text:p>377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/>
          <table:table-cell ns42:value-type="float" office:value="2" office:value-type="float">
            <text:p>2</text:p>
          </table:table-cell>
          <table:table-cell ns42:value-type="float" office:value="1066" office:value-type="float">
            <text:p>1066</text:p>
          </table:table-cell>
          <table:table-cell ns42:value-type="float" office:value="985" office:value-type="float">
            <text:p>985</text:p>
          </table:table-cell>
          <table:table-cell ns42:value-type="float" office:value="2051" office:value-type="float">
            <text:p>2051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77" office:value-type="float">
            <text:p>377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/>
          <table:table-cell ns42:value-type="float" office:value="2" office:value-type="float">
            <text:p>2</text:p>
          </table:table-cell>
          <table:table-cell ns42:value-type="float" office:value="1067" office:value-type="float">
            <text:p>1067</text:p>
          </table:table-cell>
          <table:table-cell ns42:value-type="float" office:value="985" office:value-type="float">
            <text:p>985</text:p>
          </table:table-cell>
          <table:table-cell ns42:value-type="float" office:value="2052" office:value-type="float">
            <text:p>2052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0" office:value-type="float">
            <text:p>70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87" office:value-type="float">
            <text:p>187</text:p>
          </table:table-cell>
          <table:table-cell ns42:value-type="float" office:value="202" office:value-type="float">
            <text:p>202</text:p>
          </table:table-cell>
          <table:table-cell ns42:value-type="float" office:value="389" office:value-type="float">
            <text:p>389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47" office:value-type="float">
            <text:p>47</text:p>
          </table:table-cell>
          <table:table-cell ns42:value-type="float" office:value="34" office:value-type="float">
            <text:p>34</text:p>
          </table:table-cell>
          <table:table-cell ns42:value-type="float" office:value="81" office:value-type="float">
            <text:p>8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oordsl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2" office:value-type="float">
            <text:p>62</text:p>
          </table:table-cell>
          <table:table-cell table:number-columns-repeated="7"/>
          <table:table-cell ns42:value-type="float" office:value="181" office:value-type="float">
            <text:p>181</text:p>
          </table:table-cell>
          <table:table-cell ns42:value-type="float" office:value="182" office:value-type="float">
            <text:p>182</text:p>
          </table:table-cell>
          <table:table-cell ns42:value-type="float" office:value="363" office:value-type="float">
            <text:p>363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59" office:value-type="float">
            <text:p>159</text:p>
          </table:table-cell>
          <table:table-cell ns42:value-type="float" office:value="151" office:value-type="float">
            <text:p>151</text:p>
          </table:table-cell>
          <table:table-cell ns42:value-type="float" office:value="310" office:value-type="float">
            <text:p>310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4" office:value-type="float">
            <text:p>64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77" office:value-type="float">
            <text:p>177</text:p>
          </table:table-cell>
          <table:table-cell ns42:value-type="float" office:value="162" office:value-type="float">
            <text:p>162</text:p>
          </table:table-cell>
          <table:table-cell ns42:value-type="float" office:value="339" office:value-type="float">
            <text:p>339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Schoonoord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6" office:value-type="float">
            <text:p>6</text:p>
          </table:table-cell>
          <table:table-cell table:number-columns-repeated="4"/>
          <table:table-cell ns42:value-type="float" table:style-name="ce2" office:value="19" office:value-type="float">
            <text:p>19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7" office:value-type="float">
            <text:p>3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00" office:value-type="float">
            <text:p>100</text:p>
          </table:table-cell>
          <table:table-cell ns42:value-type="float" office:value="98" office:value-type="float">
            <text:p>98</text:p>
          </table:table-cell>
          <table:table-cell ns42:value-type="float" office:value="198" office:value-type="float">
            <text:p>19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24" office:value-type="float">
            <text:p>24</text:p>
          </table:table-cell>
          <table:table-cell ns42:value-type="float" office:value="31" office:value-type="float">
            <text:p>31</text:p>
          </table:table-cell>
          <table:table-cell ns42:value-type="float" office:value="55" office:value-type="float">
            <text:p>55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99" office:value-type="float">
            <text:p>299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875" office:value-type="float">
            <text:p>875</text:p>
          </table:table-cell>
          <table:table-cell ns42:value-type="float" office:value="860" office:value-type="float">
            <text:p>860</text:p>
          </table:table-cell>
          <table:table-cell ns42:value-type="float" office:value="1735" office:value-type="float">
            <text:p>1735</text:p>
          </table:table-cell>
          <table:table-cell ns42:value-type="float" table:style-name="ce2" office:value="32" office:value-type="float">
            <text:p>32</text:p>
          </table:table-cell>
          <table:table-cell ns42:value-type="float" table:style-name="ce18" office:value="29" office:value-type="float">
            <text:p>2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leen, Arm- en werk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7" office:value-type="float">
            <text:p>7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9" office:value-type="float">
            <text:p>29</text:p>
          </table:table-cell>
          <table:table-cell ns42:value-type="float" office:value="24" office:value-type="float">
            <text:p>24</text:p>
          </table:table-cell>
          <table:table-cell ns42:value-type="float" office:value="53" office:value-type="float">
            <text:p>5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table:number-columns-repeated="2" office:value-type="float">
            <text:p>6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oordsl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41" office:value-type="float">
            <text:p>41</text:p>
          </table:table-cell>
          <table:table-cell ns42:value-type="float" office:value="40" office:value-type="float">
            <text:p>40</text:p>
          </table:table-cell>
          <table:table-cell ns42:value-type="float" office:value="81" office:value-type="float">
            <text:p>8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Voshaa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20" office:value-type="float">
            <text:p>20</text:p>
          </table:table-cell>
          <table:table-cell ns42:value-type="float" office:value="15" office:value-type="float">
            <text:p>15</text:p>
          </table:table-cell>
          <table:table-cell ns42:value-type="float" office:value="35" office:value-type="float">
            <text:p>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Haantj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71" office:value-type="float">
            <text:p>71</text:p>
          </table:table-cell>
          <table:table-cell ns42:value-type="float" office:value="64" office:value-type="float">
            <text:p>64</text:p>
          </table:table-cell>
          <table:table-cell ns42:value-type="float" office:value="135" office:value-type="float">
            <text:p>1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Tipma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4" office:value-type="float">
            <text:p>4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table:number-columns-repeated="7"/>
          <table:table-cell ns42:value-type="float" office:value="96" office:value-type="float">
            <text:p>96</text:p>
          </table:table-cell>
          <table:table-cell ns42:value-type="float" office:value="70" office:value-type="float">
            <text:p>70</text:p>
          </table:table-cell>
          <table:table-cell ns42:value-type="float" office:value="166" office:value-type="float">
            <text:p>16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Erm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19" office:value-type="float">
            <text:p>19</text:p>
          </table:table-cell>
          <table:table-cell ns42:value-type="float" office:value="15" office:value-type="float">
            <text:p>15</text:p>
          </table:table-cell>
          <table:table-cell ns42:value-type="float" office:value="34" office:value-type="float">
            <text:p>3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7" office:value-type="float">
            <text:p>6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63" office:value-type="float">
            <text:p>163</text:p>
          </table:table-cell>
          <table:table-cell ns42:value-type="float" office:value="142" office:value-type="float">
            <text:p>142</text:p>
          </table:table-cell>
          <table:table-cell ns42:value-type="float" office:value="305" office:value-type="float">
            <text:p>305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4" office:value-type="float">
            <text:p>174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451" office:value-type="float">
            <text:p>451</text:p>
          </table:table-cell>
          <table:table-cell ns42:value-type="float" office:value="382" office:value-type="float">
            <text:p>382</text:p>
          </table:table-cell>
          <table:table-cell ns42:value-type="float" office:value="833" office:value-type="float">
            <text:p>833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3" table:number-columns-repeated="2" office:value-type="float">
            <text:p>3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Veenoord, Woon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ns42:value-type="float" office:value="3" office:value-type="float">
            <text:p>3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Holslootsbru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51" office:value-type="float">
            <text:p>51</text:p>
          </table:table-cell>
          <table:table-cell ns42:value-type="float" office:value="53" office:value-type="float">
            <text:p>53</text:p>
          </table:table-cell>
          <table:table-cell ns42:value-type="float" office:value="104" office:value-type="float">
            <text:p>10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table:number-columns-repeated="2" office:value-type="float">
            <text:p>3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De Haa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12" office:value-type="float">
            <text:p>12</text:p>
          </table:table-cell>
          <table:table-cell ns42:value-type="float" office:value="19" office:value-type="float">
            <text:p>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Schimmelarij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32" office:value-type="float">
            <text:p>32</text:p>
          </table:table-cell>
          <table:table-cell ns42:value-type="float" office:value="27" office:value-type="float">
            <text:p>27</text:p>
          </table:table-cell>
          <table:table-cell ns42:value-type="float" office:value="59" office:value-type="float">
            <text:p>5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82" office:value-type="float">
            <text:p>382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2" table:number-columns-repeated="2" office:value-type="float">
            <text:p>2</text:p>
          </table:table-cell>
          <table:table-cell ns42:value-type="float" office:value="1" table:number-columns-repeated="2" office:value-type="float">
            <text:p>1</text:p>
          </table:table-cell>
          <table:table-cell/>
          <table:table-cell ns42:value-type="float" office:value="1009" office:value-type="float">
            <text:p>1009</text:p>
          </table:table-cell>
          <table:table-cell ns42:value-type="float" office:value="870" office:value-type="float">
            <text:p>870</text:p>
          </table:table-cell>
          <table:table-cell ns42:value-type="float" office:value="1879" office:value-type="float">
            <text:p>1879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81" office:value-type="float">
            <text:p>681</text:p>
          </table:table-cell>
          <table:table-cell ns42:value-type="float" office:value="8" office:value-type="float">
            <text:p>8</text:p>
          </table:table-cell>
          <table:table-cell/>
          <table:table-cell ns42:value-type="float" office:value="2" table:number-columns-repeated="2" office:value-type="float">
            <text:p>2</text:p>
          </table:table-cell>
          <table:table-cell ns42:value-type="float" office:value="17" office:value-type="float">
            <text:p>17</text:p>
          </table:table-cell>
          <table:table-cell ns42:value-type="float" office:value="8" office:value-type="float">
            <text:p>8</text:p>
          </table:table-cell>
          <table:table-cell/>
          <table:table-cell ns42:value-type="float" office:value="1884" office:value-type="float">
            <text:p>1884</text:p>
          </table:table-cell>
          <table:table-cell ns42:value-type="float" office:value="1730" office:value-type="float">
            <text:p>1730</text:p>
          </table:table-cell>
          <table:table-cell ns42:value-type="float" office:value="3614" office:value-type="float">
            <text:p>3614</text:p>
          </table:table-cell>
          <table:table-cell ns42:value-type="float" table:style-name="ce2" office:value="45" office:value-type="float">
            <text:p>45</text:p>
          </table:table-cell>
          <table:table-cell ns42:value-type="float" table:style-name="ce18" office:value="33" office:value-type="float">
            <text:p>3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loost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9" office:value-type="float">
            <text:p>189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416" office:value-type="float">
            <text:p>416</text:p>
          </table:table-cell>
          <table:table-cell ns42:value-type="float" office:value="445" office:value-type="float">
            <text:p>445</text:p>
          </table:table-cell>
          <table:table-cell ns42:value-type="float" office:value="861" office:value-type="float">
            <text:p>861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loosterveen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8" office:value-type="float">
            <text:p>8</text:p>
          </table:table-cell>
          <table:table-cell table:number-columns-repeated="4"/>
          <table:table-cell ns42:value-type="float" table:style-name="ce2" office:value="11" office:value-type="float">
            <text:p>11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0" office:value-type="float">
            <text:p>140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41" office:value-type="float">
            <text:p>341</text:p>
          </table:table-cell>
          <table:table-cell ns42:value-type="float" office:value="323" office:value-type="float">
            <text:p>323</text:p>
          </table:table-cell>
          <table:table-cell ns42:value-type="float" office:value="664" office:value-type="float">
            <text:p>664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29" office:value-type="float">
            <text:p>329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17" office:value-type="float">
            <text:p>17</text:p>
          </table:table-cell>
          <table:table-cell ns42:value-type="float" office:value="8" office:value-type="float">
            <text:p>8</text:p>
          </table:table-cell>
          <table:table-cell/>
          <table:table-cell ns42:value-type="float" office:value="757" office:value-type="float">
            <text:p>757</text:p>
          </table:table-cell>
          <table:table-cell ns42:value-type="float" office:value="768" office:value-type="float">
            <text:p>768</text:p>
          </table:table-cell>
          <table:table-cell ns42:value-type="float" office:value="1525" office:value-type="float">
            <text:p>1525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7" office:value-type="float">
            <text:p>227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578" office:value-type="float">
            <text:p>578</text:p>
          </table:table-cell>
          <table:table-cell ns42:value-type="float" office:value="528" office:value-type="float">
            <text:p>528</text:p>
          </table:table-cell>
          <table:table-cell ns42:value-type="float" office:value="1106" office:value-type="float">
            <text:p>110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ovensmilde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3" office:value-type="float">
            <text:p>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loosterveen, Arm-en werkh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10" office:value-type="float">
            <text:p>10</text:p>
          </table:table-cell>
          <table:table-cell ns42:value-type="float" office:value="18" office:value-type="float">
            <text:p>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loosterveen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81" office:value-type="float">
            <text:p>181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495" office:value-type="float">
            <text:p>495</text:p>
          </table:table-cell>
          <table:table-cell ns42:value-type="float" office:value="435" office:value-type="float">
            <text:p>435</text:p>
          </table:table-cell>
          <table:table-cell ns42:value-type="float" office:value="930" office:value-type="float">
            <text:p>930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loosterveen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Hijkersmilde, 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4" office:value-type="float">
            <text:p>4</text:p>
          </table:table-cell>
          <table:table-cell ns42:value-type="float" office:value="13" office:value-type="float">
            <text:p>1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94" office:value-type="float">
            <text:p>94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247" office:value-type="float">
            <text:p>247</text:p>
          </table:table-cell>
          <table:table-cell ns42:value-type="float" office:value="196" office:value-type="float">
            <text:p>196</text:p>
          </table:table-cell>
          <table:table-cell ns42:value-type="float" office:value="443" office:value-type="float">
            <text:p>443</text:p>
          </table:table-cell>
          <table:table-cell/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7" office:value-type="float">
            <text:p>167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417" office:value-type="float">
            <text:p>417</text:p>
          </table:table-cell>
          <table:table-cell ns42:value-type="float" office:value="372" office:value-type="float">
            <text:p>372</text:p>
          </table:table-cell>
          <table:table-cell ns42:value-type="float" office:value="789" office:value-type="float">
            <text:p>789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3" office:value-type="float">
            <text:p>33</text:p>
          </table:table-cell>
          <table:table-cell table:number-columns-repeated="4"/>
          <table:table-cell ns42:value-type="float" office:value="95" office:value-type="float">
            <text:p>95</text:p>
          </table:table-cell>
          <table:table-cell ns42:value-type="float" office:value="64" office:value-type="float">
            <text:p>64</text:p>
          </table:table-cell>
          <table:table-cell ns42:value-type="float" office:value="159" office:value-type="float">
            <text:p>15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Hoogersmilde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4" office:value-type="float">
            <text:p>14</text:p>
          </table:table-cell>
          <table:table-cell table:number-columns-repeated="4"/>
          <table:table-cell ns42:value-type="float" table:style-name="ce2" office:value="33" office:value-type="float">
            <text:p>33</text:p>
          </table:table-cell>
          <table:table-cell ns42:value-type="float" table:style-name="ce18" office:value="25" office:value-type="float">
            <text:p>2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71" office:value-type="float">
            <text:p>671</text:p>
          </table:table-cell>
          <table:table-cell ns42:value-type="float" office:value="18" office:value-type="float">
            <text:p>18</text:p>
          </table:table-cell>
          <table:table-cell/>
          <table:table-cell ns42:value-type="float" office:value="34" office:value-type="float">
            <text:p>34</text:p>
          </table:table-cell>
          <table:table-cell/>
          <table:table-cell ns42:value-type="float" office:value="13" office:value-type="float">
            <text:p>13</text:p>
          </table:table-cell>
          <table:table-cell ns42:value-type="float" office:value="17" office:value-type="float">
            <text:p>17</text:p>
          </table:table-cell>
          <table:table-cell/>
          <table:table-cell ns42:value-type="float" office:value="1851" office:value-type="float">
            <text:p>1851</text:p>
          </table:table-cell>
          <table:table-cell ns42:value-type="float" office:value="1611" office:value-type="float">
            <text:p>1611</text:p>
          </table:table-cell>
          <table:table-cell ns42:value-type="float" office:value="3462" office:value-type="float">
            <text:p>3462</text:p>
          </table:table-cell>
          <table:table-cell ns42:value-type="float" table:style-name="ce2" office:value="50" office:value-type="float">
            <text:p>50</text:p>
          </table:table-cell>
          <table:table-cell ns42:value-type="float" table:style-name="ce18" office:value="52" office:value-type="float">
            <text:p>5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000" office:value-type="float">
            <text:p>1000</text:p>
          </table:table-cell>
          <table:table-cell ns42:value-type="float" office:value="28" office:value-type="float">
            <text:p>28</text:p>
          </table:table-cell>
          <table:table-cell/>
          <table:table-cell ns42:value-type="float" office:value="34" office:value-type="float">
            <text:p>34</text:p>
          </table:table-cell>
          <table:table-cell/>
          <table:table-cell ns42:value-type="float" office:value="30" office:value-type="float">
            <text:p>30</text:p>
          </table:table-cell>
          <table:table-cell ns42:value-type="float" office:value="25" office:value-type="float">
            <text:p>25</text:p>
          </table:table-cell>
          <table:table-cell/>
          <table:table-cell ns42:value-type="float" office:value="2608" office:value-type="float">
            <text:p>2608</text:p>
          </table:table-cell>
          <table:table-cell ns42:value-type="float" office:value="2379" office:value-type="float">
            <text:p>2379</text:p>
          </table:table-cell>
          <table:table-cell ns42:value-type="float" office:value="4987" office:value-type="float">
            <text:p>4987</text:p>
          </table:table-cell>
          <table:table-cell ns42:value-type="float" table:style-name="ce2" office:value="78" office:value-type="float">
            <text:p>78</text:p>
          </table:table-cell>
          <table:table-cell ns42:value-type="float" table:style-name="ce18" office:value="79" office:value-type="float">
            <text:p>7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Vled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0" office:value-type="float">
            <text:p>7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77" office:value-type="float">
            <text:p>177</text:p>
          </table:table-cell>
          <table:table-cell ns42:value-type="float" office:value="151" office:value-type="float">
            <text:p>151</text:p>
          </table:table-cell>
          <table:table-cell ns42:value-type="float" office:value="328" office:value-type="float">
            <text:p>328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0" office:value-type="float">
            <text:p>7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77" office:value-type="float">
            <text:p>177</text:p>
          </table:table-cell>
          <table:table-cell ns42:value-type="float" office:value="151" office:value-type="float">
            <text:p>151</text:p>
          </table:table-cell>
          <table:table-cell ns42:value-type="float" office:value="328" office:value-type="float">
            <text:p>328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Vledder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08" office:value-type="float">
            <text:p>108</text:p>
          </table:table-cell>
          <table:table-cell ns42:value-type="float" office:value="79" office:value-type="float">
            <text:p>79</text:p>
          </table:table-cell>
          <table:table-cell ns42:value-type="float" office:value="187" office:value-type="float">
            <text:p>187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Vledd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2" office:value-type="float">
            <text:p>9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75" office:value-type="float">
            <text:p>275</text:p>
          </table:table-cell>
          <table:table-cell ns42:value-type="float" office:value="251" office:value-type="float">
            <text:p>251</text:p>
          </table:table-cell>
          <table:table-cell ns42:value-type="float" office:value="526" office:value-type="float">
            <text:p>52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olders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29" office:value-type="float">
            <text:p>29</text:p>
          </table:table-cell>
          <table:table-cell ns42:value-type="float" office:value="17" office:value-type="float">
            <text:p>17</text:p>
          </table:table-cell>
          <table:table-cell ns42:value-type="float" office:value="46" office:value-type="float">
            <text:p>4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Wat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Nijensle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5" office:value-type="float">
            <text:p>6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95" office:value-type="float">
            <text:p>195</text:p>
          </table:table-cell>
          <table:table-cell ns42:value-type="float" office:value="158" office:value-type="float">
            <text:p>158</text:p>
          </table:table-cell>
          <table:table-cell ns42:value-type="float" office:value="353" office:value-type="float">
            <text:p>353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Nijensleeker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4" office:value-type="float">
            <text:p>34</text:p>
          </table:table-cell>
          <table:table-cell table:number-columns-repeated="7"/>
          <table:table-cell ns42:value-type="float" office:value="100" office:value-type="float">
            <text:p>100</text:p>
          </table:table-cell>
          <table:table-cell ns42:value-type="float" office:value="93" office:value-type="float">
            <text:p>93</text:p>
          </table:table-cell>
          <table:table-cell ns42:value-type="float" office:value="193" office:value-type="float">
            <text:p>193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Frederiksoord, Kolonie der Maatsch. v. Weldadigheid</text:p>
          </table:table-cell>
          <table:table-cell table:style-name="ce18"/>
          <table:table-cell/>
          <table:table-cell ns42:value-type="float" table:style-name="ce6" office:value="20" office:value-type="float">
            <text:p>20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17" office:value-type="float">
            <text:p>417</text:p>
          </table:table-cell>
          <table:table-cell ns42:value-type="float" office:value="322" office:value-type="float">
            <text:p>322</text:p>
          </table:table-cell>
          <table:table-cell ns42:value-type="float" office:value="739" office:value-type="float">
            <text:p>739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Frederiksoord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74" office:value-type="float">
            <text:p>17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169" office:value-type="float">
            <text:p>169</text:p>
          </table:table-cell>
          <table:table-cell ns42:value-type="float" office:value="161" office:value-type="float">
            <text:p>161</text:p>
          </table:table-cell>
          <table:table-cell ns42:value-type="float" office:value="330" office:value-type="float">
            <text:p>330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39" office:value-type="float">
            <text:p>439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27" office:value-type="float">
            <text:p>27</text:p>
          </table:table-cell>
          <table:table-cell table:number-columns-repeated="2"/>
          <table:table-cell ns42:value-type="float" office:value="1298" office:value-type="float">
            <text:p>1298</text:p>
          </table:table-cell>
          <table:table-cell ns42:value-type="float" office:value="1083" office:value-type="float">
            <text:p>1083</text:p>
          </table:table-cell>
          <table:table-cell ns42:value-type="float" office:value="2381" office:value-type="float">
            <text:p>2381</text:p>
          </table:table-cell>
          <table:table-cell ns42:value-type="float" table:style-name="ce2" office:value="36" office:value-type="float">
            <text:p>36</text:p>
          </table:table-cell>
          <table:table-cell ns42:value-type="float" table:style-name="ce18" office:value="30" office:value-type="float">
            <text:p>3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09" office:value-type="float">
            <text:p>509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34" office:value-type="float">
            <text:p>34</text:p>
          </table:table-cell>
          <table:table-cell table:number-columns-repeated="2"/>
          <table:table-cell ns42:value-type="float" office:value="1475" office:value-type="float">
            <text:p>1475</text:p>
          </table:table-cell>
          <table:table-cell ns42:value-type="float" office:value="1234" office:value-type="float">
            <text:p>1234</text:p>
          </table:table-cell>
          <table:table-cell ns42:value-type="float" office:value="2709" office:value-type="float">
            <text:p>2709</text:p>
          </table:table-cell>
          <table:table-cell ns42:value-type="float" table:style-name="ce2" office:value="38" office:value-type="float">
            <text:p>38</text:p>
          </table:table-cell>
          <table:table-cell ns42:value-type="float" table:style-name="ce18" office:value="32" office:value-type="float">
            <text:p>3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Vries, Diaconiehuis der N.H. Gem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02" office:value-type="float">
            <text:p>102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37" office:value-type="float">
            <text:p>237</text:p>
          </table:table-cell>
          <table:table-cell ns42:value-type="float" office:value="217" office:value-type="float">
            <text:p>217</text:p>
          </table:table-cell>
          <table:table-cell ns42:value-type="float" office:value="454" office:value-type="float">
            <text:p>454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0" office:value-type="float">
            <text:p>60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62" office:value-type="float">
            <text:p>162</text:p>
          </table:table-cell>
          <table:table-cell ns42:value-type="float" office:value="140" office:value-type="float">
            <text:p>140</text:p>
          </table:table-cell>
          <table:table-cell ns42:value-type="float" office:value="302" office:value-type="float">
            <text:p>302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7" office:value-type="float">
            <text:p>57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62" office:value-type="float">
            <text:p>162</text:p>
          </table:table-cell>
          <table:table-cell ns42:value-type="float" office:value="135" office:value-type="float">
            <text:p>135</text:p>
          </table:table-cell>
          <table:table-cell ns42:value-type="float" office:value="297" office:value-type="float">
            <text:p>297</text:p>
          </table:table-cell>
          <table:table-cell/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Tijnaar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0" office:value-type="float">
            <text:p>6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39" office:value-type="float">
            <text:p>139</text:p>
          </table:table-cell>
          <table:table-cell ns42:value-type="float" office:value="117" office:value-type="float">
            <text:p>117</text:p>
          </table:table-cell>
          <table:table-cell ns42:value-type="float" office:value="256" office:value-type="float">
            <text:p>25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Tijnaarlo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Zeegs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33" office:value-type="float">
            <text:p>33</text:p>
          </table:table-cell>
          <table:table-cell ns42:value-type="float" office:value="28" office:value-type="float">
            <text:p>28</text:p>
          </table:table-cell>
          <table:table-cell ns42:value-type="float" office:value="61" office:value-type="float">
            <text:p>6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Taar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41" office:value-type="float">
            <text:p>41</text:p>
          </table:table-cell>
          <table:table-cell ns42:value-type="float" office:value="30" office:value-type="float">
            <text:p>30</text:p>
          </table:table-cell>
          <table:table-cell ns42:value-type="float" office:value="71" office:value-type="float">
            <text:p>7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Zeij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9" office:value-type="float">
            <text:p>5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44" office:value-type="float">
            <text:p>144</text:p>
          </table:table-cell>
          <table:table-cell ns42:value-type="float" office:value="148" office:value-type="float">
            <text:p>148</text:p>
          </table:table-cell>
          <table:table-cell ns42:value-type="float" office:value="292" office:value-type="float">
            <text:p>292</text:p>
          </table:table-cell>
          <table:table-cell ns42:value-type="float" table:style-name="ce2" office:value="4" office:value-type="float">
            <text:p>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Ter Aa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23" office:value-type="float">
            <text:p>23</text:p>
          </table:table-cell>
          <table:table-cell ns42:value-type="float" office:value="27" office:value-type="float">
            <text:p>27</text:p>
          </table:table-cell>
          <table:table-cell ns42:value-type="float" office:value="50" office:value-type="float">
            <text:p>5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70" office:value-type="float">
            <text:p>370</text:p>
          </table:table-cell>
          <table:table-cell ns42:value-type="float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4" office:value-type="float">
            <text:p>14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945" office:value-type="float">
            <text:p>945</text:p>
          </table:table-cell>
          <table:table-cell ns42:value-type="float" office:value="844" office:value-type="float">
            <text:p>844</text:p>
          </table:table-cell>
          <table:table-cell ns42:value-type="float" office:value="1789" office:value-type="float">
            <text:p>1789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2" office:value-type="float">
            <text:p>42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81" office:value-type="float">
            <text:p>81</text:p>
          </table:table-cell>
          <table:table-cell ns42:value-type="float" office:value="80" office:value-type="float">
            <text:p>80</text:p>
          </table:table-cell>
          <table:table-cell ns42:value-type="float" office:value="161" office:value-type="float">
            <text:p>161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36" office:value-type="float">
            <text:p>36</text:p>
          </table:table-cell>
          <table:table-cell ns42:value-type="float" office:value="33" office:value-type="float">
            <text:p>33</text:p>
          </table:table-cell>
          <table:table-cell ns42:value-type="float" office:value="69" office:value-type="float">
            <text:p>6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Bunn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95" office:value-type="float">
            <text:p>95</text:p>
          </table:table-cell>
          <table:table-cell ns42:value-type="float" office:value="92" office:value-type="float">
            <text:p>92</text:p>
          </table:table-cell>
          <table:table-cell ns42:value-type="float" office:value="187" office:value-type="float">
            <text:p>18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Wi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5"/>
          <table:table-cell ns42:value-type="float" office:value="56" office:value-type="float">
            <text:p>56</text:p>
          </table:table-cell>
          <table:table-cell ns42:value-type="float" office:value="42" office:value-type="float">
            <text:p>42</text:p>
          </table:table-cell>
          <table:table-cell ns42:value-type="float" office:value="98" office:value-type="float">
            <text:p>9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de Pun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7" office:value-type="float">
            <text:p>57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141" office:value-type="float">
            <text:p>141</text:p>
          </table:table-cell>
          <table:table-cell ns42:value-type="float" office:value="154" office:value-type="float">
            <text:p>154</text:p>
          </table:table-cell>
          <table:table-cell ns42:value-type="float" office:value="295" office:value-type="float">
            <text:p>29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de Punt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7" office:value-type="float">
            <text:p>7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6" office:value-type="float">
            <text:p>6</text:p>
          </table:table-cell>
          <table:table-cell ns42:value-type="float" office:value="10" office:value-type="float">
            <text:p>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Tijnaar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4" office:value-type="float">
            <text:p>64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75" office:value-type="float">
            <text:p>175</text:p>
          </table:table-cell>
          <table:table-cell ns42:value-type="float" office:value="165" office:value-type="float">
            <text:p>165</text:p>
          </table:table-cell>
          <table:table-cell ns42:value-type="float" office:value="340" office:value-type="float">
            <text:p>34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Zeegs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5" office:value-type="float">
            <text:p>5</text:p>
          </table:table-cell>
          <table:table-cell ns42:value-type="float" office:value="11" office:value-type="float">
            <text:p>1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Oudemo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52" office:value-type="float">
            <text:p>52</text:p>
          </table:table-cell>
          <table:table-cell ns42:value-type="float" office:value="39" office:value-type="float">
            <text:p>39</text:p>
          </table:table-cell>
          <table:table-cell ns42:value-type="float" office:value="91" office:value-type="float">
            <text:p>9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Taar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12" office:value-type="float">
            <text:p>12</text:p>
          </table:table-cell>
          <table:table-cell ns42:value-type="float" office:value="25" office:value-type="float">
            <text:p>2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Rhe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2" table:number-columns-repeated="2" office:value-type="float">
            <text:p>12</text:p>
          </table:table-cell>
          <table:table-cell ns42:value-type="float" office:value="24" office:value-type="float">
            <text:p>2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Benkoe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17" office:value-type="float">
            <text:p>17</text:p>
          </table:table-cell>
          <table:table-cell ns42:value-type="float" office:value="30" office:value-type="float">
            <text:p>3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Ubbena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Zeij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Ter Aa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4" office:value-type="float">
            <text:p>4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Zeij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35" office:value-type="float">
            <text:p>35</text:p>
          </table:table-cell>
          <table:table-cell ns42:value-type="float" office:value="25" office:value-type="float">
            <text:p>25</text:p>
          </table:table-cell>
          <table:table-cell ns42:value-type="float" office:value="60" office:value-type="float">
            <text:p>60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74" office:value-type="float">
            <text:p>274</text:p>
          </table:table-cell>
          <table:table-cell ns42:value-type="float" office:value="7" office:value-type="float">
            <text:p>7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6" office:value-type="float">
            <text:p>16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733" office:value-type="float">
            <text:p>733</text:p>
          </table:table-cell>
          <table:table-cell ns42:value-type="float" office:value="690" office:value-type="float">
            <text:p>690</text:p>
          </table:table-cell>
          <table:table-cell ns42:value-type="float" office:value="1423" office:value-type="float">
            <text:p>1423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44" office:value-type="float">
            <text:p>644</text:p>
          </table:table-cell>
          <table:table-cell ns42:value-type="float" office:value="15" office:value-type="float">
            <text:p>15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0" office:value-type="float">
            <text:p>30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1678" office:value-type="float">
            <text:p>1678</text:p>
          </table:table-cell>
          <table:table-cell ns42:value-type="float" office:value="1534" office:value-type="float">
            <text:p>1534</text:p>
          </table:table-cell>
          <table:table-cell ns42:value-type="float" office:value="3212" office:value-type="float">
            <text:p>3212</text:p>
          </table:table-cell>
          <table:table-cell ns42:value-type="float" table:style-name="ce2" office:value="39" office:value-type="float">
            <text:p>39</text:p>
          </table:table-cell>
          <table:table-cell ns42:value-type="float" table:style-name="ce18" office:value="38" office:value-type="float">
            <text:p>3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4" office:value-type="float">
            <text:p>104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316" office:value-type="float">
            <text:p>316</text:p>
          </table:table-cell>
          <table:table-cell ns42:value-type="float" office:value="307" office:value-type="float">
            <text:p>307</text:p>
          </table:table-cell>
          <table:table-cell ns42:value-type="float" office:value="623" office:value-type="float">
            <text:p>62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4" office:value-type="float">
            <text:p>104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316" office:value-type="float">
            <text:p>316</text:p>
          </table:table-cell>
          <table:table-cell ns42:value-type="float" office:value="307" office:value-type="float">
            <text:p>307</text:p>
          </table:table-cell>
          <table:table-cell ns42:value-type="float" office:value="623" office:value-type="float">
            <text:p>62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Zwiggel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table:number-columns-repeated="7"/>
          <table:table-cell ns42:value-type="float" office:value="131" office:value-type="float">
            <text:p>131</text:p>
          </table:table-cell>
          <table:table-cell ns42:value-type="float" office:value="122" office:value-type="float">
            <text:p>122</text:p>
          </table:table-cell>
          <table:table-cell ns42:value-type="float" office:value="253" office:value-type="float">
            <text:p>25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Elp, Arm-en werkhuis der N.H. Diac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3" office:value-type="float">
            <text:p>3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Elp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67" office:value-type="float">
            <text:p>67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03" office:value-type="float">
            <text:p>203</text:p>
          </table:table-cell>
          <table:table-cell ns42:value-type="float" office:value="163" office:value-type="float">
            <text:p>163</text:p>
          </table:table-cell>
          <table:table-cell ns42:value-type="float" office:value="366" office:value-type="float">
            <text:p>36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rvel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2" office:value-type="float">
            <text:p>102</text:p>
          </table:table-cell>
          <table:table-cell ns42:value-type="float" office:value="78" office:value-type="float">
            <text:p>78</text:p>
          </table:table-cell>
          <table:table-cell ns42:value-type="float" office:value="180" office:value-type="float">
            <text:p>18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Coehoor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28" table:number-columns-repeated="2" office:value-type="float">
            <text:p>28</text:p>
          </table:table-cell>
          <table:table-cell ns42:value-type="float" office:value="56" office:value-type="float">
            <text:p>5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Coehoorn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5" office:value-type="float">
            <text:p>5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Coehoorn, 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Eurz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38" office:value-type="float">
            <text:p>38</text:p>
          </table:table-cell>
          <table:table-cell ns42:value-type="float" office:value="34" office:value-type="float">
            <text:p>34</text:p>
          </table:table-cell>
          <table:table-cell ns42:value-type="float" office:value="72" office:value-type="float">
            <text:p>7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runt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44" office:value-type="float">
            <text:p>44</text:p>
          </table:table-cell>
          <table:table-cell ns42:value-type="float" office:value="28" office:value-type="float">
            <text:p>28</text:p>
          </table:table-cell>
          <table:table-cell ns42:value-type="float" office:value="72" office:value-type="float">
            <text:p>7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arm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43" office:value-type="float">
            <text:p>43</text:p>
          </table:table-cell>
          <table:table-cell ns42:value-type="float" office:value="31" office:value-type="float">
            <text:p>31</text:p>
          </table:table-cell>
          <table:table-cell ns42:value-type="float" office:value="74" office:value-type="float">
            <text:p>7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al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4" office:value-type="float">
            <text:p>34</text:p>
          </table:table-cell>
          <table:table-cell ns42:value-type="float" office:value="31" office:value-type="float">
            <text:p>31</text:p>
          </table:table-cell>
          <table:table-cell ns42:value-type="float" office:value="65" office:value-type="float">
            <text:p>6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Mant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" office:value-type="float">
            <text:p>33</text:p>
          </table:table-cell>
          <table:table-cell table:number-columns-repeated="7"/>
          <table:table-cell ns42:value-type="float" office:value="91" office:value-type="float">
            <text:p>91</text:p>
          </table:table-cell>
          <table:table-cell ns42:value-type="float" office:value="83" office:value-type="float">
            <text:p>83</text:p>
          </table:table-cell>
          <table:table-cell ns42:value-type="float" office:value="174" office:value-type="float">
            <text:p>17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Nieuweroo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7" office:value-type="float">
            <text:p>127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27" office:value-type="float">
            <text:p>327</text:p>
          </table:table-cell>
          <table:table-cell ns42:value-type="float" office:value="329" office:value-type="float">
            <text:p>329</text:p>
          </table:table-cell>
          <table:table-cell ns42:value-type="float" office:value="656" office:value-type="float">
            <text:p>65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73" office:value-type="float">
            <text:p>373</text:p>
          </table:table-cell>
          <table:table-cell table:number-columns-repeated="4"/>
          <table:table-cell ns42:value-type="float" office:value="9" office:value-type="float">
            <text:p>9</text:p>
          </table:table-cell>
          <table:table-cell ns42:value-type="float" office:value="1" table:number-columns-repeated="2" office:value-type="float">
            <text:p>1</text:p>
          </table:table-cell>
          <table:table-cell ns42:value-type="float" office:value="1045" office:value-type="float">
            <text:p>1045</text:p>
          </table:table-cell>
          <table:table-cell ns42:value-type="float" office:value="930" office:value-type="float">
            <text:p>930</text:p>
          </table:table-cell>
          <table:table-cell ns42:value-type="float" office:value="1975" office:value-type="float">
            <text:p>1975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77" office:value-type="float">
            <text:p>477</text:p>
          </table:table-cell>
          <table:table-cell table:number-columns-repeated="4"/>
          <table:table-cell ns42:value-type="float" office:value="17" office:value-type="float">
            <text:p>17</text:p>
          </table:table-cell>
          <table:table-cell ns42:value-type="float" office:value="1" table:number-columns-repeated="2" office:value-type="float">
            <text:p>1</text:p>
          </table:table-cell>
          <table:table-cell ns42:value-type="float" office:value="1361" office:value-type="float">
            <text:p>1361</text:p>
          </table:table-cell>
          <table:table-cell ns42:value-type="float" office:value="1237" office:value-type="float">
            <text:p>1237</text:p>
          </table:table-cell>
          <table:table-cell ns42:value-type="float" office:value="2598" office:value-type="float">
            <text:p>2598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0" office:value-type="float">
            <text:p>60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10" office:value-type="float">
            <text:p>210</text:p>
          </table:table-cell>
          <table:table-cell ns42:value-type="float" office:value="202" office:value-type="float">
            <text:p>202</text:p>
          </table:table-cell>
          <table:table-cell ns42:value-type="float" office:value="412" office:value-type="float">
            <text:p>41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0" office:value-type="float">
            <text:p>60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10" office:value-type="float">
            <text:p>210</text:p>
          </table:table-cell>
          <table:table-cell ns42:value-type="float" office:value="202" office:value-type="float">
            <text:p>202</text:p>
          </table:table-cell>
          <table:table-cell ns42:value-type="float" office:value="412" office:value-type="float">
            <text:p>41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ape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table:number-columns-repeated="7"/>
          <table:table-cell ns42:value-type="float" office:value="90" office:value-type="float">
            <text:p>90</text:p>
          </table:table-cell>
          <table:table-cell ns42:value-type="float" office:value="96" office:value-type="float">
            <text:p>96</text:p>
          </table:table-cell>
          <table:table-cell ns42:value-type="float" office:value="186" office:value-type="float">
            <text:p>18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ssenslui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24" office:value-type="float">
            <text:p>24</text:p>
          </table:table-cell>
          <table:table-cell ns42:value-type="float" office:value="20" office:value-type="float">
            <text:p>20</text:p>
          </table:table-cell>
          <table:table-cell ns42:value-type="float" office:value="44" office:value-type="float">
            <text:p>4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Eem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3" table:number-columns-repeated="2" office:value-type="float">
            <text:p>13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aalwei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29" office:value-type="float">
            <text:p>29</text:p>
          </table:table-cell>
          <table:table-cell ns42:value-type="float" office:value="33" office:value-type="float">
            <text:p>33</text:p>
          </table:table-cell>
          <table:table-cell ns42:value-type="float" office:value="62" office:value-type="float">
            <text:p>62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en Hof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9" office:value-type="float">
            <text:p>9</text:p>
          </table:table-cell>
          <table:table-cell ns42:value-type="float" office:value="22" office:value-type="float">
            <text:p>2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oster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" office:value-type="float">
            <text:p>23</text:p>
          </table:table-cell>
          <table:table-cell table:number-columns-repeated="7"/>
          <table:table-cell ns42:value-type="float" office:value="64" office:value-type="float">
            <text:p>64</text:p>
          </table:table-cell>
          <table:table-cell ns42:value-type="float" office:value="71" office:value-type="float">
            <text:p>71</text:p>
          </table:table-cell>
          <table:table-cell ns42:value-type="float" office:value="135" office:value-type="float">
            <text:p>135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Wijkbrug, Arm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3" office:value-type="float">
            <text:p>3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table:number-columns-repeated="7"/>
          <table:table-cell ns42:value-type="float" office:value="66" office:value-type="float">
            <text:p>66</text:p>
          </table:table-cell>
          <table:table-cell ns42:value-type="float" office:value="65" office:value-type="float">
            <text:p>65</text:p>
          </table:table-cell>
          <table:table-cell ns42:value-type="float" office:value="131" office:value-type="float">
            <text:p>1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Wijkbrug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unn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10" office:value-type="float">
            <text:p>10</text:p>
          </table:table-cell>
          <table:table-cell ns42:value-type="float" office:value="26" office:value-type="float">
            <text:p>2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Voor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" office:value-type="float">
            <text:p>4</text:p>
          </table:table-cell>
          <table:table-cell ns42:value-type="float" office:value="7" office:value-type="float">
            <text:p>7</text:p>
          </table:table-cell>
          <table:table-cell ns42:value-type="float" office:value="11" office:value-type="float">
            <text:p>11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iehn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1" office:value-type="float">
            <text:p>31</text:p>
          </table:table-cell>
          <table:table-cell ns42:value-type="float" office:value="27" office:value-type="float">
            <text:p>27</text:p>
          </table:table-cell>
          <table:table-cell ns42:value-type="float" office:value="58" office:value-type="float">
            <text:p>58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avixhor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9" office:value-type="float">
            <text:p>29</text:p>
          </table:table-cell>
          <table:table-cell ns42:value-type="float" office:value="21" office:value-type="float">
            <text:p>21</text:p>
          </table:table-cell>
          <table:table-cell ns42:value-type="float" office:value="50" office:value-type="float">
            <text:p>50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Lokkerij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5" office:value-type="float">
            <text:p>5</text:p>
          </table:table-cell>
          <table:table-cell ns42:value-type="float" office:value="12" office:value-type="float">
            <text:p>1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chiphor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5" office:value-type="float">
            <text:p>25</text:p>
          </table:table-cell>
          <table:table-cell ns42:value-type="float" office:value="20" office:value-type="float">
            <text:p>20</text:p>
          </table:table-cell>
          <table:table-cell ns42:value-type="float" office:value="45" office:value-type="float">
            <text:p>4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e Knijp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6" office:value-type="float">
            <text:p>6</text:p>
          </table:table-cell>
          <table:table-cell ns42:value-type="float" office:value="15" office:value-type="float">
            <text:p>15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e Weter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9" office:value-type="float">
            <text:p>9</text:p>
          </table:table-cell>
          <table:table-cell ns42:value-type="float" office:value="17" office:value-type="float">
            <text:p>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Veldkam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4" office:value-type="float">
            <text:p>14</text:p>
          </table:table-cell>
          <table:table-cell ns42:value-type="float" office:value="10" office:value-type="float">
            <text:p>10</text:p>
          </table:table-cell>
          <table:table-cell ns42:value-type="float" office:value="24" office:value-type="float">
            <text:p>2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lderij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7" office:value-type="float">
            <text:p>7</text:p>
          </table:table-cell>
          <table:table-cell ns42:value-type="float" office:value="16" office:value-type="float">
            <text:p>1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ijkstalligerhuiz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2" office:value-type="float">
            <text:p>12</text:p>
          </table:table-cell>
          <table:table-cell ns42:value-type="float" office:value="9" office:value-type="float">
            <text:p>9</text:p>
          </table:table-cell>
          <table:table-cell ns42:value-type="float" office:value="21" office:value-type="float">
            <text:p>2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loeterij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5" table:number-columns-repeated="2" office:value-type="float">
            <text:p>15</text:p>
          </table:table-cell>
          <table:table-cell ns42:value-type="float" office:value="30" office:value-type="float">
            <text:p>3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Rog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2" table:number-columns-repeated="2" office:value-type="float">
            <text:p>22</text:p>
          </table:table-cell>
          <table:table-cell ns42:value-type="float" office:value="44" office:value-type="float">
            <text:p>4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Rogat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e Hoev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3" table:number-columns-repeated="2" office:value-type="float">
            <text:p>3</text:p>
          </table:table-cell>
          <table:table-cell ns42:value-type="float" office:value="6" office:value-type="float">
            <text:p>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ooge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11" office:value-type="float">
            <text:p>11</text:p>
          </table:table-cell>
          <table:table-cell ns42:value-type="float" office:value="24" office:value-type="float">
            <text:p>2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e Oshaa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25" office:value-type="float">
            <text:p>25</text:p>
          </table:table-cell>
          <table:table-cell ns42:value-type="float" office:value="21" office:value-type="float">
            <text:p>21</text:p>
          </table:table-cell>
          <table:table-cell ns42:value-type="float" office:value="46" office:value-type="float">
            <text:p>4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e Russ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9" office:value-type="float">
            <text:p>9</text:p>
          </table:table-cell>
          <table:table-cell ns42:value-type="float" office:value="20" office:value-type="float">
            <text:p>2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e Eg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table:number-columns-repeated="7"/>
          <table:table-cell ns42:value-type="float" office:value="53" office:value-type="float">
            <text:p>53</text:p>
          </table:table-cell>
          <table:table-cell ns42:value-type="float" office:value="58" office:value-type="float">
            <text:p>58</text:p>
          </table:table-cell>
          <table:table-cell ns42:value-type="float" office:value="111" office:value-type="float">
            <text:p>11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Lage Linthor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0" office:value-type="float">
            <text:p>30</text:p>
          </table:table-cell>
          <table:table-cell ns42:value-type="float" office:value="26" office:value-type="float">
            <text:p>26</text:p>
          </table:table-cell>
          <table:table-cell ns42:value-type="float" office:value="56" office:value-type="float">
            <text:p>56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Zuid Koeka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" office:value-type="float">
            <text:p>4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9" office:value-type="float">
            <text:p>109</text:p>
          </table:table-cell>
          <table:table-cell ns42:value-type="float" office:value="111" office:value-type="float">
            <text:p>111</text:p>
          </table:table-cell>
          <table:table-cell ns42:value-type="float" office:value="220" office:value-type="float">
            <text:p>220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oord Koeka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" office:value-type="float">
            <text:p>4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17" office:value-type="float">
            <text:p>117</text:p>
          </table:table-cell>
          <table:table-cell ns42:value-type="float" office:value="131" office:value-type="float">
            <text:p>131</text:p>
          </table:table-cell>
          <table:table-cell ns42:value-type="float" office:value="248" office:value-type="float">
            <text:p>24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oekanger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6" office:value-type="float">
            <text:p>36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14" office:value-type="float">
            <text:p>114</text:p>
          </table:table-cell>
          <table:table-cell ns42:value-type="float" office:value="76" office:value-type="float">
            <text:p>76</text:p>
          </table:table-cell>
          <table:table-cell ns42:value-type="float" office:value="190" office:value-type="float">
            <text:p>190</text:p>
          </table:table-cell>
          <table:table-cell/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Schoon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11" office:value-type="float">
            <text:p>11</text:p>
          </table:table-cell>
          <table:table-cell ns42:value-type="float" office:value="27" office:value-type="float">
            <text:p>2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Hoog Linthor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5" office:value-type="float">
            <text:p>15</text:p>
          </table:table-cell>
          <table:table-cell ns42:value-type="float" office:value="13" office:value-type="float">
            <text:p>13</text:p>
          </table:table-cell>
          <table:table-cell ns42:value-type="float" office:value="28" office:value-type="float">
            <text:p>2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oekanger Dwars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25" office:value-type="float">
            <text:p>125</text:p>
          </table:table-cell>
          <table:table-cell ns42:value-type="float" office:value="126" office:value-type="float">
            <text:p>126</text:p>
          </table:table-cell>
          <table:table-cell ns42:value-type="float" office:value="251" office:value-type="float">
            <text:p>25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Tijd. in Duitschland aanw. pers.</text:p>
          </table:table-cell>
          <table:table-cell table:style-name="ce18"/>
          <table:table-cell/>
          <table:table-cell table:style-name="ce6"/>
          <table:table-cell table:number-columns-repeated="7"/>
          <table:table-cell ns42:value-type="float" office:value="26" office:value-type="float">
            <text:p>26</text:p>
          </table:table-cell>
          <table:table-cell ns42:value-type="float" office:value="1" office:value-type="float">
            <text:p>1</text:p>
          </table:table-cell>
          <table:table-cell ns42:value-type="float" office:value="27" office:value-type="float">
            <text:p>2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00" office:value-type="float">
            <text:p>400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6" office:value-type="float">
            <text:p>6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1165" office:value-type="float">
            <text:p>1165</text:p>
          </table:table-cell>
          <table:table-cell ns42:value-type="float" office:value="1076" office:value-type="float">
            <text:p>1076</text:p>
          </table:table-cell>
          <table:table-cell ns42:value-type="float" office:value="2241" office:value-type="float">
            <text:p>2241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60" office:value-type="float">
            <text:p>460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8" office:value-type="float">
            <text:p>8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1375" office:value-type="float">
            <text:p>1375</text:p>
          </table:table-cell>
          <table:table-cell ns42:value-type="float" office:value="1278" office:value-type="float">
            <text:p>1278</text:p>
          </table:table-cell>
          <table:table-cell ns42:value-type="float" office:value="2653" office:value-type="float">
            <text:p>2653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1" office:value-type="float">
            <text:p>251</text:p>
          </table:table-cell>
          <table:table-cell ns42:value-type="float" office:value="13" office:value-type="float">
            <text:p>13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579" office:value-type="float">
            <text:p>579</text:p>
          </table:table-cell>
          <table:table-cell ns42:value-type="float" office:value="605" office:value-type="float">
            <text:p>605</text:p>
          </table:table-cell>
          <table:table-cell ns42:value-type="float" office:value="1184" office:value-type="float">
            <text:p>1184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51" office:value-type="float">
            <text:p>251</text:p>
          </table:table-cell>
          <table:table-cell ns42:value-type="float" office:value="13" office:value-type="float">
            <text:p>13</text:p>
          </table:table-cell>
          <table:table-cell/>
          <table:table-cell ns42:value-type="float" office:value="3" office:value-type="float">
            <text:p>3</text:p>
          </table:table-cell>
          <table:table-cell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584" office:value-type="float">
            <text:p>584</text:p>
          </table:table-cell>
          <table:table-cell ns42:value-type="float" office:value="607" office:value-type="float">
            <text:p>607</text:p>
          </table:table-cell>
          <table:table-cell ns42:value-type="float" office:value="1191" office:value-type="float">
            <text:p>1191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Schuilingsoo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4" office:value-type="float">
            <text:p>64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39" office:value-type="float">
            <text:p>139</text:p>
          </table:table-cell>
          <table:table-cell ns42:value-type="float" office:value="121" office:value-type="float">
            <text:p>121</text:p>
          </table:table-cell>
          <table:table-cell ns42:value-type="float" office:value="260" office:value-type="float">
            <text:p>260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Midlaren, Diac. Arm-en werkh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7" office:value-type="float">
            <text:p>7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Midlaren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82" office:value-type="float">
            <text:p>82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95" office:value-type="float">
            <text:p>195</text:p>
          </table:table-cell>
          <table:table-cell ns42:value-type="float" office:value="173" office:value-type="float">
            <text:p>173</text:p>
          </table:table-cell>
          <table:table-cell ns42:value-type="float" office:value="368" office:value-type="float">
            <text:p>368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de Groev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5" office:value-type="float">
            <text:p>5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10" office:value-type="float">
            <text:p>110</text:p>
          </table:table-cell>
          <table:table-cell ns42:value-type="float" office:value="103" office:value-type="float">
            <text:p>103</text:p>
          </table:table-cell>
          <table:table-cell ns42:value-type="float" office:value="213" office:value-type="float">
            <text:p>213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de Groeve, 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4" office:value-type="float">
            <text:p>4</text:p>
          </table:table-cell>
          <table:table-cell table:number-columns-repeated="4"/>
          <table:table-cell ns42:value-type="float" table:style-name="ce2" office:value="18" office:value-type="float">
            <text:p>18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Zuidlaard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6" office:value-type="float">
            <text:p>66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81" office:value-type="float">
            <text:p>181</text:p>
          </table:table-cell>
          <table:table-cell ns42:value-type="float" office:value="166" office:value-type="float">
            <text:p>166</text:p>
          </table:table-cell>
          <table:table-cell ns42:value-type="float" office:value="347" office:value-type="float">
            <text:p>34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Dennenoord, Krankzinnige 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59" office:value-type="float">
            <text:p>159</text:p>
          </table:table-cell>
          <table:table-cell ns42:value-type="float" office:value="176" office:value-type="float">
            <text:p>176</text:p>
          </table:table-cell>
          <table:table-cell ns42:value-type="float" office:value="335" office:value-type="float">
            <text:p>3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Dennenoord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21" office:value-type="float">
            <text:p>21</text:p>
          </table:table-cell>
          <table:table-cell ns42:value-type="float" office:value="20" office:value-type="float">
            <text:p>20</text:p>
          </table:table-cell>
          <table:table-cell ns42:value-type="float" office:value="41" office:value-type="float">
            <text:p>4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88" office:value-type="float">
            <text:p>288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20" office:value-type="float">
            <text:p>20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814" office:value-type="float">
            <text:p>814</text:p>
          </table:table-cell>
          <table:table-cell ns42:value-type="float" office:value="766" office:value-type="float">
            <text:p>766</text:p>
          </table:table-cell>
          <table:table-cell ns42:value-type="float" office:value="1580" office:value-type="float">
            <text:p>1580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39" office:value-type="float">
            <text:p>539</text:p>
          </table:table-cell>
          <table:table-cell ns42:value-type="float" office:value="18" office:value-type="float">
            <text:p>18</text:p>
          </table:table-cell>
          <table:table-cell/>
          <table:table-cell ns42:value-type="float" office:value="3" office:value-type="float">
            <text:p>3</text:p>
          </table:table-cell>
          <table:table-cell/>
          <table:table-cell ns42:value-type="float" office:value="33" office:value-type="float">
            <text:p>33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1398" office:value-type="float">
            <text:p>1398</text:p>
          </table:table-cell>
          <table:table-cell ns42:value-type="float" office:value="1373" office:value-type="float">
            <text:p>1373</text:p>
          </table:table-cell>
          <table:table-cell ns42:value-type="float" office:value="2771" office:value-type="float">
            <text:p>2771</text:p>
          </table:table-cell>
          <table:table-cell ns42:value-type="float" table:style-name="ce2" office:value="56" office:value-type="float">
            <text:p>56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3" office:value-type="float">
            <text:p>6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52" office:value-type="float">
            <text:p>152</text:p>
          </table:table-cell>
          <table:table-cell ns42:value-type="float" office:value="131" office:value-type="float">
            <text:p>131</text:p>
          </table:table-cell>
          <table:table-cell ns42:value-type="float" office:value="283" office:value-type="float">
            <text:p>283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24" office:value-type="float">
            <text:p>24</text:p>
          </table:table-cell>
          <table:table-cell ns42:value-type="float" office:value="23" office:value-type="float">
            <text:p>23</text:p>
          </table:table-cell>
          <table:table-cell ns42:value-type="float" office:value="47" office:value-type="float">
            <text:p>47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6" office:value-type="float">
            <text:p>7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76" office:value-type="float">
            <text:p>176</text:p>
          </table:table-cell>
          <table:table-cell ns42:value-type="float" office:value="154" office:value-type="float">
            <text:p>154</text:p>
          </table:table-cell>
          <table:table-cell ns42:value-type="float" office:value="330" office:value-type="float">
            <text:p>330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en Ar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7"/>
          <table:table-cell ns42:value-type="float" office:value="45" office:value-type="float">
            <text:p>45</text:p>
          </table:table-cell>
          <table:table-cell ns42:value-type="float" office:value="30" office:value-type="float">
            <text:p>30</text:p>
          </table:table-cell>
          <table:table-cell ns42:value-type="float" office:value="75" office:value-type="float">
            <text:p>75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Lubb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1" office:value-type="float">
            <text:p>21</text:p>
          </table:table-cell>
          <table:table-cell ns42:value-type="float" office:value="12" office:value-type="float">
            <text:p>12</text:p>
          </table:table-cell>
          <table:table-cell ns42:value-type="float" office:value="33" office:value-type="float">
            <text:p>3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table:number-columns-repeated="7"/>
          <table:table-cell ns42:value-type="float" office:value="58" office:value-type="float">
            <text:p>58</text:p>
          </table:table-cell>
          <table:table-cell ns42:value-type="float" office:value="49" office:value-type="float">
            <text:p>49</text:p>
          </table:table-cell>
          <table:table-cell ns42:value-type="float" office:value="107" office:value-type="float">
            <text:p>107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7" office:value-type="float">
            <text:p>7</text:p>
          </table:table-cell>
          <table:table-cell ns42:value-type="float" office:value="16" office:value-type="float">
            <text:p>1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chotterhuiz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table:number-columns-repeated="7"/>
          <table:table-cell ns42:value-type="float" office:value="71" office:value-type="float">
            <text:p>71</text:p>
          </table:table-cell>
          <table:table-cell ns42:value-type="float" office:value="62" office:value-type="float">
            <text:p>62</text:p>
          </table:table-cell>
          <table:table-cell ns42:value-type="float" office:value="133" office:value-type="float">
            <text:p>133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Li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8" office:value-type="float">
            <text:p>38</text:p>
          </table:table-cell>
          <table:table-cell ns42:value-type="float" office:value="32" office:value-type="float">
            <text:p>32</text:p>
          </table:table-cell>
          <table:table-cell ns42:value-type="float" office:value="70" office:value-type="float">
            <text:p>7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No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35" office:value-type="float">
            <text:p>35</text:p>
          </table:table-cell>
          <table:table-cell ns42:value-type="float" office:value="25" office:value-type="float">
            <text:p>25</text:p>
          </table:table-cell>
          <table:table-cell ns42:value-type="float" office:value="60" office:value-type="float">
            <text:p>6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Wei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7"/>
          <table:table-cell ns42:value-type="float" office:value="47" office:value-type="float">
            <text:p>47</text:p>
          </table:table-cell>
          <table:table-cell ns42:value-type="float" office:value="41" office:value-type="float">
            <text:p>41</text:p>
          </table:table-cell>
          <table:table-cell ns42:value-type="float" office:value="88" office:value-type="float">
            <text:p>88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ijstad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33" office:value-type="float">
            <text:p>33</text:p>
          </table:table-cell>
          <table:table-cell ns42:value-type="float" office:value="32" office:value-type="float">
            <text:p>32</text:p>
          </table:table-cell>
          <table:table-cell ns42:value-type="float" office:value="65" office:value-type="float">
            <text:p>6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Rabb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8" office:value-type="float">
            <text:p>18</text:p>
          </table:table-cell>
          <table:table-cell ns42:value-type="float" office:value="13" office:value-type="float">
            <text:p>13</text:p>
          </table:table-cell>
          <table:table-cell ns42:value-type="float" office:value="31" office:value-type="float">
            <text:p>31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Pieperij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21" office:value-type="float">
            <text:p>21</text:p>
          </table:table-cell>
          <table:table-cell ns42:value-type="float" office:value="22" office:value-type="float">
            <text:p>22</text:p>
          </table:table-cell>
          <table:table-cell ns42:value-type="float" office:value="43" office:value-type="float">
            <text:p>4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loem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38" office:value-type="float">
            <text:p>38</text:p>
          </table:table-cell>
          <table:table-cell ns42:value-type="float" office:value="26" office:value-type="float">
            <text:p>26</text:p>
          </table:table-cell>
          <table:table-cell ns42:value-type="float" office:value="64" office:value-type="float">
            <text:p>6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Veenin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3" office:value-type="float">
            <text:p>43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17" office:value-type="float">
            <text:p>117</text:p>
          </table:table-cell>
          <table:table-cell ns42:value-type="float" office:value="104" office:value-type="float">
            <text:p>104</text:p>
          </table:table-cell>
          <table:table-cell ns42:value-type="float" office:value="221" office:value-type="float">
            <text:p>221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Lage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" office:value-type="float">
            <text:p>33</text:p>
          </table:table-cell>
          <table:table-cell table:number-columns-repeated="7"/>
          <table:table-cell ns42:value-type="float" office:value="84" office:value-type="float">
            <text:p>84</text:p>
          </table:table-cell>
          <table:table-cell ns42:value-type="float" office:value="85" office:value-type="float">
            <text:p>85</text:p>
          </table:table-cell>
          <table:table-cell ns42:value-type="float" office:value="169" office:value-type="float">
            <text:p>16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Modderg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31" office:value-type="float">
            <text:p>31</text:p>
          </table:table-cell>
          <table:table-cell ns42:value-type="float" office:value="35" office:value-type="float">
            <text:p>35</text:p>
          </table:table-cell>
          <table:table-cell ns42:value-type="float" office:value="66" office:value-type="float">
            <text:p>6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Wilden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3" office:value-type="float">
            <text:p>3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Kerken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5" office:value-type="float">
            <text:p>7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99" office:value-type="float">
            <text:p>199</text:p>
          </table:table-cell>
          <table:table-cell ns42:value-type="float" office:value="190" office:value-type="float">
            <text:p>190</text:p>
          </table:table-cell>
          <table:table-cell ns42:value-type="float" office:value="389" office:value-type="float">
            <text:p>389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Zand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19" office:value-type="float">
            <text:p>19</text:p>
          </table:table-cell>
          <table:table-cell ns42:value-type="float" office:value="17" office:value-type="float">
            <text:p>17</text:p>
          </table:table-cell>
          <table:table-cell ns42:value-type="float" office:value="36" office:value-type="float">
            <text:p>36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raam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17" office:value-type="float">
            <text:p>17</text:p>
          </table:table-cell>
          <table:table-cell ns42:value-type="float" office:value="33" office:value-type="float">
            <text:p>3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Linder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9" office:value-type="float">
            <text:p>19</text:p>
          </table:table-cell>
          <table:table-cell ns42:value-type="float" office:value="8" office:value-type="float">
            <text:p>8</text:p>
          </table:table-cell>
          <table:table-cell ns42:value-type="float" office:value="27" office:value-type="float">
            <text:p>2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Ti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3" office:value-type="float">
            <text:p>53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44" office:value-type="float">
            <text:p>144</text:p>
          </table:table-cell>
          <table:table-cell ns42:value-type="float" office:value="140" office:value-type="float">
            <text:p>140</text:p>
          </table:table-cell>
          <table:table-cell ns42:value-type="float" office:value="284" office:value-type="float">
            <text:p>284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Vuile Rie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" office:value-type="float">
            <text:p>39</text:p>
          </table:table-cell>
          <table:table-cell table:number-columns-repeated="7"/>
          <table:table-cell ns42:value-type="float" office:value="93" office:value-type="float">
            <text:p>93</text:p>
          </table:table-cell>
          <table:table-cell ns42:value-type="float" office:value="97" office:value-type="float">
            <text:p>97</text:p>
          </table:table-cell>
          <table:table-cell ns42:value-type="float" office:value="190" office:value-type="float">
            <text:p>190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Paardelan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39" office:value-type="float">
            <text:p>39</text:p>
          </table:table-cell>
          <table:table-cell ns42:value-type="float" office:value="31" office:value-type="float">
            <text:p>31</text:p>
          </table:table-cell>
          <table:table-cell ns42:value-type="float" office:value="70" office:value-type="float">
            <text:p>70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Schrap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7"/>
          <table:table-cell ns42:value-type="float" office:value="51" office:value-type="float">
            <text:p>51</text:p>
          </table:table-cell>
          <table:table-cell ns42:value-type="float" office:value="45" office:value-type="float">
            <text:p>45</text:p>
          </table:table-cell>
          <table:table-cell ns42:value-type="float" office:value="96" office:value-type="float">
            <text:p>9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Ooster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7"/>
          <table:table-cell ns42:value-type="float" office:value="29" office:value-type="float">
            <text:p>29</text:p>
          </table:table-cell>
          <table:table-cell ns42:value-type="float" office:value="28" office:value-type="float">
            <text:p>28</text:p>
          </table:table-cell>
          <table:table-cell ns42:value-type="float" office:value="57" office:value-type="float">
            <text:p>5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56" office:value-type="float">
            <text:p>56</text:p>
          </table:table-cell>
          <table:table-cell ns42:value-type="float" office:value="47" office:value-type="float">
            <text:p>47</text:p>
          </table:table-cell>
          <table:table-cell ns42:value-type="float" office:value="103" office:value-type="float">
            <text:p>10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3" table:number-columns-repeated="2" office:value-type="float">
            <text:p>3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Alteveer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Westerveld, Diac. Arm- en werk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6" office:value-type="float">
            <text:p>6</text:p>
          </table:table-cell>
          <table:table-cell ns42:value-type="float" office:value="13" office:value-type="float">
            <text:p>1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Westerveld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51" office:value-type="float">
            <text:p>5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16" office:value-type="float">
            <text:p>116</text:p>
          </table:table-cell>
          <table:table-cell ns42:value-type="float" office:value="100" office:value-type="float">
            <text:p>100</text:p>
          </table:table-cell>
          <table:table-cell ns42:value-type="float" office:value="216" office:value-type="float">
            <text:p>21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Fo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01" office:value-type="float">
            <text:p>101</text:p>
          </table:table-cell>
          <table:table-cell ns42:value-type="float" office:value="85" office:value-type="float">
            <text:p>85</text:p>
          </table:table-cell>
          <table:table-cell ns42:value-type="float" office:value="186" office:value-type="float">
            <text:p>18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Drog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7"/>
          <table:table-cell ns42:value-type="float" office:value="62" office:value-type="float">
            <text:p>62</text:p>
          </table:table-cell>
          <table:table-cell ns42:value-type="float" office:value="48" office:value-type="float">
            <text:p>48</text:p>
          </table:table-cell>
          <table:table-cell ns42:value-type="float" office:value="110" office:value-type="float">
            <text:p>110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Bazui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22" office:value-type="float">
            <text:p>22</text:p>
          </table:table-cell>
          <table:table-cell ns42:value-type="float" office:value="19" office:value-type="float">
            <text:p>19</text:p>
          </table:table-cell>
          <table:table-cell ns42:value-type="float" office:value="41" office:value-type="float">
            <text:p>4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Middel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table:number-columns-repeated="7"/>
          <table:table-cell ns42:value-type="float" office:value="32" office:value-type="float">
            <text:p>32</text:p>
          </table:table-cell>
          <table:table-cell ns42:value-type="float" office:value="40" office:value-type="float">
            <text:p>40</text:p>
          </table:table-cell>
          <table:table-cell ns42:value-type="float" office:value="72" office:value-type="float">
            <text:p>7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Wemmenhov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6" office:value-type="float">
            <text:p>26</text:p>
          </table:table-cell>
          <table:table-cell ns42:value-type="float" office:value="16" office:value-type="float">
            <text:p>16</text:p>
          </table:table-cell>
          <table:table-cell ns42:value-type="float" office:value="42" office:value-type="float">
            <text:p>4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37" office:value-type="float">
            <text:p>637</text:p>
          </table:table-cell>
          <table:table-cell ns42:value-type="float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705" office:value-type="float">
            <text:p>1705</text:p>
          </table:table-cell>
          <table:table-cell ns42:value-type="float" office:value="1515" office:value-type="float">
            <text:p>1515</text:p>
          </table:table-cell>
          <table:table-cell ns42:value-type="float" office:value="3220" office:value-type="float">
            <text:p>3220</text:p>
          </table:table-cell>
          <table:table-cell ns42:value-type="float" table:style-name="ce2" office:value="41" office:value-type="float">
            <text:p>41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713" office:value-type="float">
            <text:p>713</text:p>
          </table:table-cell>
          <table:table-cell ns42:value-type="float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9" office:value-type="float">
            <text:p>9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881" office:value-type="float">
            <text:p>1881</text:p>
          </table:table-cell>
          <table:table-cell ns42:value-type="float" office:value="1669" office:value-type="float">
            <text:p>1669</text:p>
          </table:table-cell>
          <table:table-cell ns42:value-type="float" office:value="3550" office:value-type="float">
            <text:p>3550</text:p>
          </table:table-cell>
          <table:table-cell ns42:value-type="float" table:style-name="ce2" office:value="52" office:value-type="float">
            <text:p>52</text:p>
          </table:table-cell>
          <table:table-cell ns42:value-type="float" table:style-name="ce18" office:value="33" office:value-type="float">
            <text:p>3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, Kaz. Kon. Marechaussee</text:p>
          </table:table-cell>
          <table:table-cell table:style-name="ce18"/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3" office:value-type="float">
            <text:p>3</text:p>
          </table:table-cell>
          <table:table-cell ns42:value-type="float" office:value="8" office:value-type="float">
            <text:p>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52" office:value-type="float">
            <text:p>5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43" office:value-type="float">
            <text:p>143</text:p>
          </table:table-cell>
          <table:table-cell ns42:value-type="float" office:value="156" office:value-type="float">
            <text:p>156</text:p>
          </table:table-cell>
          <table:table-cell ns42:value-type="float" office:value="299" office:value-type="float">
            <text:p>299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4" office:value-type="float">
            <text:p>5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48" office:value-type="float">
            <text:p>148</text:p>
          </table:table-cell>
          <table:table-cell ns42:value-type="float" office:value="159" office:value-type="float">
            <text:p>159</text:p>
          </table:table-cell>
          <table:table-cell ns42:value-type="float" office:value="307" office:value-type="float">
            <text:p>30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Benne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table:number-columns-repeated="7"/>
          <table:table-cell ns42:value-type="float" office:value="115" office:value-type="float">
            <text:p>115</text:p>
          </table:table-cell>
          <table:table-cell ns42:value-type="float" office:value="80" office:value-type="float">
            <text:p>80</text:p>
          </table:table-cell>
          <table:table-cell ns42:value-type="float" office:value="195" office:value-type="float">
            <text:p>195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Aal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04" office:value-type="float">
            <text:p>104</text:p>
          </table:table-cell>
          <table:table-cell ns42:value-type="float" office:value="92" office:value-type="float">
            <text:p>92</text:p>
          </table:table-cell>
          <table:table-cell ns42:value-type="float" office:value="196" office:value-type="float">
            <text:p>196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Mepp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5" office:value-type="float">
            <text:p>5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66" office:value-type="float">
            <text:p>166</text:p>
          </table:table-cell>
          <table:table-cell ns42:value-type="float" office:value="136" office:value-type="float">
            <text:p>136</text:p>
          </table:table-cell>
          <table:table-cell ns42:value-type="float" office:value="302" office:value-type="float">
            <text:p>30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Wezu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" office:value-type="float">
            <text:p>41</text:p>
          </table:table-cell>
          <table:table-cell table:number-columns-repeated="7"/>
          <table:table-cell ns42:value-type="float" office:value="108" office:value-type="float">
            <text:p>108</text:p>
          </table:table-cell>
          <table:table-cell ns42:value-type="float" office:value="86" office:value-type="float">
            <text:p>86</text:p>
          </table:table-cell>
          <table:table-cell ns42:value-type="float" office:value="194" office:value-type="float">
            <text:p>19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Wezuperbru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35" office:value-type="float">
            <text:p>35</text:p>
          </table:table-cell>
          <table:table-cell ns42:value-type="float" office:value="33" office:value-type="float">
            <text:p>33</text:p>
          </table:table-cell>
          <table:table-cell ns42:value-type="float" office:value="68" office:value-type="float">
            <text:p>6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. Ellerts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31" office:value-type="float">
            <text:p>31</text:p>
          </table:table-cell>
          <table:table-cell ns42:value-type="float" office:value="26" office:value-type="float">
            <text:p>26</text:p>
          </table:table-cell>
          <table:table-cell ns42:value-type="float" office:value="57" office:value-type="float">
            <text:p>57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90" office:value-type="float">
            <text:p>190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559" office:value-type="float">
            <text:p>559</text:p>
          </table:table-cell>
          <table:table-cell ns42:value-type="float" office:value="453" office:value-type="float">
            <text:p>453</text:p>
          </table:table-cell>
          <table:table-cell ns42:value-type="float" office:value="1012" office:value-type="float">
            <text:p>1012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44" office:value-type="float">
            <text:p>24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707" office:value-type="float">
            <text:p>707</text:p>
          </table:table-cell>
          <table:table-cell ns42:value-type="float" office:value="612" office:value-type="float">
            <text:p>612</text:p>
          </table:table-cell>
          <table:table-cell ns42:value-type="float" office:value="1319" office:value-type="float">
            <text:p>1319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751" office:value-type="float">
            <text:p>751</text:p>
          </table:table-cell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ns42:value-type="float" office:value="40" office:value-type="float">
            <text:p>40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2119" office:value-type="float">
            <text:p>2119</text:p>
          </table:table-cell>
          <table:table-cell ns42:value-type="float" office:value="1952" office:value-type="float">
            <text:p>1952</text:p>
          </table:table-cell>
          <table:table-cell ns42:value-type="float" office:value="4071" office:value-type="float">
            <text:p>4071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23" office:value-type="float">
            <text:p>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839" office:value-type="float">
            <text:p>839</text:p>
          </table:table-cell>
          <table:table-cell ns42:value-type="float" office:value="17" office:value-type="float">
            <text:p>17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1" office:value-type="float">
            <text:p>21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2302" office:value-type="float">
            <text:p>2302</text:p>
          </table:table-cell>
          <table:table-cell ns42:value-type="float" office:value="2078" office:value-type="float">
            <text:p>2078</text:p>
          </table:table-cell>
          <table:table-cell ns42:value-type="float" office:value="4380" office:value-type="float">
            <text:p>4380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274" office:value-type="float">
            <text:p>274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648" office:value-type="float">
            <text:p>648</text:p>
          </table:table-cell>
          <table:table-cell ns42:value-type="float" office:value="609" office:value-type="float">
            <text:p>609</text:p>
          </table:table-cell>
          <table:table-cell ns42:value-type="float" office:value="1257" office:value-type="float">
            <text:p>1257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864" office:value-type="float">
            <text:p>1864</text:p>
          </table:table-cell>
          <table:table-cell ns42:value-type="float" office:value="29" office:value-type="float">
            <text:p>29</text:p>
          </table:table-cell>
          <table:table-cell ns42:value-type="float" office:value="1" table:number-columns-repeated="3" office:value-type="float">
            <text:p>1</text:p>
          </table:table-cell>
          <table:table-cell ns42:value-type="float" office:value="70" office:value-type="float">
            <text:p>70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5069" office:value-type="float">
            <text:p>5069</text:p>
          </table:table-cell>
          <table:table-cell ns42:value-type="float" office:value="4639" office:value-type="float">
            <text:p>4639</text:p>
          </table:table-cell>
          <table:table-cell ns42:value-type="float" office:value="9708" office:value-type="float">
            <text:p>9708</text:p>
          </table:table-cell>
          <table:table-cell ns42:value-type="float" table:style-name="ce2" office:value="56" office:value-type="float">
            <text:p>56</text:p>
          </table:table-cell>
          <table:table-cell ns42:value-type="float" table:style-name="ce18" office:value="47" office:value-type="float">
            <text:p>4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4817" office:value-type="float">
            <text:p>4817</text:p>
          </table:table-cell>
          <table:table-cell ns42:value-type="float" office:value="84" office:value-type="float">
            <text:p>84</text:p>
          </table:table-cell>
          <table:table-cell ns42:value-type="float" office:value="3" office:value-type="float">
            <text:p>3</text:p>
          </table:table-cell>
          <table:table-cell ns42:value-type="float" office:value="45" office:value-type="float">
            <text:p>45</text:p>
          </table:table-cell>
          <table:table-cell ns42:value-type="float" office:value="1" office:value-type="float">
            <text:p>1</text:p>
          </table:table-cell>
          <table:table-cell ns42:value-type="float" office:value="270" office:value-type="float">
            <text:p>270</text:p>
          </table:table-cell>
          <table:table-cell ns42:value-type="float" office:value="34" office:value-type="float">
            <text:p>34</text:p>
          </table:table-cell>
          <table:table-cell ns42:value-type="float" office:value="6" office:value-type="float">
            <text:p>6</text:p>
          </table:table-cell>
          <table:table-cell ns42:value-type="float" office:value="12783" office:value-type="float">
            <text:p>12783</text:p>
          </table:table-cell>
          <table:table-cell ns42:value-type="float" office:value="12199" office:value-type="float">
            <text:p>12199</text:p>
          </table:table-cell>
          <table:table-cell ns42:value-type="float" office:value="24982" office:value-type="float">
            <text:p>24982</text:p>
          </table:table-cell>
          <table:table-cell ns42:value-type="float" table:style-name="ce2" office:value="360" office:value-type="float">
            <text:p>360</text:p>
          </table:table-cell>
          <table:table-cell ns42:value-type="float" table:style-name="ce18" office:value="229" office:value-type="float">
            <text:p>22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6669" office:value-type="float">
            <text:p>6669</text:p>
          </table:table-cell>
          <table:table-cell ns42:value-type="float" office:value="88" office:value-type="float">
            <text:p>88</text:p>
          </table:table-cell>
          <table:table-cell ns42:value-type="float" office:value="7" office:value-type="float">
            <text:p>7</text:p>
          </table:table-cell>
          <table:table-cell ns42:value-type="float" office:value="47" office:value-type="float">
            <text:p>47</text:p>
          </table:table-cell>
          <table:table-cell ns42:value-type="float" office:value="4" office:value-type="float">
            <text:p>4</text:p>
          </table:table-cell>
          <table:table-cell ns42:value-type="float" office:value="137" office:value-type="float">
            <text:p>137</text:p>
          </table:table-cell>
          <table:table-cell ns42:value-type="float" office:value="57" office:value-type="float">
            <text:p>57</text:p>
          </table:table-cell>
          <table:table-cell ns42:value-type="float" office:value="7" office:value-type="float">
            <text:p>7</text:p>
          </table:table-cell>
          <table:table-cell ns42:value-type="float" office:value="18070" office:value-type="float">
            <text:p>18070</text:p>
          </table:table-cell>
          <table:table-cell ns42:value-type="float" office:value="16161" office:value-type="float">
            <text:p>16161</text:p>
          </table:table-cell>
          <table:table-cell ns42:value-type="float" office:value="34231" office:value-type="float">
            <text:p>34231</text:p>
          </table:table-cell>
          <table:table-cell ns42:value-type="float" table:style-name="ce2" office:value="369" office:value-type="float">
            <text:p>369</text:p>
          </table:table-cell>
          <table:table-cell ns42:value-type="float" table:style-name="ce18" office:value="288" office:value-type="float">
            <text:p>28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027" office:value-type="float">
            <text:p>1027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34" office:value-type="float">
            <text:p>34</text:p>
          </table:table-cell>
          <table:table-cell/>
          <table:table-cell ns42:value-type="float" office:value="2" office:value-type="float">
            <text:p>2</text:p>
          </table:table-cell>
          <table:table-cell ns42:value-type="float" office:value="2765" office:value-type="float">
            <text:p>2765</text:p>
          </table:table-cell>
          <table:table-cell ns42:value-type="float" office:value="2461" office:value-type="float">
            <text:p>2461</text:p>
          </table:table-cell>
          <table:table-cell ns42:value-type="float" office:value="5226" office:value-type="float">
            <text:p>5226</text:p>
          </table:table-cell>
          <table:table-cell ns42:value-type="float" table:style-name="ce2" office:value="50" office:value-type="float">
            <text:p>50</text:p>
          </table:table-cell>
          <table:table-cell ns42:value-type="float" table:style-name="ce18" office:value="28" office:value-type="float">
            <text:p>2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44.19mm" draw:caption-point-y="2.75mm" svg:width="44.95mm" svg:x="93.09mm" draw:caption-point-x="-4.26mm" svg:y="3790.41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2513" office:value-type="float">
            <text:p>12513</text:p>
          </table:table-cell>
          <table:table-cell ns42:value-type="float" office:value="180" office:value-type="float">
            <text:p>180</text:p>
          </table:table-cell>
          <table:table-cell ns42:value-type="float" office:value="10" office:value-type="float">
            <text:p>10</text:p>
          </table:table-cell>
          <table:table-cell ns42:value-type="float" office:value="92" office:value-type="float">
            <text:p>92</text:p>
          </table:table-cell>
          <table:table-cell ns42:value-type="float" office:value="5" office:value-type="float">
            <text:p>5</text:p>
          </table:table-cell>
          <table:table-cell ns42:value-type="float" office:value="441" office:value-type="float">
            <text:p>441</text:p>
          </table:table-cell>
          <table:table-cell ns42:value-type="float" office:value="91" office:value-type="float">
            <text:p>91</text:p>
          </table:table-cell>
          <table:table-cell ns42:value-type="float" office:value="15" office:value-type="float">
            <text:p>15</text:p>
          </table:table-cell>
          <table:table-cell ns42:value-type="float" office:value="33623" office:value-type="float">
            <text:p>33623</text:p>
          </table:table-cell>
          <table:table-cell ns42:value-type="float" office:value="30822" office:value-type="float">
            <text:p>30822</text:p>
          </table:table-cell>
          <table:table-cell ns42:value-type="float" office:value="64445" office:value-type="float">
            <text:p>64445</text:p>
          </table:table-cell>
          <table:table-cell ns42:value-type="float" table:style-name="ce2" office:value="779" office:value-type="float">
            <text:p>779</text:p>
          </table:table-cell>
          <table:table-cell ns42:value-type="float" table:style-name="ce18" office:value="545" office:value-type="float">
            <text:p>54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798" office:value-type="float">
            <text:p>1798</text:p>
          </table:table-cell>
          <table:table-cell ns42:value-type="float" office:value="21" office:value-type="float">
            <text:p>21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4" office:value-type="float">
            <text:p>4</text:p>
          </table:table-cell>
          <table:table-cell ns42:value-type="float" office:value="79" office:value-type="float">
            <text:p>79</text:p>
          </table:table-cell>
          <table:table-cell table:number-columns-repeated="2"/>
          <table:table-cell ns42:value-type="float" office:value="4600" office:value-type="float">
            <text:p>4600</text:p>
          </table:table-cell>
          <table:table-cell ns42:value-type="float" office:value="4352" office:value-type="float">
            <text:p>4352</text:p>
          </table:table-cell>
          <table:table-cell ns42:value-type="float" office:value="8952" office:value-type="float">
            <text:p>8952</text:p>
          </table:table-cell>
          <table:table-cell ns42:value-type="float" table:style-name="ce2" office:value="48" office:value-type="float">
            <text:p>48</text:p>
          </table:table-cell>
          <table:table-cell ns42:value-type="float" table:style-name="ce18" office:value="34" office:value-type="float">
            <text:p>3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772" office:value-type="float">
            <text:p>1772</text:p>
          </table:table-cell>
          <table:table-cell ns42:value-type="float" office:value="36" office:value-type="float">
            <text:p>36</text:p>
          </table:table-cell>
          <table:table-cell ns42:value-type="float" office:value="4" office:value-type="float">
            <text:p>4</text:p>
          </table:table-cell>
          <table:table-cell ns42:value-type="float" office:value="16" office:value-type="float">
            <text:p>16</text:p>
          </table:table-cell>
          <table:table-cell ns42:value-type="float" office:value="2" office:value-type="float">
            <text:p>2</text:p>
          </table:table-cell>
          <table:table-cell ns42:value-type="float" office:value="87" office:value-type="float">
            <text:p>87</text:p>
          </table:table-cell>
          <table:table-cell ns42:value-type="float" office:value="58" office:value-type="float">
            <text:p>58</text:p>
          </table:table-cell>
          <table:table-cell ns42:value-type="float" office:value="2" office:value-type="float">
            <text:p>2</text:p>
          </table:table-cell>
          <table:table-cell ns42:value-type="float" office:value="8146" office:value-type="float">
            <text:p>8146</text:p>
          </table:table-cell>
          <table:table-cell ns42:value-type="float" office:value="4596" office:value-type="float">
            <text:p>4596</text:p>
          </table:table-cell>
          <table:table-cell ns42:value-type="float" office:value="12742" office:value-type="float">
            <text:p>12742</text:p>
          </table:table-cell>
          <table:table-cell ns42:value-type="float" table:style-name="ce2" office:value="284" office:value-type="float">
            <text:p>284</text:p>
          </table:table-cell>
          <table:table-cell ns42:value-type="float" table:style-name="ce18" office:value="198" office:value-type="float">
            <text:p>19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2" svg:height="44.18mm" draw:caption-point-y="2.74mm" svg:width="44.95mm" svg:x="93.09mm" draw:caption-point-x="-4.26mm" svg:y="3808.41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3" office:value-type="float">
            <text:p>3</text:p>
          </table:table-cell>
          <table:table-cell/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570" office:value-type="float">
            <text:p>3570</text:p>
          </table:table-cell>
          <table:table-cell ns42:value-type="float" office:value="57" office:value-type="float">
            <text:p>57</text:p>
          </table:table-cell>
          <table:table-cell ns42:value-type="float" office:value="7" office:value-type="float">
            <text:p>7</text:p>
          </table:table-cell>
          <table:table-cell ns42:value-type="float" office:value="16" office:value-type="float">
            <text:p>16</text:p>
          </table:table-cell>
          <table:table-cell ns42:value-type="float" office:value="6" office:value-type="float">
            <text:p>6</text:p>
          </table:table-cell>
          <table:table-cell ns42:value-type="float" office:value="166" office:value-type="float">
            <text:p>166</text:p>
          </table:table-cell>
          <table:table-cell ns42:value-type="float" office:value="58" office:value-type="float">
            <text:p>58</text:p>
          </table:table-cell>
          <table:table-cell ns42:value-type="float" office:value="2" office:value-type="float">
            <text:p>2</text:p>
          </table:table-cell>
          <table:table-cell ns42:value-type="float" office:value="12749" office:value-type="float">
            <text:p>12749</text:p>
          </table:table-cell>
          <table:table-cell ns42:value-type="float" office:value="8948" office:value-type="float">
            <text:p>8948</text:p>
          </table:table-cell>
          <table:table-cell ns42:value-type="float" office:value="21697" office:value-type="float">
            <text:p>21697</text:p>
          </table:table-cell>
          <table:table-cell ns42:value-type="float" table:style-name="ce2" office:value="332" office:value-type="float">
            <text:p>332</text:p>
          </table:table-cell>
          <table:table-cell ns42:value-type="float" table:style-name="ce18" office:value="232" office:value-type="float">
            <text:p>23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4398" office:value-type="float">
            <text:p>4398</text:p>
          </table:table-cell>
          <table:table-cell ns42:value-type="float" office:value="108" office:value-type="float">
            <text:p>108</text:p>
          </table:table-cell>
          <table:table-cell ns42:value-type="float" office:value="13" office:value-type="float">
            <text:p>13</text:p>
          </table:table-cell>
          <table:table-cell ns42:value-type="float" office:value="63" office:value-type="float">
            <text:p>63</text:p>
          </table:table-cell>
          <table:table-cell/>
          <table:table-cell ns42:value-type="float" office:value="241" office:value-type="float">
            <text:p>241</text:p>
          </table:table-cell>
          <table:table-cell ns42:value-type="float" office:value="66" office:value-type="float">
            <text:p>66</text:p>
          </table:table-cell>
          <table:table-cell/>
          <table:table-cell ns42:value-type="float" office:value="9777" office:value-type="float">
            <text:p>9777</text:p>
          </table:table-cell>
          <table:table-cell ns42:value-type="float" office:value="10449" office:value-type="float">
            <text:p>10449</text:p>
          </table:table-cell>
          <table:table-cell ns42:value-type="float" office:value="20226" office:value-type="float">
            <text:p>20226</text:p>
          </table:table-cell>
          <table:table-cell ns42:value-type="float" table:style-name="ce2" office:value="630" office:value-type="float">
            <text:p>630</text:p>
          </table:table-cell>
          <table:table-cell ns42:value-type="float" table:style-name="ce18" office:value="453" office:value-type="float">
            <text:p>45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5860" office:value-type="float">
            <text:p>5860</text:p>
          </table:table-cell>
          <table:table-cell ns42:value-type="float" office:value="163" office:value-type="float">
            <text:p>163</text:p>
          </table:table-cell>
          <table:table-cell ns42:value-type="float" office:value="9" office:value-type="float">
            <text:p>9</text:p>
          </table:table-cell>
          <table:table-cell ns42:value-type="float" office:value="157" office:value-type="float">
            <text:p>157</text:p>
          </table:table-cell>
          <table:table-cell ns42:value-type="float" office:value="25" office:value-type="float">
            <text:p>25</text:p>
          </table:table-cell>
          <table:table-cell ns42:value-type="float" office:value="126" office:value-type="float">
            <text:p>126</text:p>
          </table:table-cell>
          <table:table-cell ns42:value-type="float" office:value="100" office:value-type="float">
            <text:p>100</text:p>
          </table:table-cell>
          <table:table-cell ns42:value-type="float" office:value="5" office:value-type="float">
            <text:p>5</text:p>
          </table:table-cell>
          <table:table-cell ns42:value-type="float" office:value="16673" office:value-type="float">
            <text:p>16673</text:p>
          </table:table-cell>
          <table:table-cell ns42:value-type="float" office:value="15781" office:value-type="float">
            <text:p>15781</text:p>
          </table:table-cell>
          <table:table-cell ns42:value-type="float" office:value="32454" office:value-type="float">
            <text:p>32454</text:p>
          </table:table-cell>
          <table:table-cell ns42:value-type="float" table:style-name="ce2" office:value="404" office:value-type="float">
            <text:p>404</text:p>
          </table:table-cell>
          <table:table-cell ns42:value-type="float" table:style-name="ce18" office:value="344" office:value-type="float">
            <text:p>34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44.19mm" draw:caption-point-y="2.75mm" svg:width="44.95mm" svg:x="93.09mm" draw:caption-point-x="-4.26mm" svg:y="3826.4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4" office:value-type="float">
            <text:p>4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0258" office:value-type="float">
            <text:p>10258</text:p>
          </table:table-cell>
          <table:table-cell ns42:value-type="float" office:value="271" office:value-type="float">
            <text:p>271</text:p>
          </table:table-cell>
          <table:table-cell ns42:value-type="float" office:value="22" office:value-type="float">
            <text:p>22</text:p>
          </table:table-cell>
          <table:table-cell ns42:value-type="float" office:value="220" office:value-type="float">
            <text:p>220</text:p>
          </table:table-cell>
          <table:table-cell ns42:value-type="float" office:value="25" office:value-type="float">
            <text:p>25</text:p>
          </table:table-cell>
          <table:table-cell ns42:value-type="float" office:value="367" office:value-type="float">
            <text:p>367</text:p>
          </table:table-cell>
          <table:table-cell ns42:value-type="float" office:value="166" office:value-type="float">
            <text:p>166</text:p>
          </table:table-cell>
          <table:table-cell ns42:value-type="float" office:value="5" office:value-type="float">
            <text:p>5</text:p>
          </table:table-cell>
          <table:table-cell ns42:value-type="float" office:value="26460" office:value-type="float">
            <text:p>26460</text:p>
          </table:table-cell>
          <table:table-cell ns42:value-type="float" office:value="26234" office:value-type="float">
            <text:p>26234</text:p>
          </table:table-cell>
          <table:table-cell ns42:value-type="float" office:value="52694" office:value-type="float">
            <text:p>52694</text:p>
          </table:table-cell>
          <table:table-cell ns42:value-type="float" table:style-name="ce2" office:value="1034" office:value-type="float">
            <text:p>1034</text:p>
          </table:table-cell>
          <table:table-cell ns42:value-type="float" table:style-name="ce18" office:value="797" office:value-type="float">
            <text:p>79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1764" office:value-type="float">
            <text:p>11764</text:p>
          </table:table-cell>
          <table:table-cell ns42:value-type="float" office:value="218" office:value-type="float">
            <text:p>218</text:p>
          </table:table-cell>
          <table:table-cell ns42:value-type="float" office:value="19" office:value-type="float">
            <text:p>19</text:p>
          </table:table-cell>
          <table:table-cell ns42:value-type="float" office:value="108" office:value-type="float">
            <text:p>108</text:p>
          </table:table-cell>
          <table:table-cell ns42:value-type="float" office:value="6" office:value-type="float">
            <text:p>6</text:p>
          </table:table-cell>
          <table:table-cell ns42:value-type="float" office:value="630" office:value-type="float">
            <text:p>630</text:p>
          </table:table-cell>
          <table:table-cell ns42:value-type="float" office:value="101" office:value-type="float">
            <text:p>101</text:p>
          </table:table-cell>
          <table:table-cell ns42:value-type="float" office:value="6" office:value-type="float">
            <text:p>6</text:p>
          </table:table-cell>
          <table:table-cell ns42:value-type="float" office:value="29279" office:value-type="float">
            <text:p>29279</text:p>
          </table:table-cell>
          <table:table-cell ns42:value-type="float" office:value="28952" office:value-type="float">
            <text:p>28952</text:p>
          </table:table-cell>
          <table:table-cell ns42:value-type="float" office:value="58231" office:value-type="float">
            <text:p>58231</text:p>
          </table:table-cell>
          <table:table-cell ns42:value-type="float" table:style-name="ce2" office:value="1066" office:value-type="float">
            <text:p>1066</text:p>
          </table:table-cell>
          <table:table-cell ns42:value-type="float" table:style-name="ce18" office:value="739" office:value-type="float">
            <text:p>73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5140" office:value-type="float">
            <text:p>15140</text:p>
          </table:table-cell>
          <table:table-cell ns42:value-type="float" office:value="304" office:value-type="float">
            <text:p>304</text:p>
          </table:table-cell>
          <table:table-cell ns42:value-type="float" office:value="21" office:value-type="float">
            <text:p>21</text:p>
          </table:table-cell>
          <table:table-cell ns42:value-type="float" office:value="220" office:value-type="float">
            <text:p>220</text:p>
          </table:table-cell>
          <table:table-cell ns42:value-type="float" office:value="31" office:value-type="float">
            <text:p>31</text:p>
          </table:table-cell>
          <table:table-cell ns42:value-type="float" office:value="371" office:value-type="float">
            <text:p>371</text:p>
          </table:table-cell>
          <table:table-cell ns42:value-type="float" office:value="217" office:value-type="float">
            <text:p>217</text:p>
          </table:table-cell>
          <table:table-cell ns42:value-type="float" office:value="14" office:value-type="float">
            <text:p>14</text:p>
          </table:table-cell>
          <table:table-cell ns42:value-type="float" office:value="45191" office:value-type="float">
            <text:p>45191</text:p>
          </table:table-cell>
          <table:table-cell ns42:value-type="float" office:value="38616" office:value-type="float">
            <text:p>38616</text:p>
          </table:table-cell>
          <table:table-cell ns42:value-type="float" office:value="83807" office:value-type="float">
            <text:p>83807</text:p>
          </table:table-cell>
          <table:table-cell ns42:value-type="float" table:style-name="ce2" office:value="1077" office:value-type="float">
            <text:p>1077</text:p>
          </table:table-cell>
          <table:table-cell ns42:value-type="float" table:style-name="ce18" office:value="845" office:value-type="float">
            <text:p>84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301" office:value-type="float">
            <text:p>1301</text:p>
          </table:table-cell>
          <table:table-cell ns42:value-type="float" office:value="15" office:value-type="float">
            <text:p>15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43" office:value-type="float">
            <text:p>43</text:p>
          </table:table-cell>
          <table:table-cell/>
          <table:table-cell ns42:value-type="float" office:value="2" office:value-type="float">
            <text:p>2</text:p>
          </table:table-cell>
          <table:table-cell ns42:value-type="float" office:value="3413" office:value-type="float">
            <text:p>3413</text:p>
          </table:table-cell>
          <table:table-cell ns42:value-type="float" office:value="3070" office:value-type="float">
            <text:p>3070</text:p>
          </table:table-cell>
          <table:table-cell ns42:value-type="float" office:value="6483" office:value-type="float">
            <text:p>6483</text:p>
          </table:table-cell>
          <table:table-cell ns42:value-type="float" table:style-name="ce2" office:value="58" office:value-type="float">
            <text:p>58</text:p>
          </table:table-cell>
          <table:table-cell ns42:value-type="float" table:style-name="ce18" office:value="37" office:value-type="float">
            <text:p>3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44.19mm" draw:caption-point-y="2.74mm" svg:width="44.95mm" svg:x="93.09mm" draw:caption-point-x="-4.26mm" svg:y="3848.89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8" office:value-type="float">
            <text:p>18</text:p>
          </table:table-cell>
          <table:table-cell ns42:value-type="float" office:value="5" office:value-type="float">
            <text:p>5</text:p>
          </table:table-cell>
          <table:table-cell ns42:value-type="float" office:value="23" office:value-type="float">
            <text:p>2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10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DR</text:p>
          </table:table-cell>
          <table:table-cell ns42:value-type="string" table:style-name="ce43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</table:table-cell>
          <table:table-cell table:style-name="ce13" table:number-columns-repeated="2"/>
          <table:table-cell table:style-name="ce19"/>
          <table:table-cell/>
          <table:table-cell ns42:value-type="float" table:style-name="ce7" office:value="28205" office:value-type="float">
            <text:p>28205</text:p>
          </table:table-cell>
          <table:table-cell ns42:value-type="float" table:style-name="ce13" office:value="537" office:value-type="float">
            <text:p>537</text:p>
          </table:table-cell>
          <table:table-cell ns42:value-type="float" table:style-name="ce13" office:value="40" office:value-type="float">
            <text:p>40</text:p>
          </table:table-cell>
          <table:table-cell ns42:value-type="float" table:style-name="ce13" office:value="329" office:value-type="float">
            <text:p>329</text:p>
          </table:table-cell>
          <table:table-cell ns42:value-type="float" table:style-name="ce13" office:value="37" office:value-type="float">
            <text:p>37</text:p>
          </table:table-cell>
          <table:table-cell ns42:value-type="float" table:style-name="ce13" office:value="1044" office:value-type="float">
            <text:p>1044</text:p>
          </table:table-cell>
          <table:table-cell ns42:value-type="float" table:style-name="ce13" office:value="318" office:value-type="float">
            <text:p>318</text:p>
          </table:table-cell>
          <table:table-cell ns42:value-type="float" table:style-name="ce13" office:value="22" office:value-type="float">
            <text:p>22</text:p>
          </table:table-cell>
          <table:table-cell ns42:value-type="float" table:style-name="ce13" office:value="77901" office:value-type="float">
            <text:p>77901</text:p>
          </table:table-cell>
          <table:table-cell ns42:value-type="float" table:style-name="ce13" office:value="70643" office:value-type="float">
            <text:p>70643</text:p>
          </table:table-cell>
          <table:table-cell ns42:value-type="float" table:style-name="ce13" office:value="148544" office:value-type="float">
            <text:p>148544</text:p>
          </table:table-cell>
          <table:table-cell ns42:value-type="float" table:style-name="ce13" office:value="2201" office:value-type="float">
            <text:p>2201</text:p>
          </table:table-cell>
          <table:table-cell ns42:value-type="float" table:style-name="ce19" office:value="1621" office:value-type="float">
            <text:p>1621</text:p>
          </table:table-cell>
          <table:table-cell ns42:value-type="string" table:style-name="ce34" office:value-type="string">
            <text:p>VT_1899</text:p>
          </table:table-cell>
          <table:table-cell ns42:value-type="string" table:style-name="ce38" office:value-type="string">
            <text:p>10_D1</text:p>
          </table:table-cell>
          <table:table-cell ns42:value-type="float" table:style-name="ce38" office:value="28" office:value-type="float">
            <text:p>28</text:p>
          </table:table-cell>
          <table:table-cell ns42:value-type="string" table:style-name="ce38" office:value-type="string">
            <text:p>DR</text:p>
          </table:table-cell>
          <table:table-cell ns42:value-type="string" table:style-name="ce44" office:value-type="string">
            <text:p>03_0523</text:p>
          </table:table-cell>
          <table:table-cell table:number-columns-repeated="1000"/>
        </table:table-row>
        <table:table-row table:style-name="ro5" table:number-rows-repeated="10477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</office:font-face-decls>
  <office:styles>
    <style:default-style style:family="table-cell">
      <style:paragraph-properties style:tab-stop-distance="12.5mm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s41:text/>
      <ns41:fill-character/>
      <number:number number:grouping="true" number:decimal-places="0" number:min-integer-digits="1"/>
      <number:text/>
    </number:number-style>
    <number:number-style style:volatile="true" style:name="N118P1">
      <ns41:text/>
      <ns41:fill-character/>
      <number:number number:grouping="true" number:decimal-places="0" number:min-integer-digits="1"/>
      <number:text>-</number:text>
    </number:number-style>
    <number:number-style style:volatile="true" style:name="N118P2">
      <ns41:text/>
      <ns41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s41:text> € </ns41:text>
      <ns41:fill-character/>
      <number:number number:grouping="true" number:decimal-places="0" number:min-integer-digits="1"/>
      <number:text/>
    </number:number-style>
    <number:number-style style:volatile="true" style:name="N119P1">
      <ns41:text> € </ns41:text>
      <ns41:fill-character/>
      <number:number number:grouping="true" number:decimal-places="0" number:min-integer-digits="1"/>
      <number:text>-</number:text>
    </number:number-style>
    <number:number-style style:volatile="true" style:name="N119P2">
      <ns41:text> € </ns41:text>
      <ns41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s41:text/>
      <ns41:fill-character/>
      <number:number number:grouping="true" number:decimal-places="2" number:min-integer-digits="1"/>
      <number:text/>
    </number:number-style>
    <number:number-style style:volatile="true" style:name="N120P1">
      <ns41:text/>
      <ns41:fill-character/>
      <number:number number:grouping="true" number:decimal-places="2" number:min-integer-digits="1"/>
      <number:text>-</number:text>
    </number:number-style>
    <number:number-style style:volatile="true" style:name="N120P2">
      <ns41:text/>
      <ns41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s41:text> € </ns41:text>
      <ns41:fill-character/>
      <number:number number:grouping="true" number:decimal-places="2" number:min-integer-digits="1"/>
      <number:text/>
    </number:number-style>
    <number:number-style style:volatile="true" style:name="N121P1">
      <ns41:text> € </ns41:text>
      <ns41:fill-character/>
      <number:number number:grouping="true" number:decimal-places="2" number:min-integer-digits="1"/>
      <number:text>-</number:text>
    </number:number-style>
    <number:number-style style:volatile="true" style:name="N121P2">
      <ns41:text> € </ns41:text>
      <ns41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71mm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mm" fo:margin-right="0mm" fo:margin-bottom="2.5mm" fo:min-height="7.5mm"/>
      </style:header-style>
      <style:footer-style>
        <style:header-footer-properties fo:margin-left="0mm" fo:margin-right="0mm" fo:min-height="7.5mm" fo:margin-top="2.5mm"/>
      </style:footer-style>
    </style:page-layout>
    <style:page-layout style:name="Mpm2">
      <style:page-layout-properties style:writing-mode="lr-tb"/>
      <style:header-style>
        <style:header-footer-properties fo:padding="0.18mm" fo:border="2.49pt solid #000000" fo:margin-right="0mm" fo:background-color="#c0c0c0" fo:margin-left="0mm" fo:margin-bottom="2.5mm" fo:min-height="7.5mm"/>
      </style:header-style>
      <style:footer-style>
        <style:header-footer-properties fo:padding="0.18mm" fo:background-color="#c0c0c0" fo:border="2.49pt solid #000000" fo:margin-top="2.5mm" fo:margin-left="0mm" fo:margin-right="0mm" fo:min-height="7.5mm"/>
      </style:footer-style>
    </style:page-layout>
    <style:page-layout style:name="Mpm3">
      <style:page-layout-properties fo:margin-right="19mm" fo:margin-top="24.99mm" fo:margin-left="19mm" style:writing-mode="lr-tb" fo:margin-bottom="24.99mm" style:first-page-number="continue"/>
      <style:header-style>
        <style:header-footer-properties fo:margin-left="0mm" fo:margin-right="0mm" fo:margin-bottom="0mm" fo:min-height="7.5mm"/>
      </style:header-style>
      <style:footer-style>
        <style:header-footer-properties fo:margin-left="0mm" fo:margin-right="0mm" fo:min-height="7.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4:28</meta:creation-date>
    <dc:creator>Yamit</dc:creator>
    <dc:date>2005-10-28T13:44:44</dc:date>
    <meta:document-statistic meta:object-count="0" meta:cell-count="12689" meta:table-count="1"/>
    <meta:generator>ODFPY/1.3.0dev</meta:generator>
  </office:meta>
</office:document-meta>
</file>